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svg:font-family="'Noto Sans Mono'"/>
  </office:font-face-decls>
  <office:automatic-styles>
    <style:style style:name="co1" style:family="table-column">
      <style:table-column-properties fo:break-before="auto" style:column-width="0.838cm"/>
    </style:style>
    <style:style style:name="co2" style:family="table-column">
      <style:table-column-properties fo:break-before="auto" style:column-width="20.309cm"/>
    </style:style>
    <style:style style:name="co3" style:family="table-column">
      <style:table-column-properties fo:break-before="auto" style:column-width="2.378cm"/>
    </style:style>
    <style:style style:name="co4" style:family="table-column">
      <style:table-column-properties fo:break-before="auto" style:column-width="8.781cm"/>
    </style:style>
    <style:style style:name="co5" style:family="table-column">
      <style:table-column-properties fo:break-before="auto" style:column-width="43.15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cm" fo:break-before="auto" style:use-optimal-row-height="true"/>
    </style:style>
    <style:style style:name="ro3" style:family="table-row">
      <style:table-row-properties style:row-height="14.268cm" fo:break-before="auto" style:use-optimal-row-height="true"/>
    </style:style>
    <style:style style:name="ro4" style:family="table-row">
      <style:table-row-properties style:row-height="2.895cm" fo:break-before="auto" style:use-optimal-row-height="true"/>
    </style:style>
    <style:style style:name="ro5" style:family="table-row">
      <style:table-row-properties style:row-height="3.369cm" fo:break-before="auto" style:use-optimal-row-height="true"/>
    </style:style>
    <style:style style:name="ro6" style:family="table-row">
      <style:table-row-properties style:row-height="0.526cm" fo:break-before="auto" style:use-optimal-row-height="true"/>
    </style:style>
    <style:style style:name="ro7" style:family="table-row">
      <style:table-row-properties style:row-height="2.422cm"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fo:background-color="#666666" style:cell-protect="protected" style:print-content="true" style:diagonal-bl-tr="none" style:diagonal-tl-br="none" style:text-align-source="fix" style:repeat-content="false" fo:wrap-option="no-wrap" fo:border="0.74pt solid #999999"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 style:family="table-cell" style:parent-style-name="Default">
      <style:table-cell-properties fo:background-color="#dddddd" style:cell-protect="protected" style:print-content="true" style:diagonal-bl-tr="none" style:diagonal-tl-br="none" style:text-align-source="fix" style:repeat-content="false" fo:wrap-option="no-wrap" fo:border="0.74pt solid #999999"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style:cell-protect="protected" style:print-content="true" style:rotation-align="none"/>
    </style:style>
    <style:style style:name="ce4" style:family="table-cell" style:parent-style-name="Default">
      <style:table-cell-properties fo:background-color="#dddddd" style:cell-protect="protected" style:print-content="true" style:diagonal-bl-tr="none" style:diagonal-tl-br="none" style:text-align-source="fix" style:repeat-content="false" fo:wrap-option="no-wrap" fo:border="0.74pt solid #999999" style:direction="ltr" style:rotation-angle="0" style:rotation-align="none" style:shrink-to-fit="false" style:vertical-align="middle" loext:vertical-justify="auto"/>
      <style:paragraph-properties fo:text-align="start" css3t:text-justify="auto" fo:margin-left="0.296cm" style:writing-mode="page"/>
      <style:text-properties style:use-window-font-color="true" style:text-outline="false" style:text-line-through-style="none" style:text-line-through-type="none" style:font-name="Noto Sans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cell-protect="protected" style:print-content="true" style:diagonal-bl-tr="none" style:diagonal-tl-br="none" style:text-align-source="fix" style:repeat-content="false" fo:wrap-option="no-wrap" fo:border="0.74pt solid #999999"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Noto Sans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cell-protect="protected" style:print-content="true" style:diagonal-bl-tr="none" style:diagonal-tl-br="none" style:text-align-source="fix" style:repeat-content="false" fo:wrap-option="no-wrap" fo:border="0.74pt solid #999999" style:direction="ltr" style:rotation-angle="0" style:rotation-align="none" style:shrink-to-fit="false" style:vertical-align="middle" loext:vertical-justify="auto"/>
      <style:paragraph-properties fo:text-align="start" css3t:text-justify="auto" fo:margin-left="0.296cm" style:writing-mode="page"/>
      <style:text-properties style:use-window-font-color="true" style:text-outline="false" style:text-line-through-style="none" style:text-line-through-type="none" style:font-name="Noto Sans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cell-protect="protected" style:print-content="true" style:diagonal-bl-tr="none" style:diagonal-tl-br="none" style:text-align-source="fix" style:repeat-content="false" fo:wrap-option="wrap" fo:border="0.74pt solid #999999" style:direction="ltr" style:rotation-angle="0" style:rotation-align="none" style:shrink-to-fit="false" style:vertical-align="middle" loext:vertical-justify="auto"/>
      <style:paragraph-properties fo:text-align="start" css3t:text-justify="auto" fo:margin-left="0.296cm" style:writing-mode="page"/>
      <style:text-properties style:use-window-font-color="true" style:text-outline="false" style:text-line-through-style="none" style:text-line-through-type="none" style:font-name="Noto Sans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 style:family="text">
      <style:text-properties style:font-name="Noto Sans Mono" fo:font-size="10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config&quot;;&quot;install&quot;;&quot;uninstall&quot;)" table:allow-empty-cell="true" table:display-list="unsorted" table:base-cell-address="PRESETS.C3">
          <table:error-message table:message-type="stop" table:display="true"/>
        </table:content-validation>
        <table:content-validation table:name="val2" table:condition="of:cell-content-is-in-list(&quot;config&quot;;&quot;install&quot;;&quot;uninstall&quot;)" table:allow-empty-cell="true" table:display-list="unsorted" table:base-cell-address="PRESETS.C35">
          <table:error-message table:message-type="stop" table:display="true"/>
        </table:content-validation>
      </table:content-validations>
      <table:table table:name="PRESETS"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number-columns-repeated="2" table:default-cell-style-name="ce3"/>
        <table:table-column table:style-name="co5" table:default-cell-style-name="ce3"/>
        <table:table-column table:style-name="co6" table:default-cell-style-name="Default"/>
        <table:table-row table:style-name="ro1">
          <table:table-cell table:style-name="ce1" office:value-type="string" calcext:value-type="string">
            <text:p>#</text:p>
          </table:table-cell>
          <table:table-cell table:style-name="ce1" office:value-type="string" calcext:value-type="string">
            <text:p>PROCESS</text:p>
          </table:table-cell>
          <table:table-cell table:style-name="ce1" office:value-type="string" calcext:value-type="string">
            <text:p>PROCESS TYPE</text:p>
          </table:table-cell>
          <table:table-cell table:style-name="ce1" office:value-type="string" calcext:value-type="string">
            <text:p>PROCESS DESCRIPTION</text:p>
          </table:table-cell>
          <table:table-cell table:style-name="ce1" office:value-type="string" calcext:value-type="string">
            <text:p>PROCESS PRESET NAME</text:p>
          </table:table-cell>
          <table:table-cell table:style-name="ce1" office:value-type="string" calcext:value-type="string">
            <text:p>BASH SCRIPT</text:p>
          </table:table-cell>
          <table:table-cell table:style-name="ce1" table:formula="of:=COUNTA([.E:.E])-1" office:value-type="float" office:value="40" calcext:value-type="float">
            <text:p>40</text:p>
          </table:table-cell>
        </table:table-row>
        <table:table-row table:style-name="ro2">
          <table:table-cell table:style-name="ce2" table:formula="of:=IF([.A1]=&quot;#&quot;;1;[.A1]+1)" office:value-type="float" office:value="1" calcext:value-type="float">
            <text:p>1</text:p>
          </table:table-cell>
          <table:table-cell table:style-name="ce4" table:formula="of:=IF(OR([.C2]=&quot;&quot;;[.D2]=&quot;&quot;;[.E2]=&quot;&quot;);&quot;&quot;;PROPER([.C2])&amp;&quot; - &quot;&amp;[.D2]&amp;&quot;|&quot;&amp;[.C2]&amp;&quot;-&quot;&amp;[.E2])" office:value-type="string" office:string-value="Config - Disable problem reporting (Apport)|config-disable-apport" calcext:value-type="string">
            <text:p>Config - Disable problem reporting (Apport)|config-disable-apport</text:p>
          </table:table-cell>
          <table:table-cell table:style-name="ce11" table:content-validation-name="val1" office:value-type="string" calcext:value-type="string">
            <text:p>config</text:p>
          </table:table-cell>
          <table:table-cell table:style-name="ce6" office:value-type="string" calcext:value-type="string">
            <text:p>Disable problem reporting (Apport)</text:p>
          </table:table-cell>
          <table:table-cell table:style-name="ce6" office:value-type="string" calcext:value-type="string">
            <text:p>disable-apport</text:p>
          </table:table-cell>
          <table:table-cell table:style-name="ce6" office:value-type="string" calcext:value-type="string">
            <text:p>sudo sed -i -e 's/1/0/g' /etc/default/apport</text:p>
            <text:p>sudo service apport stop</text:p>
          </table:table-cell>
          <table:table-cell table:style-name="ce1"/>
        </table:table-row>
        <table:table-row table:style-name="ro3">
          <table:table-cell table:style-name="ce2" table:formula="of:=IF([.A2]=&quot;#&quot;;1;[.A2]+1)" office:value-type="float" office:value="2" calcext:value-type="float">
            <text:p>2</text:p>
          </table:table-cell>
          <table:table-cell table:style-name="ce4" table:formula="of:=IF(OR([.C3]=&quot;&quot;;[.D3]=&quot;&quot;;[.E3]=&quot;&quot;);&quot;&quot;;PROPER([.C3])&amp;&quot; - &quot;&amp;[.D3]&amp;&quot;|&quot;&amp;[.C3]&amp;&quot;-&quot;&amp;[.E3])" office:value-type="string" office:string-value="Config - Update system|config-update-system" calcext:value-type="string">
            <text:p>Config - Update system|config-update-system</text:p>
          </table:table-cell>
          <table:table-cell table:style-name="ce11" table:content-validation-name="val1" office:value-type="string" calcext:value-type="string">
            <text:p>config</text:p>
          </table:table-cell>
          <table:table-cell table:style-name="ce6" office:value-type="string" calcext:value-type="string">
            <text:p>Update system</text:p>
          </table:table-cell>
          <table:table-cell table:style-name="ce6" office:value-type="string" calcext:value-type="string">
            <text:p>update-system</text:p>
          </table:table-cell>
          <table:table-cell table:style-name="ce7" office:value-type="string" calcext:value-type="string">
            <text:p>clear</text:p>
            <text:p>echo ""</text:p>
            <text:p>echo "The following processes must be executed as root. Type in your password to proceed."</text:p>
            <text:p>echo ""</text:p>
            <text:p>sudo clear</text:p>
            <text:p>echo ""</text:p>
            <text:p>echo "   Cleaning stuff..."</text:p>
            <text:p>echo ""</text:p>
            <text:p>sudo apt install -f</text:p>
            <text:p>sudo apt autoclean</text:p>
            <text:p>sudo apt clean</text:p>
            <text:p>sudo apt autoremove</text:p>
            <text:p>echo ""</text:p>
            <text:p>echo "   Unlocking stuff..."</text:p>
            <text:p>echo ""</text:p>
            <text:p>sudo fuser -vki /var/lib/dpkg/lock</text:p>
            <text:p>sudo dpkg --configure -a</text:p>
            <text:p>sudo fuser -v /var/cache/debconf/config.dat</text:p>
            <text:p>sudo rm -vrf /var/lib/apt/lists/*</text:p>
            <text:p>echo ""</text:p>
            <text:p>echo "   Updating and upgrading..."</text:p>
            <text:p>echo ""</text:p>
            <text:p>sudo apt update</text:p>
            <text:p>sudo apt full-upgrade</text:p>
            <text:p>sudo apt install -f</text:p>
            <text:p>echo ""</text:p>
            <text:p>echo "For changes to take effect, it is necessary to restart your system. If you want to do it now, no problem, just cancel the next process. After rebooting, run this setup again and you will be able to resume from this point on."</text:p>
            <text:p>echo ""</text:p>
            <text:p>read -rsn1 -p "Press any key to continue."; echo ""</text:p>
          </table:table-cell>
          <table:table-cell/>
        </table:table-row>
        <table:table-row table:style-name="ro4">
          <table:table-cell table:style-name="ce2" table:formula="of:=IF([.A3]=&quot;#&quot;;1;[.A3]+1)" office:value-type="float" office:value="3" calcext:value-type="float">
            <text:p>3</text:p>
          </table:table-cell>
          <table:table-cell table:style-name="ce4" table:formula="of:=IF(OR([.C4]=&quot;&quot;;[.D4]=&quot;&quot;;[.E4]=&quot;&quot;);&quot;&quot;;PROPER([.C4])&amp;&quot; - &quot;&amp;[.D4]&amp;&quot;|&quot;&amp;[.C4]&amp;&quot;-&quot;&amp;[.E4])" office:value-type="string" office:string-value="Install - Brave Browser|install-brave-browser" calcext:value-type="string">
            <text:p>Install - Brave Browser|install-brave-browser</text:p>
          </table:table-cell>
          <table:table-cell table:style-name="ce11" table:content-validation-name="val1" office:value-type="string" calcext:value-type="string">
            <text:p>install</text:p>
          </table:table-cell>
          <table:table-cell table:style-name="ce6" office:value-type="string" calcext:value-type="string">
            <text:p>Brave Browser</text:p>
          </table:table-cell>
          <table:table-cell table:style-name="ce6" office:value-type="string" calcext:value-type="string">
            <text:p>brave-browser</text:p>
          </table:table-cell>
          <table:table-cell table:style-name="ce7" office:value-type="string" calcext:value-type="string">
            <text:p>sudo apt install -y curl</text:p>
            <text:p>sudo curl -fsSLo /usr/share/keyrings/brave-browser-archive-keyring.gpg https://brave-browser-apt-release.s3.brave.com/brave-browser-archive-keyring.gpg</text:p>
            <text:p>echo "deb [arch=amd64 signed-by=/usr/share/keyrings/brave-browser-archive-keyring.gpg] https://brave-browser-apt-release.s3.brave.com/ stable main"|sudo tee /etc/apt/sources.list.d/brave-browser-release.list</text:p>
            <text:p>sudo apt update</text:p>
            <text:p>sudo apt install -y brave-browser</text:p>
          </table:table-cell>
          <table:table-cell/>
        </table:table-row>
        <table:table-row table:style-name="ro1">
          <table:table-cell table:style-name="ce2" table:formula="of:=IF([.A4]=&quot;#&quot;;1;[.A4]+1)" office:value-type="float" office:value="4" calcext:value-type="float">
            <text:p>4</text:p>
          </table:table-cell>
          <table:table-cell table:style-name="ce4" table:formula="of:=IF(OR([.C5]=&quot;&quot;;[.D5]=&quot;&quot;;[.E5]=&quot;&quot;);&quot;&quot;;PROPER([.C5])&amp;&quot; - &quot;&amp;[.D5]&amp;&quot;|&quot;&amp;[.C5]&amp;&quot;-&quot;&amp;[.E5])" office:value-type="string" office:string-value="Install - Breeze Cursor Theme|install-breeze-cursor-theme" calcext:value-type="string">
            <text:p>Install - Breeze Cursor Theme|install-breeze-cursor-theme</text:p>
          </table:table-cell>
          <table:table-cell table:style-name="ce11" table:content-validation-name="val1" office:value-type="string" calcext:value-type="string">
            <text:p>install</text:p>
          </table:table-cell>
          <table:table-cell table:style-name="ce6" office:value-type="string" calcext:value-type="string">
            <text:p>Breeze Cursor Theme</text:p>
          </table:table-cell>
          <table:table-cell table:style-name="ce6" office:value-type="string" calcext:value-type="string">
            <text:p>breeze-cursor-theme</text:p>
          </table:table-cell>
          <table:table-cell table:style-name="ce6" office:value-type="string" calcext:value-type="string">
            <text:p>sudo apt install -y breeze-cursor-theme</text:p>
          </table:table-cell>
          <table:table-cell/>
        </table:table-row>
        <table:table-row table:style-name="ro1">
          <table:table-cell table:style-name="ce2" table:formula="of:=IF([.A5]=&quot;#&quot;;1;[.A5]+1)" office:value-type="float" office:value="5" calcext:value-type="float">
            <text:p>5</text:p>
          </table:table-cell>
          <table:table-cell table:style-name="ce4" table:formula="of:=IF(OR([.C6]=&quot;&quot;;[.D6]=&quot;&quot;;[.E6]=&quot;&quot;);&quot;&quot;;PROPER([.C6])&amp;&quot; - &quot;&amp;[.D6]&amp;&quot;|&quot;&amp;[.C6]&amp;&quot;-&quot;&amp;[.E6])" office:value-type="string" office:string-value="Config - Set default cursor theme|config-set-default-cursor-theme" calcext:value-type="string">
            <text:p>Config - Set default cursor theme|config-set-default-cursor-theme</text:p>
          </table:table-cell>
          <table:table-cell table:style-name="ce11" table:content-validation-name="val1" office:value-type="string" calcext:value-type="string">
            <text:p>config</text:p>
          </table:table-cell>
          <table:table-cell table:style-name="ce6" office:value-type="string" calcext:value-type="string">
            <text:p>Set default cursor theme</text:p>
          </table:table-cell>
          <table:table-cell table:style-name="ce6" office:value-type="string" calcext:value-type="string">
            <text:p>set-default-cursor-theme</text:p>
          </table:table-cell>
          <table:table-cell table:style-name="ce6" office:value-type="string" calcext:value-type="string">
            <text:p>sudo update-alternatives --config x-cursor-theme</text:p>
          </table:table-cell>
          <table:table-cell/>
        </table:table-row>
        <table:table-row table:style-name="ro1">
          <table:table-cell table:style-name="ce2" table:formula="of:=IF([.A6]=&quot;#&quot;;1;[.A6]+1)" office:value-type="float" office:value="6" calcext:value-type="float">
            <text:p>6</text:p>
          </table:table-cell>
          <table:table-cell table:style-name="ce4" table:formula="of:=IF(OR([.C7]=&quot;&quot;;[.D7]=&quot;&quot;;[.E7]=&quot;&quot;);&quot;&quot;;PROPER([.C7])&amp;&quot; - &quot;&amp;[.D7]&amp;&quot;|&quot;&amp;[.C7]&amp;&quot;-&quot;&amp;[.E7])" office:value-type="string" office:string-value="Install - Build Essential|install-build-essential" calcext:value-type="string">
            <text:p>Install - Build Essential|install-build-essential</text:p>
          </table:table-cell>
          <table:table-cell table:style-name="ce11" table:content-validation-name="val1" office:value-type="string" calcext:value-type="string">
            <text:p>install</text:p>
          </table:table-cell>
          <table:table-cell table:style-name="ce6" office:value-type="string" calcext:value-type="string">
            <text:p>Build Essential</text:p>
          </table:table-cell>
          <table:table-cell table:style-name="ce6" office:value-type="string" calcext:value-type="string">
            <text:p>build-essential</text:p>
          </table:table-cell>
          <table:table-cell table:style-name="ce6" office:value-type="string" calcext:value-type="string">
            <text:p>sudo apt install -y build-essential</text:p>
          </table:table-cell>
          <table:table-cell/>
        </table:table-row>
        <table:table-row table:style-name="ro1">
          <table:table-cell table:style-name="ce2" table:formula="of:=IF([.A7]=&quot;#&quot;;1;[.A7]+1)" office:value-type="float" office:value="7" calcext:value-type="float">
            <text:p>7</text:p>
          </table:table-cell>
          <table:table-cell table:style-name="ce4" table:formula="of:=IF(OR([.C8]=&quot;&quot;;[.D8]=&quot;&quot;;[.E8]=&quot;&quot;);&quot;&quot;;PROPER([.C8])&amp;&quot; - &quot;&amp;[.D8]&amp;&quot;|&quot;&amp;[.C8]&amp;&quot;-&quot;&amp;[.E8])" office:value-type="string" office:string-value="Install - Cups PDF|install-cups-pdf" calcext:value-type="string">
            <text:p>Install - Cups PDF|install-cups-pdf</text:p>
          </table:table-cell>
          <table:table-cell table:style-name="ce11" table:content-validation-name="val1" office:value-type="string" calcext:value-type="string">
            <text:p>install</text:p>
          </table:table-cell>
          <table:table-cell table:style-name="ce6" office:value-type="string" calcext:value-type="string">
            <text:p>Cups PDF</text:p>
          </table:table-cell>
          <table:table-cell table:style-name="ce6" office:value-type="string" calcext:value-type="string">
            <text:p>cups-pdf</text:p>
          </table:table-cell>
          <table:table-cell table:style-name="ce6" office:value-type="string" calcext:value-type="string">
            <text:p>sudo apt install -y cups-pdf</text:p>
          </table:table-cell>
          <table:table-cell/>
        </table:table-row>
        <table:table-row table:style-name="ro5">
          <table:table-cell table:style-name="ce2" table:formula="of:=IF([.A8]=&quot;#&quot;;1;[.A8]+1)" office:value-type="float" office:value="8" calcext:value-type="float">
            <text:p>8</text:p>
          </table:table-cell>
          <table:table-cell table:style-name="ce4" table:formula="of:=IF(OR([.C9]=&quot;&quot;;[.D9]=&quot;&quot;;[.E9]=&quot;&quot;);&quot;&quot;;PROPER([.C9])&amp;&quot; - &quot;&amp;[.D9]&amp;&quot;|&quot;&amp;[.C9]&amp;&quot;-&quot;&amp;[.E9])" office:value-type="string" office:string-value="Config - Fix bluetooth issues (for Xubuntu only)|config-fix-bluetooh-issues-xubuntu" calcext:value-type="string">
            <text:p>Config - Fix bluetooth issues (for Xubuntu only)|config-fix-bluetooh-issues-xubuntu</text:p>
          </table:table-cell>
          <table:table-cell table:style-name="ce11" table:content-validation-name="val1" office:value-type="string" calcext:value-type="string">
            <text:p>config</text:p>
          </table:table-cell>
          <table:table-cell table:style-name="ce6" office:value-type="string" calcext:value-type="string">
            <text:p>Fix bluetooth issues (for Xubuntu only)</text:p>
          </table:table-cell>
          <table:table-cell table:style-name="ce6" office:value-type="string" calcext:value-type="string">
            <text:p>fix-bluetooh-issues-xubuntu</text:p>
          </table:table-cell>
          <table:table-cell table:style-name="ce7" office:value-type="string" calcext:value-type="string">
            <text:p>sudo apt install -y libspa-0.2-bluetooth</text:p>
            <text:p>sudo apt purge pulseaudio-module-bluetooth</text:p>
            <text:p>echo ""</text:p>
            <text:p>echo "For changes to take effect, it is necessary to restart your system. If you want to do it now, no problem, just cancel the next process. After rebooting, run this setup again and you will be able to resume from this point on."</text:p>
            <text:p>echo ""</text:p>
            <text:p>read -rsn1 -p "Press any key to continue."; echo ""</text:p>
          </table:table-cell>
          <table:table-cell/>
        </table:table-row>
        <table:table-row table:style-name="ro1">
          <table:table-cell table:style-name="ce2" table:formula="of:=IF([.A9]=&quot;#&quot;;1;[.A9]+1)" office:value-type="float" office:value="9" calcext:value-type="float">
            <text:p>9</text:p>
          </table:table-cell>
          <table:table-cell table:style-name="ce4" table:formula="of:=IF(OR([.C10]=&quot;&quot;;[.D10]=&quot;&quot;;[.E10]=&quot;&quot;);&quot;&quot;;PROPER([.C10])&amp;&quot; - &quot;&amp;[.D10]&amp;&quot;|&quot;&amp;[.C10]&amp;&quot;-&quot;&amp;[.E10])" office:value-type="string" office:string-value="Install - Flameshot|install-flameshot" calcext:value-type="string">
            <text:p>Install - Flameshot|install-flameshot</text:p>
          </table:table-cell>
          <table:table-cell table:style-name="ce11" table:content-validation-name="val1" office:value-type="string" calcext:value-type="string">
            <text:p>install</text:p>
          </table:table-cell>
          <table:table-cell table:style-name="ce6" office:value-type="string" calcext:value-type="string">
            <text:p>Flameshot</text:p>
          </table:table-cell>
          <table:table-cell table:style-name="ce6" office:value-type="string" calcext:value-type="string">
            <text:p>flameshot</text:p>
          </table:table-cell>
          <table:table-cell table:style-name="ce6" office:value-type="string" calcext:value-type="string">
            <text:p>sudo apt install -y flameshot</text:p>
          </table:table-cell>
          <table:table-cell/>
        </table:table-row>
        <table:table-row table:style-name="ro5">
          <table:table-cell table:style-name="ce2" table:formula="of:=IF([.A10]=&quot;#&quot;;1;[.A10]+1)" office:value-type="float" office:value="10" calcext:value-type="float">
            <text:p>10</text:p>
          </table:table-cell>
          <table:table-cell table:style-name="ce4" table:formula="of:=IF(OR([.C11]=&quot;&quot;;[.D11]=&quot;&quot;;[.E11]=&quot;&quot;);&quot;&quot;;PROPER([.C11])&amp;&quot; - &quot;&amp;[.D11]&amp;&quot;|&quot;&amp;[.C11]&amp;&quot;-&quot;&amp;[.E11])" office:value-type="string" office:string-value="Install - Flatpak|install-flatpak" calcext:value-type="string">
            <text:p>Install - Flatpak|install-flatpak</text:p>
          </table:table-cell>
          <table:table-cell table:style-name="ce11" table:content-validation-name="val1" office:value-type="string" calcext:value-type="string">
            <text:p>install</text:p>
          </table:table-cell>
          <table:table-cell table:style-name="ce6" office:value-type="string" calcext:value-type="string">
            <text:p>Flatpak</text:p>
          </table:table-cell>
          <table:table-cell table:style-name="ce6" office:value-type="string" calcext:value-type="string">
            <text:p>flatpak</text:p>
          </table:table-cell>
          <table:table-cell table:style-name="ce7" office:value-type="string" calcext:value-type="string">
            <text:p>sudo apt install -y flatpak</text:p>
            <text:p>flatpak remote-add --if-not-exists flathub https://flathub.org/repo/flathub.flatpakrepo</text:p>
            <text:p>echo ""</text:p>
            <text:p><text:span text:style-name="T1">echo "Before installing any Flatpak App, it is necessary to restart your system. If you want to do it now, no problem, just cancel the next process. After rebooting, run this setup again and you will be able to resume from this point on."</text:span></text:p>
            <text:p>echo ""</text:p>
            <text:p>read -rsn1 -p "Press any key to continue."; echo ""</text:p>
          </table:table-cell>
          <table:table-cell/>
        </table:table-row>
        <table:table-row table:style-name="ro1">
          <table:table-cell table:style-name="ce2" table:formula="of:=IF([.A11]=&quot;#&quot;;1;[.A11]+1)" office:value-type="float" office:value="11" calcext:value-type="float">
            <text:p>11</text:p>
          </table:table-cell>
          <table:table-cell table:style-name="ce4" table:formula="of:=IF(OR([.C12]=&quot;&quot;;[.D12]=&quot;&quot;;[.E12]=&quot;&quot;);&quot;&quot;;PROPER([.C12])&amp;&quot; - &quot;&amp;[.D12]&amp;&quot;|&quot;&amp;[.C12]&amp;&quot;-&quot;&amp;[.E12])" office:value-type="string" office:string-value="Install - Flatpak App - AnyDesk|install-flatpak-app-anydesk" calcext:value-type="string">
            <text:p>Install - Flatpak App - AnyDesk|install-flatpak-app-anydesk</text:p>
          </table:table-cell>
          <table:table-cell table:style-name="ce11" table:content-validation-name="val1" office:value-type="string" calcext:value-type="string">
            <text:p>install</text:p>
          </table:table-cell>
          <table:table-cell table:style-name="ce6" office:value-type="string" calcext:value-type="string">
            <text:p>Flatpak App - AnyDesk</text:p>
          </table:table-cell>
          <table:table-cell table:style-name="ce6" office:value-type="string" calcext:value-type="string">
            <text:p>flatpak-app-anydesk</text:p>
          </table:table-cell>
          <table:table-cell table:style-name="ce6" office:value-type="string" calcext:value-type="string">
            <text:p>flatpak install flathub com.anydesk.Anydesk</text:p>
          </table:table-cell>
          <table:table-cell/>
        </table:table-row>
        <table:table-row table:style-name="ro1">
          <table:table-cell table:style-name="ce2" table:formula="of:=IF([.A12]=&quot;#&quot;;1;[.A12]+1)" office:value-type="float" office:value="12" calcext:value-type="float">
            <text:p>12</text:p>
          </table:table-cell>
          <table:table-cell table:style-name="ce4" table:formula="of:=IF(OR([.C13]=&quot;&quot;;[.D13]=&quot;&quot;;[.E13]=&quot;&quot;);&quot;&quot;;PROPER([.C13])&amp;&quot; - &quot;&amp;[.D13]&amp;&quot;|&quot;&amp;[.C13]&amp;&quot;-&quot;&amp;[.E13])" office:value-type="string" office:string-value="Install - Flatpak App - Flatseal|install-flatpak-app-flatseal" calcext:value-type="string">
            <text:p>Install - Flatpak App - Flatseal|install-flatpak-app-flatseal</text:p>
          </table:table-cell>
          <table:table-cell table:style-name="ce11" table:content-validation-name="val1" office:value-type="string" calcext:value-type="string">
            <text:p>install</text:p>
          </table:table-cell>
          <table:table-cell table:style-name="ce6" office:value-type="string" calcext:value-type="string">
            <text:p>Flatpak App - Flatseal</text:p>
          </table:table-cell>
          <table:table-cell table:style-name="ce6" office:value-type="string" calcext:value-type="string">
            <text:p>flatpak-app-flatseal</text:p>
          </table:table-cell>
          <table:table-cell table:style-name="ce6" office:value-type="string" calcext:value-type="string">
            <text:p>flatpak install flathub com.github.tchx84.Flatseal</text:p>
          </table:table-cell>
          <table:table-cell/>
        </table:table-row>
        <table:table-row table:style-name="ro1">
          <table:table-cell table:style-name="ce2" table:formula="of:=IF([.A13]=&quot;#&quot;;1;[.A13]+1)" office:value-type="float" office:value="13" calcext:value-type="float">
            <text:p>13</text:p>
          </table:table-cell>
          <table:table-cell table:style-name="ce4" table:formula="of:=IF(OR([.C14]=&quot;&quot;;[.D14]=&quot;&quot;;[.E14]=&quot;&quot;);&quot;&quot;;PROPER([.C14])&amp;&quot; - &quot;&amp;[.D14]&amp;&quot;|&quot;&amp;[.C14]&amp;&quot;-&quot;&amp;[.E14])" office:value-type="string" office:string-value="Install - Flatpak App - Ungoogled Chromium|install-flatpak-app-ungoogled-chromium" calcext:value-type="string">
            <text:p>Install - Flatpak App - Ungoogled Chromium|install-flatpak-app-ungoogled-chromium</text:p>
          </table:table-cell>
          <table:table-cell table:style-name="ce11" table:content-validation-name="val1" office:value-type="string" calcext:value-type="string">
            <text:p>install</text:p>
          </table:table-cell>
          <table:table-cell table:style-name="ce6" office:value-type="string" calcext:value-type="string">
            <text:p>Flatpak App - Ungoogled Chromium</text:p>
          </table:table-cell>
          <table:table-cell table:style-name="ce6" office:value-type="string" calcext:value-type="string">
            <text:p>flatpak-app-ungoogled-chromium</text:p>
          </table:table-cell>
          <table:table-cell table:style-name="ce6" office:value-type="string" calcext:value-type="string">
            <text:p>flatpak install flathub com.github.Eloston.UngoogledChromium</text:p>
          </table:table-cell>
          <table:table-cell/>
        </table:table-row>
        <table:table-row table:style-name="ro1">
          <table:table-cell table:style-name="ce2" table:formula="of:=IF([.A14]=&quot;#&quot;;1;[.A14]+1)" office:value-type="float" office:value="14" calcext:value-type="float">
            <text:p>14</text:p>
          </table:table-cell>
          <table:table-cell table:style-name="ce4" table:formula="of:=IF(OR([.C15]=&quot;&quot;;[.D15]=&quot;&quot;;[.E15]=&quot;&quot;);&quot;&quot;;PROPER([.C15])&amp;&quot; - &quot;&amp;[.D15]&amp;&quot;|&quot;&amp;[.C15]&amp;&quot;-&quot;&amp;[.E15])" office:value-type="string" office:string-value="Install - GIMP|install-gimp" calcext:value-type="string">
            <text:p>Install - GIMP|install-gimp</text:p>
          </table:table-cell>
          <table:table-cell table:style-name="ce11" table:content-validation-name="val1" office:value-type="string" calcext:value-type="string">
            <text:p>install</text:p>
          </table:table-cell>
          <table:table-cell table:style-name="ce6" office:value-type="string" calcext:value-type="string">
            <text:p>GIMP</text:p>
          </table:table-cell>
          <table:table-cell table:style-name="ce6" office:value-type="string" calcext:value-type="string">
            <text:p>gimp</text:p>
          </table:table-cell>
          <table:table-cell table:style-name="ce6" office:value-type="string" calcext:value-type="string">
            <text:p>sudo apt install -y gimp gimp-data-extras gimp-plugin-registry</text:p>
          </table:table-cell>
          <table:table-cell/>
        </table:table-row>
        <table:table-row table:style-name="ro1">
          <table:table-cell table:style-name="ce2" table:formula="of:=IF([.A15]=&quot;#&quot;;1;[.A15]+1)" office:value-type="float" office:value="15" calcext:value-type="float">
            <text:p>15</text:p>
          </table:table-cell>
          <table:table-cell table:style-name="ce4" table:formula="of:=IF(OR([.C16]=&quot;&quot;;[.D16]=&quot;&quot;;[.E16]=&quot;&quot;);&quot;&quot;;PROPER([.C16])&amp;&quot; - &quot;&amp;[.D16]&amp;&quot;|&quot;&amp;[.C16]&amp;&quot;-&quot;&amp;[.E16])" office:value-type="string" office:string-value="Install - Git|install-git" calcext:value-type="string">
            <text:p>Install - Git|install-git</text:p>
          </table:table-cell>
          <table:table-cell table:style-name="ce11" table:content-validation-name="val1" office:value-type="string" calcext:value-type="string">
            <text:p>install</text:p>
          </table:table-cell>
          <table:table-cell table:style-name="ce6" office:value-type="string" calcext:value-type="string">
            <text:p>Git</text:p>
          </table:table-cell>
          <table:table-cell table:style-name="ce6" office:value-type="string" calcext:value-type="string">
            <text:p>git</text:p>
          </table:table-cell>
          <table:table-cell table:style-name="ce6" office:value-type="string" calcext:value-type="string">
            <text:p>sudo apt install -y git</text:p>
          </table:table-cell>
          <table:table-cell/>
        </table:table-row>
        <table:table-row table:style-name="ro1">
          <table:table-cell table:style-name="ce2" table:formula="of:=IF([.A16]=&quot;#&quot;;1;[.A16]+1)" office:value-type="float" office:value="16" calcext:value-type="float">
            <text:p>16</text:p>
          </table:table-cell>
          <table:table-cell table:style-name="ce4" table:formula="of:=IF(OR([.C17]=&quot;&quot;;[.D17]=&quot;&quot;;[.E17]=&quot;&quot;);&quot;&quot;;PROPER([.C17])&amp;&quot; - &quot;&amp;[.D17]&amp;&quot;|&quot;&amp;[.C17]&amp;&quot;-&quot;&amp;[.E17])" office:value-type="string" office:string-value="Install - GoldenDict|install-goldendict" calcext:value-type="string">
            <text:p>Install - GoldenDict|install-goldendict</text:p>
          </table:table-cell>
          <table:table-cell table:style-name="ce11" table:content-validation-name="val1" office:value-type="string" calcext:value-type="string">
            <text:p>install</text:p>
          </table:table-cell>
          <table:table-cell table:style-name="ce6" office:value-type="string" calcext:value-type="string">
            <text:p>GoldenDict</text:p>
          </table:table-cell>
          <table:table-cell table:style-name="ce6" office:value-type="string" calcext:value-type="string">
            <text:p>goldendict</text:p>
          </table:table-cell>
          <table:table-cell table:style-name="ce6" office:value-type="string" calcext:value-type="string">
            <text:p>sudo apt install -y goldendict goldendict-wordnet</text:p>
          </table:table-cell>
          <table:table-cell/>
        </table:table-row>
        <table:table-row table:style-name="ro6">
          <table:table-cell table:style-name="ce2" table:formula="of:=IF([.A17]=&quot;#&quot;;1;[.A17]+1)" office:value-type="float" office:value="17" calcext:value-type="float">
            <text:p>17</text:p>
          </table:table-cell>
          <table:table-cell table:style-name="ce4" table:formula="of:=IF(OR([.C18]=&quot;&quot;;[.D18]=&quot;&quot;;[.E18]=&quot;&quot;);&quot;&quot;;PROPER([.C18])&amp;&quot; - &quot;&amp;[.D18]&amp;&quot;|&quot;&amp;[.C18]&amp;&quot;-&quot;&amp;[.E18])" office:value-type="string" office:string-value="Install - Firewall (gufw)|install-gufw" calcext:value-type="string">
            <text:p>Install - Firewall (gufw)|install-gufw</text:p>
          </table:table-cell>
          <table:table-cell table:style-name="ce11" table:content-validation-name="val1" office:value-type="string" calcext:value-type="string">
            <text:p>install</text:p>
          </table:table-cell>
          <table:table-cell table:style-name="ce6" office:value-type="string" calcext:value-type="string">
            <text:p><text:span text:style-name="T1">Firewall (gufw</text:span>)</text:p>
          </table:table-cell>
          <table:table-cell table:style-name="ce6" office:value-type="string" calcext:value-type="string">
            <text:p>gufw</text:p>
          </table:table-cell>
          <table:table-cell table:style-name="ce6" office:value-type="string" calcext:value-type="string">
            <text:p>sudo apt install -y gufw</text:p>
          </table:table-cell>
          <table:table-cell/>
        </table:table-row>
        <table:table-row table:style-name="ro1">
          <table:table-cell table:style-name="ce2" table:formula="of:=IF([.A18]=&quot;#&quot;;1;[.A18]+1)" office:value-type="float" office:value="18" calcext:value-type="float">
            <text:p>18</text:p>
          </table:table-cell>
          <table:table-cell table:style-name="ce4" table:formula="of:=IF(OR([.C19]=&quot;&quot;;[.D19]=&quot;&quot;;[.E19]=&quot;&quot;);&quot;&quot;;PROPER([.C19])&amp;&quot; - &quot;&amp;[.D19]&amp;&quot;|&quot;&amp;[.C19]&amp;&quot;-&quot;&amp;[.E19])" office:value-type="string" office:string-value="Install - LibreOffice Style Breeze|install-libreoffice-style-breeze" calcext:value-type="string">
            <text:p>Install - LibreOffice Style Breeze|install-libreoffice-style-breeze</text:p>
          </table:table-cell>
          <table:table-cell table:style-name="ce11" table:content-validation-name="val1" office:value-type="string" calcext:value-type="string">
            <text:p>install</text:p>
          </table:table-cell>
          <table:table-cell table:style-name="ce6" office:value-type="string" calcext:value-type="string">
            <text:p>LibreOffice Style Breeze</text:p>
          </table:table-cell>
          <table:table-cell table:style-name="ce6" office:value-type="string" calcext:value-type="string">
            <text:p>libreoffice-style-breeze</text:p>
          </table:table-cell>
          <table:table-cell table:style-name="ce6" office:value-type="string" calcext:value-type="string">
            <text:p>sudo apt install -y libreoffice-style-breeze</text:p>
          </table:table-cell>
          <table:table-cell/>
        </table:table-row>
        <table:table-row table:style-name="ro4">
          <table:table-cell table:style-name="ce2" table:formula="of:=IF([.A19]=&quot;#&quot;;1;[.A19]+1)" office:value-type="float" office:value="19" calcext:value-type="float">
            <text:p>19</text:p>
          </table:table-cell>
          <table:table-cell table:style-name="ce4" table:formula="of:=IF(OR([.C20]=&quot;&quot;;[.D20]=&quot;&quot;;[.E20]=&quot;&quot;);&quot;&quot;;PROPER([.C20])&amp;&quot; - &quot;&amp;[.D20]&amp;&quot;|&quot;&amp;[.C20]&amp;&quot;-&quot;&amp;[.E20])" office:value-type="string" office:string-value="Install - Mojave Theme (by vinceliuice)|install-mojave-theme" calcext:value-type="string">
            <text:p>Install - Mojave Theme (by vinceliuice)|install-mojave-theme</text:p>
          </table:table-cell>
          <table:table-cell table:style-name="ce11" table:content-validation-name="val1" office:value-type="string" calcext:value-type="string">
            <text:p>install</text:p>
          </table:table-cell>
          <table:table-cell table:style-name="ce6" office:value-type="string" calcext:value-type="string">
            <text:p>Mojave Theme (by vinceliuice)</text:p>
          </table:table-cell>
          <table:table-cell table:style-name="ce6" office:value-type="string" calcext:value-type="string">
            <text:p>mojave-theme</text:p>
          </table:table-cell>
          <table:table-cell table:style-name="ce7" office:value-type="string" calcext:value-type="string">
            <text:p>sudo apt install -y sassc optipng inkscape libglib2.0-dev-bin</text:p>
            <text:p>git clone https://github.com/vinceliuice/Mojave-gtk-theme.git ~/Downloads/Mojave-gtk-theme</text:p>
            <text:p>chmod +x ~/Downloads/Mojave-gtk-theme/install.sh</text:p>
            <text:p>~/Downloads/Mojave-gtk-theme/install.sh --name Mojave-FP</text:p>
            <text:p>sudo ~/Downloads/Mojave-gtk-theme/install.sh</text:p>
            <text:p>rm -rf ~/Downloads/Mojave-gtk-theme</text:p>
          </table:table-cell>
          <table:table-cell/>
        </table:table-row>
        <table:table-row table:style-name="ro7">
          <table:table-cell table:style-name="ce2" table:formula="of:=IF([.A20]=&quot;#&quot;;1;[.A20]+1)" office:value-type="float" office:value="20" calcext:value-type="float">
            <text:p>20</text:p>
          </table:table-cell>
          <table:table-cell table:style-name="ce4" table:formula="of:=IF(OR([.C21]=&quot;&quot;;[.D21]=&quot;&quot;;[.E21]=&quot;&quot;);&quot;&quot;;PROPER([.C21])&amp;&quot; - &quot;&amp;[.D21]&amp;&quot;|&quot;&amp;[.C21]&amp;&quot;-&quot;&amp;[.E21])" office:value-type="string" office:string-value="Install - Qogir Theme (by vinceliuice)|install-qogir-theme" calcext:value-type="string">
            <text:p>Install - Qogir Theme (by vinceliuice)|install-qogir-theme</text:p>
          </table:table-cell>
          <table:table-cell table:style-name="ce11" table:content-validation-name="val1" office:value-type="string" calcext:value-type="string">
            <text:p>install</text:p>
          </table:table-cell>
          <table:table-cell table:style-name="ce6" office:value-type="string" calcext:value-type="string">
            <text:p>Qogir Theme (by vinceliuice)</text:p>
          </table:table-cell>
          <table:table-cell table:style-name="ce6" office:value-type="string" calcext:value-type="string">
            <text:p>qogir-theme</text:p>
          </table:table-cell>
          <table:table-cell table:style-name="ce7" office:value-type="string" calcext:value-type="string">
            <text:p>git clone https://github.com/vinceliuice/Qogir-theme.git ~/Downloads/Qogir-theme</text:p>
            <text:p>chmod +x ~/Downloads/Qogir-theme/install.sh</text:p>
            <text:p>~/Downloads/Qogir-theme/install.sh --name Qogir-FP --tweaks square</text:p>
            <text:p>sudo ~/Downloads/Qogir-theme/install.sh --tweaks square</text:p>
            <text:p>rm -rf ~/Downloads/Qogir-theme</text:p>
          </table:table-cell>
          <table:table-cell/>
        </table:table-row>
        <table:table-row table:style-name="ro1">
          <table:table-cell table:style-name="ce2" table:formula="of:=IF([.A21]=&quot;#&quot;;1;[.A21]+1)" office:value-type="float" office:value="21" calcext:value-type="float">
            <text:p>21</text:p>
          </table:table-cell>
          <table:table-cell table:style-name="ce4" table:formula="of:=IF(OR([.C22]=&quot;&quot;;[.D22]=&quot;&quot;;[.E22]=&quot;&quot;);&quot;&quot;;PROPER([.C22])&amp;&quot; - &quot;&amp;[.D22]&amp;&quot;|&quot;&amp;[.C22]&amp;&quot;-&quot;&amp;[.E22])" office:value-type="string" office:string-value="Install - Papirus Icon Theme|install-papirus-icon-theme" calcext:value-type="string">
            <text:p>Install - Papirus Icon Theme|install-papirus-icon-theme</text:p>
          </table:table-cell>
          <table:table-cell table:style-name="ce11" table:content-validation-name="val1" office:value-type="string" calcext:value-type="string">
            <text:p>install</text:p>
          </table:table-cell>
          <table:table-cell table:style-name="ce6" office:value-type="string" calcext:value-type="string">
            <text:p>Papirus Icon Theme</text:p>
          </table:table-cell>
          <table:table-cell table:style-name="ce6" office:value-type="string" calcext:value-type="string">
            <text:p>papirus-icon-theme</text:p>
          </table:table-cell>
          <table:table-cell table:style-name="ce6" office:value-type="string" calcext:value-type="string">
            <text:p>sudo apt install -y papirus-icon-theme</text:p>
          </table:table-cell>
          <table:table-cell/>
        </table:table-row>
        <table:table-row table:style-name="ro4">
          <table:table-cell table:style-name="ce2" table:formula="of:=IF([.A22]=&quot;#&quot;;1;[.A22]+1)" office:value-type="float" office:value="22" calcext:value-type="float">
            <text:p>22</text:p>
          </table:table-cell>
          <table:table-cell table:style-name="ce4" table:formula="of:=IF(OR([.C23]=&quot;&quot;;[.D23]=&quot;&quot;;[.E23]=&quot;&quot;);&quot;&quot;;PROPER([.C23])&amp;&quot; - &quot;&amp;[.D23]&amp;&quot;|&quot;&amp;[.C23]&amp;&quot;-&quot;&amp;[.E23])" office:value-type="string" office:string-value="Install - Papirus Icon Theme for Flatpak Apps|install-papirus-icon-theme-flatpak" calcext:value-type="string">
            <text:p>Install - Papirus Icon Theme for Flatpak Apps|install-papirus-icon-theme-flatpak</text:p>
          </table:table-cell>
          <table:table-cell table:style-name="ce11" table:content-validation-name="val1" office:value-type="string" calcext:value-type="string">
            <text:p>install</text:p>
          </table:table-cell>
          <table:table-cell table:style-name="ce6" office:value-type="string" calcext:value-type="string">
            <text:p>Papirus Icon Theme for Flatpak Apps</text:p>
          </table:table-cell>
          <table:table-cell table:style-name="ce6" office:value-type="string" calcext:value-type="string">
            <text:p>papirus-icon-theme-flatpak</text:p>
          </table:table-cell>
          <table:table-cell table:style-name="ce7" office:value-type="string" calcext:value-type="string">
            <text:p>wget -qO- https://git.io/papirus-icon-theme-install | DESTDIR="$HOME/.icons" sh -P ~/Downloads/</text:p>
            <text:p>mv ~/.icons/ePapirus ~/.icons/ePapirus-FP</text:p>
            <text:p>mv ~/.icons/ePapirus-Dark ~/.icons/ePapirus-FP-Dark</text:p>
            <text:p>mv ~/.icons/Papirus ~/.icons/Papirus-FP</text:p>
            <text:p>mv ~/.icons/Papirus-Dark ~/.icons/Papirus-FP-Dark</text:p>
            <text:p>mv ~/.icons/Papirus-Light ~/.icons/Papirus-FP-Light</text:p>
          </table:table-cell>
          <table:table-cell/>
        </table:table-row>
        <table:table-row table:style-name="ro2">
          <table:table-cell table:style-name="ce2" table:formula="of:=IF([.A23]=&quot;#&quot;;1;[.A23]+1)" office:value-type="float" office:value="23" calcext:value-type="float">
            <text:p>23</text:p>
          </table:table-cell>
          <table:table-cell table:style-name="ce4" table:formula="of:=IF(OR([.C24]=&quot;&quot;;[.D24]=&quot;&quot;;[.E24]=&quot;&quot;);&quot;&quot;;PROPER([.C24])&amp;&quot; - &quot;&amp;[.D24]&amp;&quot;|&quot;&amp;[.C24]&amp;&quot;-&quot;&amp;[.E24])" office:value-type="string" office:string-value="Config - Flatpak Config - Permission to access Themes and Icons|config-flatpak-config-permission-access-themes-icons" calcext:value-type="string">
            <text:p>Config - Flatpak Config - Permission to access Themes and Icons|config-flatpak-config-permission-access-themes-icons</text:p>
          </table:table-cell>
          <table:table-cell table:style-name="ce11" table:content-validation-name="val1" office:value-type="string" calcext:value-type="string">
            <text:p>config</text:p>
          </table:table-cell>
          <table:table-cell table:style-name="ce6" office:value-type="string" calcext:value-type="string">
            <text:p>Flatpak Config - Permission to access Themes and Icons</text:p>
          </table:table-cell>
          <table:table-cell table:style-name="ce6" office:value-type="string" calcext:value-type="string">
            <text:p>flatpak-config-permission-access-themes-icons</text:p>
          </table:table-cell>
          <table:table-cell table:style-name="ce7" office:value-type="string" calcext:value-type="string">
            <text:p>sudo flatpak override --filesystem=$HOME/.themes</text:p>
            <text:p>sudo flatpak override --filesystem=$HOME/.icons</text:p>
          </table:table-cell>
          <table:table-cell/>
        </table:table-row>
        <table:table-row table:style-name="ro1">
          <table:table-cell table:style-name="ce2" table:formula="of:=IF([.A24]=&quot;#&quot;;1;[.A24]+1)" office:value-type="float" office:value="24" calcext:value-type="float">
            <text:p>24</text:p>
          </table:table-cell>
          <table:table-cell table:style-name="ce4" table:formula="of:=IF(OR([.C25]=&quot;&quot;;[.D25]=&quot;&quot;;[.E25]=&quot;&quot;);&quot;&quot;;PROPER([.C25])&amp;&quot; - &quot;&amp;[.D25]&amp;&quot;|&quot;&amp;[.C25]&amp;&quot;-&quot;&amp;[.E25])" office:value-type="string" office:string-value="Config - Flatpak Config - Set default GTK theme to Mojave-FP-Dark-Solid|config-flatpak-config-set-default-gtk-theme-mojave-fp-dark-solid" calcext:value-type="string">
            <text:p>Config - Flatpak Config - Set default GTK theme to Mojave-FP-Dark-Solid|config-flatpak-config-set-default-gtk-theme-mojave-fp-dark-solid</text:p>
          </table:table-cell>
          <table:table-cell table:style-name="ce11" table:content-validation-name="val2" office:value-type="string" calcext:value-type="string">
            <text:p>config</text:p>
          </table:table-cell>
          <table:table-cell table:style-name="ce6" office:value-type="string" calcext:value-type="string">
            <text:p>Flatpak Config - Set default GTK theme to Mojave-FP-Dark-Solid</text:p>
          </table:table-cell>
          <table:table-cell table:style-name="ce6" office:value-type="string" calcext:value-type="string">
            <text:p>flatpak-config-set-default-gtk-theme-mojave-fp-dark-solid</text:p>
          </table:table-cell>
          <table:table-cell table:style-name="ce6" office:value-type="string" calcext:value-type="string">
            <text:p>sudo flatpak override --env=GTK_THEME=Mojave-FP-Dark-Solid</text:p>
          </table:table-cell>
          <table:table-cell/>
        </table:table-row>
        <table:table-row table:style-name="ro1">
          <table:table-cell table:style-name="ce2" table:formula="of:=IF([.A25]=&quot;#&quot;;1;[.A25]+1)" office:value-type="float" office:value="25" calcext:value-type="float">
            <text:p>25</text:p>
          </table:table-cell>
          <table:table-cell table:style-name="ce4" table:formula="of:=IF(OR([.C26]=&quot;&quot;;[.D26]=&quot;&quot;;[.E26]=&quot;&quot;);&quot;&quot;;PROPER([.C26])&amp;&quot; - &quot;&amp;[.D26]&amp;&quot;|&quot;&amp;[.C26]&amp;&quot;-&quot;&amp;[.E26])" office:value-type="string" office:string-value="Config - Flatpak Config - Set default GTK theme to Qogir-FP-Dark|config-flatpak-config-set-default-gtk-theme-qogir-fp-dark" calcext:value-type="string">
            <text:p>Config - Flatpak Config - Set default GTK theme to Qogir-FP-Dark|config-flatpak-config-set-default-gtk-theme-qogir-fp-dark</text:p>
          </table:table-cell>
          <table:table-cell table:style-name="ce11" table:content-validation-name="val1" office:value-type="string" calcext:value-type="string">
            <text:p>config</text:p>
          </table:table-cell>
          <table:table-cell table:style-name="ce6" office:value-type="string" calcext:value-type="string">
            <text:p>Flatpak Config - Set default GTK theme to Qogir-FP-Dark</text:p>
          </table:table-cell>
          <table:table-cell table:style-name="ce6" office:value-type="string" calcext:value-type="string">
            <text:p>flatpak-config-set-default-gtk-theme-qogir-fp-dark</text:p>
          </table:table-cell>
          <table:table-cell table:style-name="ce6" office:value-type="string" calcext:value-type="string">
            <text:p>sudo flatpak override --env=GTK_THEME=Qogir-FP-Dark</text:p>
          </table:table-cell>
          <table:table-cell/>
        </table:table-row>
        <table:table-row table:style-name="ro1">
          <table:table-cell table:style-name="ce2" table:formula="of:=IF([.A26]=&quot;#&quot;;1;[.A26]+1)" office:value-type="float" office:value="26" calcext:value-type="float">
            <text:p>26</text:p>
          </table:table-cell>
          <table:table-cell table:style-name="ce4" table:formula="of:=IF(OR([.C27]=&quot;&quot;;[.D27]=&quot;&quot;;[.E27]=&quot;&quot;);&quot;&quot;;PROPER([.C27])&amp;&quot; - &quot;&amp;[.D27]&amp;&quot;|&quot;&amp;[.C27]&amp;&quot;-&quot;&amp;[.E27])" office:value-type="string" office:string-value="Config - Flatpak Config - Set default icon theme to Papirus-FP-Dark|config-flatpak-config-set-default-icon-theme-papirus-fp-dark" calcext:value-type="string">
            <text:p>Config - Flatpak Config - Set default icon theme to Papirus-FP-Dark|config-flatpak-config-set-default-icon-theme-papirus-fp-dark</text:p>
          </table:table-cell>
          <table:table-cell table:style-name="ce11" table:content-validation-name="val1" office:value-type="string" calcext:value-type="string">
            <text:p>config</text:p>
          </table:table-cell>
          <table:table-cell table:style-name="ce6" office:value-type="string" calcext:value-type="string">
            <text:p>Flatpak Config - Set default icon theme to Papirus-FP-Dark</text:p>
          </table:table-cell>
          <table:table-cell table:style-name="ce6" office:value-type="string" calcext:value-type="string">
            <text:p>flatpak-config-set-default-icon-theme-papirus-fp-dark</text:p>
          </table:table-cell>
          <table:table-cell table:style-name="ce6" office:value-type="string" calcext:value-type="string">
            <text:p>sudo flatpak override --env=ICON_THEME=Papirus-FP-Dark</text:p>
          </table:table-cell>
          <table:table-cell/>
        </table:table-row>
        <table:table-row table:style-name="ro1">
          <table:table-cell table:style-name="ce2" table:formula="of:=IF([.A27]=&quot;#&quot;;1;[.A27]+1)" office:value-type="float" office:value="27" calcext:value-type="float">
            <text:p>27</text:p>
          </table:table-cell>
          <table:table-cell table:style-name="ce4" table:formula="of:=IF(OR([.C28]=&quot;&quot;;[.D28]=&quot;&quot;;[.E28]=&quot;&quot;);&quot;&quot;;PROPER([.C28])&amp;&quot; - &quot;&amp;[.D28]&amp;&quot;|&quot;&amp;[.C28]&amp;&quot;-&quot;&amp;[.E28])" office:value-type="string" office:string-value="Install - Qt5 Settings|install-qt5-settings" calcext:value-type="string">
            <text:p>Install - Qt5 Settings|install-qt5-settings</text:p>
          </table:table-cell>
          <table:table-cell table:style-name="ce11" table:content-validation-name="val1" office:value-type="string" calcext:value-type="string">
            <text:p>install</text:p>
          </table:table-cell>
          <table:table-cell table:style-name="ce6" office:value-type="string" calcext:value-type="string">
            <text:p>Qt5 Settings</text:p>
          </table:table-cell>
          <table:table-cell table:style-name="ce6" office:value-type="string" calcext:value-type="string">
            <text:p>qt5-settings</text:p>
          </table:table-cell>
          <table:table-cell table:style-name="ce6" office:value-type="string" calcext:value-type="string">
            <text:p>sudo apt install -y qt5-style-plugins qt5ct appmenu-gtk2-module</text:p>
          </table:table-cell>
          <table:table-cell/>
        </table:table-row>
        <table:table-row table:style-name="ro1">
          <table:table-cell table:style-name="ce2" table:formula="of:=IF([.A28]=&quot;#&quot;;1;[.A28]+1)" office:value-type="float" office:value="28" calcext:value-type="float">
            <text:p>28</text:p>
          </table:table-cell>
          <table:table-cell table:style-name="ce4" table:formula="of:=IF(OR([.C29]=&quot;&quot;;[.D29]=&quot;&quot;;[.E29]=&quot;&quot;);&quot;&quot;;PROPER([.C29])&amp;&quot; - &quot;&amp;[.D29]&amp;&quot;|&quot;&amp;[.C29]&amp;&quot;-&quot;&amp;[.E29])" office:value-type="string" office:string-value="Config - Qt5 Settings - Export qt5ct variable to /etc/environment (for Ubuntu only)|config-qt5-settings-export-qt5ct-variable-ubuntu" calcext:value-type="string">
            <text:p>Config - Qt5 Settings - Export qt5ct variable to /etc/environment (for Ubuntu only)|config-qt5-settings-export-qt5ct-variable-ubuntu</text:p>
          </table:table-cell>
          <table:table-cell table:style-name="ce11" table:content-validation-name="val1" office:value-type="string" calcext:value-type="string">
            <text:p>config</text:p>
          </table:table-cell>
          <table:table-cell table:style-name="ce6" office:value-type="string" calcext:value-type="string">
            <text:p>Qt5 Settings - Export qt5ct variable to /etc/environment (for Ubuntu only)</text:p>
          </table:table-cell>
          <table:table-cell table:style-name="ce6" office:value-type="string" calcext:value-type="string">
            <text:p>qt5-settings-export-qt5ct-variable-ubuntu</text:p>
          </table:table-cell>
          <table:table-cell table:style-name="ce6" office:value-type="string" calcext:value-type="string">
            <text:p>sudo sh -c "echo 'export QT_QPA_PLATFORMTHEME=qt5ct' &gt;&gt; /etc/environment"</text:p>
          </table:table-cell>
          <table:table-cell/>
        </table:table-row>
        <table:table-row table:style-name="ro1">
          <table:table-cell table:style-name="ce2" table:formula="of:=IF([.A29]=&quot;#&quot;;1;[.A29]+1)" office:value-type="float" office:value="29" calcext:value-type="float">
            <text:p>29</text:p>
          </table:table-cell>
          <table:table-cell table:style-name="ce4" table:formula="of:=IF(OR([.C30]=&quot;&quot;;[.D30]=&quot;&quot;;[.E30]=&quot;&quot;);&quot;&quot;;PROPER([.C30])&amp;&quot; - &quot;&amp;[.D30]&amp;&quot;|&quot;&amp;[.C30]&amp;&quot;-&quot;&amp;[.E30])" office:value-type="string" office:string-value="Config - Qt5 Settings - Export qt5ct variable to /etc/X11/Xsession.d/56xubuntu-session (for Xubuntu only)|config-qt5-settings-export-qt5ct-variable-xubuntu" calcext:value-type="string">
            <text:p>Config - Qt5 Settings - Export qt5ct variable to /etc/X11/Xsession.d/56xubuntu-session (for Xubuntu only)|config-qt5-settings-export-qt5ct-variable-xubuntu</text:p>
          </table:table-cell>
          <table:table-cell table:style-name="ce11" table:content-validation-name="val1" office:value-type="string" calcext:value-type="string">
            <text:p>config</text:p>
          </table:table-cell>
          <table:table-cell table:style-name="ce6" office:value-type="string" calcext:value-type="string">
            <text:p>Qt5 Settings - Export qt5ct variable to /etc/X11/Xsession.d/56xubuntu-session (for Xubuntu only)</text:p>
          </table:table-cell>
          <table:table-cell table:style-name="ce6" office:value-type="string" calcext:value-type="string">
            <text:p>qt5-settings-export-qt5ct-variable-xubuntu</text:p>
          </table:table-cell>
          <table:table-cell table:style-name="ce6" office:value-type="string" calcext:value-type="string">
            <text:p>sudo sed -i -e 's/QT_QPA_PLATFORMTHEME=gtk2/QT_QPA_PLATFORMTHEME=qt5ct/g' /etc/X11/Xsession.d/56xubuntu-session</text:p>
          </table:table-cell>
          <table:table-cell/>
        </table:table-row>
        <table:table-row table:style-name="ro1">
          <table:table-cell table:style-name="ce2" table:formula="of:=IF([.A30]=&quot;#&quot;;1;[.A30]+1)" office:value-type="float" office:value="30" calcext:value-type="float">
            <text:p>30</text:p>
          </table:table-cell>
          <table:table-cell table:style-name="ce4" table:formula="of:=IF(OR([.C31]=&quot;&quot;;[.D31]=&quot;&quot;;[.E31]=&quot;&quot;);&quot;&quot;;PROPER([.C31])&amp;&quot; - &quot;&amp;[.D31]&amp;&quot;|&quot;&amp;[.C31]&amp;&quot;-&quot;&amp;[.E31])" office:value-type="string" office:string-value="Config - Show hidden entries on session startup|config-show-hidden-entries-on-session-startup" calcext:value-type="string">
            <text:p>Config - Show hidden entries on session startup|config-show-hidden-entries-on-session-startup</text:p>
          </table:table-cell>
          <table:table-cell table:style-name="ce11" table:content-validation-name="val1" office:value-type="string" calcext:value-type="string">
            <text:p>config</text:p>
          </table:table-cell>
          <table:table-cell table:style-name="ce6" office:value-type="string" calcext:value-type="string">
            <text:p>Show hidden entries on session startup</text:p>
          </table:table-cell>
          <table:table-cell table:style-name="ce6" office:value-type="string" calcext:value-type="string">
            <text:p>show-hidden-entries-on-session-startup</text:p>
          </table:table-cell>
          <table:table-cell table:style-name="ce6" office:value-type="string" calcext:value-type="string">
            <text:p>sudo sed -i "s/NoDisplay=true/NoDisplay=false/g" /etc/xdg/autostart/*.desktop</text:p>
          </table:table-cell>
          <table:table-cell/>
        </table:table-row>
        <table:table-row table:style-name="ro4">
          <table:table-cell table:style-name="ce2" table:formula="of:=IF([.A31]=&quot;#&quot;;1;[.A31]+1)" office:value-type="float" office:value="31" calcext:value-type="float">
            <text:p>31</text:p>
          </table:table-cell>
          <table:table-cell table:style-name="ce4" table:formula="of:=IF(OR([.C32]=&quot;&quot;;[.D32]=&quot;&quot;;[.E32]=&quot;&quot;);&quot;&quot;;PROPER([.C32])&amp;&quot; - &quot;&amp;[.D32]&amp;&quot;|&quot;&amp;[.C32]&amp;&quot;-&quot;&amp;[.E32])" office:value-type="string" office:string-value="Install - Signal|install-signal" calcext:value-type="string">
            <text:p>Install - Signal|install-signal</text:p>
          </table:table-cell>
          <table:table-cell table:style-name="ce11" table:content-validation-name="val1" office:value-type="string" calcext:value-type="string">
            <text:p>install</text:p>
          </table:table-cell>
          <table:table-cell table:style-name="ce6" office:value-type="string" calcext:value-type="string">
            <text:p>Signal</text:p>
          </table:table-cell>
          <table:table-cell table:style-name="ce6" office:value-type="string" calcext:value-type="string">
            <text:p>signal</text:p>
          </table:table-cell>
          <table:table-cell table:style-name="ce7" office:value-type="string" calcext:value-type="string">
            <text:p>wget -O- https://updates.signal.org/desktop/apt/keys.asc | gpg --dearmor &gt; signal-desktop-keyring.gpg</text:p>
            <text:p>cat signal-desktop-keyring.gpg | sudo tee /usr/share/keyrings/signal-desktop-keyring.gpg &gt; /dev/null</text:p>
            <text:p>echo 'deb [arch=amd64 signed-by=/usr/share/keyrings/signal-desktop-keyring.gpg] https://updates.signal.org/desktop/apt xenial main' |\</text:p>
            <text:p>  sudo tee /etc/apt/sources.list.d/signal-xenial.list</text:p>
            <text:p>sudo apt update</text:p>
            <text:p>sudo apt install -y signal-desktop</text:p>
          </table:table-cell>
          <table:table-cell/>
        </table:table-row>
        <table:table-row table:style-name="ro1">
          <table:table-cell table:style-name="ce2" table:formula="of:=IF([.A32]=&quot;#&quot;;1;[.A32]+1)" office:value-type="float" office:value="32" calcext:value-type="float">
            <text:p>32</text:p>
          </table:table-cell>
          <table:table-cell table:style-name="ce4" table:formula="of:=IF(OR([.C33]=&quot;&quot;;[.D33]=&quot;&quot;;[.E33]=&quot;&quot;);&quot;&quot;;PROPER([.C33])&amp;&quot; - &quot;&amp;[.D33]&amp;&quot;|&quot;&amp;[.C33]&amp;&quot;-&quot;&amp;[.E33])" office:value-type="string" office:string-value="Install - SMPlayer|install-smplayer" calcext:value-type="string">
            <text:p>Install - SMPlayer|install-smplayer</text:p>
          </table:table-cell>
          <table:table-cell table:style-name="ce11" table:content-validation-name="val1" office:value-type="string" calcext:value-type="string">
            <text:p>install</text:p>
          </table:table-cell>
          <table:table-cell table:style-name="ce6" office:value-type="string" calcext:value-type="string">
            <text:p>SMPlayer</text:p>
          </table:table-cell>
          <table:table-cell table:style-name="ce6" office:value-type="string" calcext:value-type="string">
            <text:p>smplayer</text:p>
          </table:table-cell>
          <table:table-cell table:style-name="ce6" office:value-type="string" calcext:value-type="string">
            <text:p>sudo apt install -y smplayer</text:p>
          </table:table-cell>
          <table:table-cell/>
        </table:table-row>
        <table:table-row table:style-name="ro1">
          <table:table-cell table:style-name="ce2" table:formula="of:=IF([.A33]=&quot;#&quot;;1;[.A33]+1)" office:value-type="float" office:value="33" calcext:value-type="float">
            <text:p>33</text:p>
          </table:table-cell>
          <table:table-cell table:style-name="ce4" table:formula="of:=IF(OR([.C34]=&quot;&quot;;[.D34]=&quot;&quot;;[.E34]=&quot;&quot;);&quot;&quot;;PROPER([.C34])&amp;&quot; - &quot;&amp;[.D34]&amp;&quot;|&quot;&amp;[.C34]&amp;&quot;-&quot;&amp;[.E34])" office:value-type="string" office:string-value="Install - Synapse|install-synapse" calcext:value-type="string">
            <text:p>Install - Synapse|install-synapse</text:p>
          </table:table-cell>
          <table:table-cell table:style-name="ce11" table:content-validation-name="val1" office:value-type="string" calcext:value-type="string">
            <text:p>install</text:p>
          </table:table-cell>
          <table:table-cell table:style-name="ce6" office:value-type="string" calcext:value-type="string">
            <text:p>Synapse</text:p>
          </table:table-cell>
          <table:table-cell table:style-name="ce6" office:value-type="string" calcext:value-type="string">
            <text:p>synapse</text:p>
          </table:table-cell>
          <table:table-cell table:style-name="ce6" office:value-type="string" calcext:value-type="string">
            <text:p>sudo apt install -y synapse</text:p>
          </table:table-cell>
          <table:table-cell/>
        </table:table-row>
        <table:table-row table:style-name="ro1">
          <table:table-cell table:style-name="ce2" table:formula="of:=IF([.A34]=&quot;#&quot;;1;[.A34]+1)" office:value-type="float" office:value="34" calcext:value-type="float">
            <text:p>34</text:p>
          </table:table-cell>
          <table:table-cell table:style-name="ce4" table:formula="of:=IF(OR([.C35]=&quot;&quot;;[.D35]=&quot;&quot;;[.E35]=&quot;&quot;);&quot;&quot;;PROPER([.C35])&amp;&quot; - &quot;&amp;[.D35]&amp;&quot;|&quot;&amp;[.C35]&amp;&quot;-&quot;&amp;[.E35])" office:value-type="string" office:string-value="Uninstall - Thunderbird|uninstall-thunderbird" calcext:value-type="string">
            <text:p>Uninstall - Thunderbird|uninstall-thunderbird</text:p>
          </table:table-cell>
          <table:table-cell table:style-name="ce11" table:content-validation-name="val1" office:value-type="string" calcext:value-type="string">
            <text:p>uninstall</text:p>
          </table:table-cell>
          <table:table-cell table:style-name="ce6" office:value-type="string" calcext:value-type="string">
            <text:p>Thunderbird</text:p>
          </table:table-cell>
          <table:table-cell table:style-name="ce6" office:value-type="string" calcext:value-type="string">
            <text:p>thunderbird</text:p>
          </table:table-cell>
          <table:table-cell table:style-name="ce6" office:value-type="string" calcext:value-type="string">
            <text:p>sudo apt purge -y thunderbird</text:p>
          </table:table-cell>
          <table:table-cell/>
        </table:table-row>
        <table:table-row table:style-name="ro1">
          <table:table-cell table:style-name="ce2" table:formula="of:=IF([.A35]=&quot;#&quot;;1;[.A35]+1)" office:value-type="float" office:value="35" calcext:value-type="float">
            <text:p>35</text:p>
          </table:table-cell>
          <table:table-cell table:style-name="ce4" table:formula="of:=IF(OR([.C36]=&quot;&quot;;[.D36]=&quot;&quot;;[.E36]=&quot;&quot;);&quot;&quot;;PROPER([.C36])&amp;&quot; - &quot;&amp;[.D36]&amp;&quot;|&quot;&amp;[.C36]&amp;&quot;-&quot;&amp;[.E36])" office:value-type="string" office:string-value="Install - uGet|install-uget" calcext:value-type="string">
            <text:p>Install - uGet|install-uget</text:p>
          </table:table-cell>
          <table:table-cell table:style-name="ce11" table:content-validation-name="val1" office:value-type="string" calcext:value-type="string">
            <text:p>install</text:p>
          </table:table-cell>
          <table:table-cell table:style-name="ce6" office:value-type="string" calcext:value-type="string">
            <text:p>uGet</text:p>
          </table:table-cell>
          <table:table-cell table:style-name="ce6" office:value-type="string" calcext:value-type="string">
            <text:p>uget</text:p>
          </table:table-cell>
          <table:table-cell table:style-name="ce6" office:value-type="string" calcext:value-type="string">
            <text:p>sudo apt install -y uget</text:p>
          </table:table-cell>
          <table:table-cell/>
        </table:table-row>
        <table:table-row table:style-name="ro5">
          <table:table-cell table:style-name="ce2" table:formula="of:=IF([.A36]=&quot;#&quot;;1;[.A36]+1)" office:value-type="float" office:value="36" calcext:value-type="float">
            <text:p>36</text:p>
          </table:table-cell>
          <table:table-cell table:style-name="ce4" table:formula="of:=IF(OR([.C37]=&quot;&quot;;[.D37]=&quot;&quot;;[.E37]=&quot;&quot;);&quot;&quot;;PROPER([.C37])&amp;&quot; - &quot;&amp;[.D37]&amp;&quot;|&quot;&amp;[.C37]&amp;&quot;-&quot;&amp;[.E37])" office:value-type="string" office:string-value="Install - VSCodium|install-vscodium" calcext:value-type="string">
            <text:p>Install - VSCodium|install-vscodium</text:p>
          </table:table-cell>
          <table:table-cell table:style-name="ce11" table:content-validation-name="val1" office:value-type="string" calcext:value-type="string">
            <text:p>install</text:p>
          </table:table-cell>
          <table:table-cell table:style-name="ce6" office:value-type="string" calcext:value-type="string">
            <text:p>VSCodium</text:p>
          </table:table-cell>
          <table:table-cell table:style-name="ce6" office:value-type="string" calcext:value-type="string">
            <text:p>vscodium</text:p>
          </table:table-cell>
          <table:table-cell table:style-name="ce7" office:value-type="string" calcext:value-type="string">
            <text:p>wget -qO - https://gitlab.com/paulcarroty/vscodium-deb-rpm-repo/raw/master/pub.gpg \</text:p>
            <text:p>    | gpg --dearmor \</text:p>
            <text:p>    | sudo dd of=/usr/share/keyrings/vscodium-archive-keyring.gpg</text:p>
            <text:p>echo 'deb [ signed-by=/usr/share/keyrings/vscodium-archive-keyring.gpg ] https://download.vscodium.com/debs vscodium main' \</text:p>
            <text:p>    | sudo tee /etc/apt/sources.list.d/vscodium.list</text:p>
            <text:p>sudo apt update</text:p>
            <text:p>sudo apt install -y codium</text:p>
          </table:table-cell>
          <table:table-cell/>
        </table:table-row>
        <table:table-row table:style-name="ro1">
          <table:table-cell table:style-name="ce2" table:formula="of:=IF([.A37]=&quot;#&quot;;1;[.A37]+1)" office:value-type="float" office:value="37" calcext:value-type="float">
            <text:p>37</text:p>
          </table:table-cell>
          <table:table-cell table:style-name="ce4" table:formula="of:=IF(OR([.C38]=&quot;&quot;;[.D38]=&quot;&quot;;[.E38]=&quot;&quot;);&quot;&quot;;PROPER([.C38])&amp;&quot; - &quot;&amp;[.D38]&amp;&quot;|&quot;&amp;[.C38]&amp;&quot;-&quot;&amp;[.E38])" office:value-type="string" office:string-value="Install - Tool to simulate/generate X11 keyboard/mouse input events (xdotool)|install-xdotool" calcext:value-type="string">
            <text:p>Install - Tool to simulate/generate X11 keyboard/mouse input events (xdotool)|install-xdotool</text:p>
          </table:table-cell>
          <table:table-cell table:style-name="ce11" table:content-validation-name="val1" office:value-type="string" calcext:value-type="string">
            <text:p>install</text:p>
          </table:table-cell>
          <table:table-cell table:style-name="ce6" office:value-type="string" calcext:value-type="string">
            <text:p>Tool to simulate/generate X11 keyboard/mouse input events (xdotool)</text:p>
          </table:table-cell>
          <table:table-cell table:style-name="ce6" office:value-type="string" calcext:value-type="string">
            <text:p>xdotool</text:p>
          </table:table-cell>
          <table:table-cell table:style-name="ce6" office:value-type="string" calcext:value-type="string">
            <text:p>sudo apt install -y xdotool</text:p>
          </table:table-cell>
          <table:table-cell/>
        </table:table-row>
        <table:table-row table:style-name="ro4">
          <table:table-cell table:style-name="ce2" table:formula="of:=IF([.A38]=&quot;#&quot;;1;[.A38]+1)" office:value-type="float" office:value="38" calcext:value-type="float">
            <text:p>38</text:p>
          </table:table-cell>
          <table:table-cell table:style-name="ce4" table:formula="of:=IF(OR([.C39]=&quot;&quot;;[.D39]=&quot;&quot;;[.E39]=&quot;&quot;);&quot;&quot;;PROPER([.C39])&amp;&quot; - &quot;&amp;[.D39]&amp;&quot;|&quot;&amp;[.C39]&amp;&quot;-&quot;&amp;[.E39])" office:value-type="string" office:string-value="Install - Global menu for XFCE panel|install-xfce4-appmenu-plugin" calcext:value-type="string">
            <text:p>Install - Global menu for XFCE panel|install-xfce4-appmenu-plugin</text:p>
          </table:table-cell>
          <table:table-cell table:style-name="ce11" table:content-validation-name="val1" office:value-type="string" calcext:value-type="string">
            <text:p>install</text:p>
          </table:table-cell>
          <table:table-cell table:style-name="ce6" office:value-type="string" calcext:value-type="string">
            <text:p>Global menu for XFCE panel</text:p>
          </table:table-cell>
          <table:table-cell table:style-name="ce6" office:value-type="string" calcext:value-type="string">
            <text:p>xfce4-appmenu-plugin</text:p>
          </table:table-cell>
          <table:table-cell table:style-name="ce7" office:value-type="string" calcext:value-type="string">
            <text:p>sudo apt install -y xfce4-appmenu-plugin</text:p>
            <text:p>echo ""</text:p>
            <text:p><text:span text:style-name="T1">echo "Before adding the global menu to the panel, it is necessary to restart your system. If you want to do it now, no problem, just cancel the next process. After rebooting, run this setup again and you will be able to resume from this point on."</text:span></text:p>
            <text:p>echo ""</text:p>
            <text:p>read -rsn1 -p "Press any key to continue."; echo ""</text:p>
          </table:table-cell>
          <table:table-cell/>
        </table:table-row>
        <table:table-row table:style-name="ro2">
          <table:table-cell table:style-name="ce2" table:formula="of:=IF([.A39]=&quot;#&quot;;1;[.A39]+1)" office:value-type="float" office:value="39" calcext:value-type="float">
            <text:p>39</text:p>
          </table:table-cell>
          <table:table-cell table:style-name="ce4" table:formula="of:=IF(OR([.C40]=&quot;&quot;;[.D40]=&quot;&quot;;[.E40]=&quot;&quot;);&quot;&quot;;PROPER([.C40])&amp;&quot; - &quot;&amp;[.D40]&amp;&quot;|&quot;&amp;[.C40]&amp;&quot;-&quot;&amp;[.E40])" office:value-type="string" office:string-value="Config - Global menu for XFCE panel settings|config-xfce4-appmenu-plugin-settings" calcext:value-type="string">
            <text:p>Config - Global menu for XFCE panel settings|config-xfce4-appmenu-plugin-settings</text:p>
          </table:table-cell>
          <table:table-cell table:style-name="ce11" table:content-validation-name="val1" office:value-type="string" calcext:value-type="string">
            <text:p>config</text:p>
          </table:table-cell>
          <table:table-cell table:style-name="ce6" office:value-type="string" calcext:value-type="string">
            <text:p>Global menu for XFCE panel settings</text:p>
          </table:table-cell>
          <table:table-cell table:style-name="ce6" office:value-type="string" calcext:value-type="string">
            <text:p>xfce4-appmenu-plugin-settings</text:p>
          </table:table-cell>
          <table:table-cell table:style-name="ce7" office:value-type="string" calcext:value-type="string">
            <text:p>xfconf-query -c xsettings -p /Gtk/ShellShowsAppmenu -n -t bool -s true</text:p>
            <text:p>xfconf-query -c xsettings -p /Gtk/ShellShowsMenubar -n -t bool -s true</text:p>
          </table:table-cell>
          <table:table-cell/>
        </table:table-row>
        <table:table-row table:style-name="ro1">
          <table:table-cell table:style-name="ce2" table:formula="of:=IF([.A40]=&quot;#&quot;;1;[.A40]+1)" office:value-type="float" office:value="40" calcext:value-type="float">
            <text:p>40</text:p>
          </table:table-cell>
          <table:table-cell table:style-name="ce4" table:formula="of:=IF(OR([.C41]=&quot;&quot;;[.D41]=&quot;&quot;;[.E41]=&quot;&quot;);&quot;&quot;;PROPER([.C41])&amp;&quot; - &quot;&amp;[.D41]&amp;&quot;|&quot;&amp;[.C41]&amp;&quot;-&quot;&amp;[.E41])" office:value-type="string" office:string-value="Install - Install Xubuntu Restricted Addons|install-xubuntu-restricted-addons" calcext:value-type="string">
            <text:p>Install - Install Xubuntu Restricted Addons|install-xubuntu-restricted-addons</text:p>
          </table:table-cell>
          <table:table-cell table:style-name="ce11" table:content-validation-name="val1" office:value-type="string" calcext:value-type="string">
            <text:p>install</text:p>
          </table:table-cell>
          <table:table-cell table:style-name="ce6" office:value-type="string" calcext:value-type="string">
            <text:p>Install Xubuntu Restricted Addons</text:p>
          </table:table-cell>
          <table:table-cell table:style-name="ce6" office:value-type="string" calcext:value-type="string">
            <text:p>xubuntu-restricted-addons</text:p>
          </table:table-cell>
          <table:table-cell table:style-name="ce6" office:value-type="string" calcext:value-type="string">
            <text:p>sudo apt install -y xubuntu-restricted-addons</text:p>
          </table:table-cell>
          <table:table-cell/>
        </table:table-row>
        <table:table-row table:style-name="ro1">
          <table:table-cell table:style-name="ce2" table:formula="of:=IF([.A41]=&quot;#&quot;;1;[.A41]+1)" office:value-type="float" office:value="41" calcext:value-type="float">
            <text:p>41</text:p>
          </table:table-cell>
          <table:table-cell table:style-name="ce4" table:formula="of:=IF(OR([.C42]=&quot;&quot;;[.D42]=&quot;&quot;;[.E42]=&quot;&quot;);&quot;&quot;;PROPER([.C42])&amp;&quot; - &quot;&amp;[.D42]&amp;&quot;|&quot;&amp;[.C42]&amp;&quot;-&quot;&amp;[.E42])">
            <text:p/>
          </table:table-cell>
          <table:table-cell table:style-name="ce11" table:content-validation-name="val1"/>
          <table:table-cell table:style-name="ce6" table:number-columns-repeated="3"/>
          <table:table-cell/>
        </table:table-row>
        <table:table-row table:style-name="ro1">
          <table:table-cell table:style-name="ce2" table:formula="of:=IF([.A42]=&quot;#&quot;;1;[.A42]+1)" office:value-type="float" office:value="42" calcext:value-type="float">
            <text:p>42</text:p>
          </table:table-cell>
          <table:table-cell table:style-name="ce4" table:formula="of:=IF(OR([.C43]=&quot;&quot;;[.D43]=&quot;&quot;;[.E43]=&quot;&quot;);&quot;&quot;;PROPER([.C43])&amp;&quot; - &quot;&amp;[.D43]&amp;&quot;|&quot;&amp;[.C43]&amp;&quot;-&quot;&amp;[.E43])">
            <text:p/>
          </table:table-cell>
          <table:table-cell table:style-name="ce11" table:content-validation-name="val1"/>
          <table:table-cell table:style-name="ce6" table:number-columns-repeated="3"/>
          <table:table-cell/>
        </table:table-row>
        <table:table-row table:style-name="ro1">
          <table:table-cell table:style-name="ce2" table:formula="of:=IF([.A43]=&quot;#&quot;;1;[.A43]+1)" office:value-type="float" office:value="43" calcext:value-type="float">
            <text:p>43</text:p>
          </table:table-cell>
          <table:table-cell table:style-name="ce4" table:formula="of:=IF(OR([.C44]=&quot;&quot;;[.D44]=&quot;&quot;;[.E44]=&quot;&quot;);&quot;&quot;;PROPER([.C44])&amp;&quot; - &quot;&amp;[.D44]&amp;&quot;|&quot;&amp;[.C44]&amp;&quot;-&quot;&amp;[.E44])">
            <text:p/>
          </table:table-cell>
          <table:table-cell table:style-name="ce11" table:content-validation-name="val1"/>
          <table:table-cell table:style-name="ce6" table:number-columns-repeated="3"/>
          <table:table-cell/>
        </table:table-row>
        <table:table-row table:style-name="ro1">
          <table:table-cell table:style-name="ce2" table:formula="of:=IF([.A44]=&quot;#&quot;;1;[.A44]+1)" office:value-type="float" office:value="44" calcext:value-type="float">
            <text:p>44</text:p>
          </table:table-cell>
          <table:table-cell table:style-name="ce4" table:formula="of:=IF(OR([.C45]=&quot;&quot;;[.D45]=&quot;&quot;;[.E45]=&quot;&quot;);&quot;&quot;;PROPER([.C45])&amp;&quot; - &quot;&amp;[.D45]&amp;&quot;|&quot;&amp;[.C45]&amp;&quot;-&quot;&amp;[.E45])">
            <text:p/>
          </table:table-cell>
          <table:table-cell table:style-name="ce11" table:content-validation-name="val1"/>
          <table:table-cell table:style-name="ce6" table:number-columns-repeated="3"/>
          <table:table-cell/>
        </table:table-row>
        <table:table-row table:style-name="ro1">
          <table:table-cell table:style-name="ce2" table:formula="of:=IF([.A45]=&quot;#&quot;;1;[.A45]+1)" office:value-type="float" office:value="45" calcext:value-type="float">
            <text:p>45</text:p>
          </table:table-cell>
          <table:table-cell table:style-name="ce4" table:formula="of:=IF(OR([.C46]=&quot;&quot;;[.D46]=&quot;&quot;;[.E46]=&quot;&quot;);&quot;&quot;;PROPER([.C46])&amp;&quot; - &quot;&amp;[.D46]&amp;&quot;|&quot;&amp;[.C46]&amp;&quot;-&quot;&amp;[.E46])">
            <text:p/>
          </table:table-cell>
          <table:table-cell table:style-name="ce11" table:content-validation-name="val1"/>
          <table:table-cell table:style-name="ce6" table:number-columns-repeated="3"/>
          <table:table-cell/>
        </table:table-row>
        <table:table-row table:style-name="ro1">
          <table:table-cell table:style-name="ce2" table:formula="of:=IF([.A46]=&quot;#&quot;;1;[.A46]+1)" office:value-type="float" office:value="46" calcext:value-type="float">
            <text:p>46</text:p>
          </table:table-cell>
          <table:table-cell table:style-name="ce4" table:formula="of:=IF(OR([.C47]=&quot;&quot;;[.D47]=&quot;&quot;;[.E47]=&quot;&quot;);&quot;&quot;;PROPER([.C47])&amp;&quot; - &quot;&amp;[.D47]&amp;&quot;|&quot;&amp;[.C47]&amp;&quot;-&quot;&amp;[.E47])">
            <text:p/>
          </table:table-cell>
          <table:table-cell table:style-name="ce11" table:content-validation-name="val1"/>
          <table:table-cell table:style-name="ce6" table:number-columns-repeated="3"/>
          <table:table-cell/>
        </table:table-row>
        <table:table-row table:style-name="ro1">
          <table:table-cell table:style-name="ce2" table:formula="of:=IF([.A47]=&quot;#&quot;;1;[.A47]+1)" office:value-type="float" office:value="47" calcext:value-type="float">
            <text:p>47</text:p>
          </table:table-cell>
          <table:table-cell table:style-name="ce4" table:formula="of:=IF(OR([.C48]=&quot;&quot;;[.D48]=&quot;&quot;;[.E48]=&quot;&quot;);&quot;&quot;;PROPER([.C48])&amp;&quot; - &quot;&amp;[.D48]&amp;&quot;|&quot;&amp;[.C48]&amp;&quot;-&quot;&amp;[.E48])">
            <text:p/>
          </table:table-cell>
          <table:table-cell table:style-name="ce11" table:content-validation-name="val1"/>
          <table:table-cell table:style-name="ce6" table:number-columns-repeated="3"/>
          <table:table-cell/>
        </table:table-row>
        <table:table-row table:style-name="ro1">
          <table:table-cell table:style-name="ce2" table:formula="of:=IF([.A48]=&quot;#&quot;;1;[.A48]+1)" office:value-type="float" office:value="48" calcext:value-type="float">
            <text:p>48</text:p>
          </table:table-cell>
          <table:table-cell table:style-name="ce4" table:formula="of:=IF(OR([.C49]=&quot;&quot;;[.D49]=&quot;&quot;;[.E49]=&quot;&quot;);&quot;&quot;;PROPER([.C49])&amp;&quot; - &quot;&amp;[.D49]&amp;&quot;|&quot;&amp;[.C49]&amp;&quot;-&quot;&amp;[.E49])">
            <text:p/>
          </table:table-cell>
          <table:table-cell table:style-name="ce11" table:content-validation-name="val1"/>
          <table:table-cell table:style-name="ce6" table:number-columns-repeated="3"/>
          <table:table-cell/>
        </table:table-row>
        <table:table-row table:style-name="ro1">
          <table:table-cell table:style-name="ce2" table:formula="of:=IF([.A49]=&quot;#&quot;;1;[.A49]+1)" office:value-type="float" office:value="49" calcext:value-type="float">
            <text:p>49</text:p>
          </table:table-cell>
          <table:table-cell table:style-name="ce4" table:formula="of:=IF(OR([.C50]=&quot;&quot;;[.D50]=&quot;&quot;;[.E50]=&quot;&quot;);&quot;&quot;;PROPER([.C50])&amp;&quot; - &quot;&amp;[.D50]&amp;&quot;|&quot;&amp;[.C50]&amp;&quot;-&quot;&amp;[.E50])">
            <text:p/>
          </table:table-cell>
          <table:table-cell table:style-name="ce11" table:content-validation-name="val1"/>
          <table:table-cell table:style-name="ce6" table:number-columns-repeated="3"/>
          <table:table-cell/>
        </table:table-row>
        <table:table-row table:style-name="ro1">
          <table:table-cell table:style-name="ce2" table:formula="of:=IF([.A50]=&quot;#&quot;;1;[.A50]+1)" office:value-type="float" office:value="50" calcext:value-type="float">
            <text:p>50</text:p>
          </table:table-cell>
          <table:table-cell table:style-name="ce4" table:formula="of:=IF(OR([.C51]=&quot;&quot;;[.D51]=&quot;&quot;;[.E51]=&quot;&quot;);&quot;&quot;;PROPER([.C51])&amp;&quot; - &quot;&amp;[.D51]&amp;&quot;|&quot;&amp;[.C51]&amp;&quot;-&quot;&amp;[.E51])">
            <text:p/>
          </table:table-cell>
          <table:table-cell table:style-name="ce11" table:content-validation-name="val1"/>
          <table:table-cell table:style-name="ce6" table:number-columns-repeated="3"/>
          <table:table-cell/>
        </table:table-row>
        <table:table-row table:style-name="ro1">
          <table:table-cell table:style-name="ce2" table:formula="of:=IF([.A51]=&quot;#&quot;;1;[.A51]+1)" office:value-type="float" office:value="51" calcext:value-type="float">
            <text:p>51</text:p>
          </table:table-cell>
          <table:table-cell table:style-name="ce4" table:formula="of:=IF(OR([.C52]=&quot;&quot;;[.D52]=&quot;&quot;;[.E52]=&quot;&quot;);&quot;&quot;;PROPER([.C52])&amp;&quot; - &quot;&amp;[.D52]&amp;&quot;|&quot;&amp;[.C52]&amp;&quot;-&quot;&amp;[.E52])">
            <text:p/>
          </table:table-cell>
          <table:table-cell table:style-name="ce11" table:content-validation-name="val1"/>
          <table:table-cell table:style-name="ce6" table:number-columns-repeated="3"/>
          <table:table-cell/>
        </table:table-row>
        <table:table-row table:style-name="ro1">
          <table:table-cell table:style-name="ce2" table:formula="of:=IF([.A52]=&quot;#&quot;;1;[.A52]+1)" office:value-type="float" office:value="52" calcext:value-type="float">
            <text:p>52</text:p>
          </table:table-cell>
          <table:table-cell table:style-name="ce4" table:formula="of:=IF(OR([.C53]=&quot;&quot;;[.D53]=&quot;&quot;;[.E53]=&quot;&quot;);&quot;&quot;;PROPER([.C53])&amp;&quot; - &quot;&amp;[.D53]&amp;&quot;|&quot;&amp;[.C53]&amp;&quot;-&quot;&amp;[.E53])">
            <text:p/>
          </table:table-cell>
          <table:table-cell table:style-name="ce11" table:content-validation-name="val1"/>
          <table:table-cell table:style-name="ce6" table:number-columns-repeated="3"/>
          <table:table-cell/>
        </table:table-row>
        <table:table-row table:style-name="ro1">
          <table:table-cell table:style-name="ce2" table:formula="of:=IF([.A53]=&quot;#&quot;;1;[.A53]+1)" office:value-type="float" office:value="53" calcext:value-type="float">
            <text:p>53</text:p>
          </table:table-cell>
          <table:table-cell table:style-name="ce4" table:formula="of:=IF(OR([.C54]=&quot;&quot;;[.D54]=&quot;&quot;;[.E54]=&quot;&quot;);&quot;&quot;;PROPER([.C54])&amp;&quot; - &quot;&amp;[.D54]&amp;&quot;|&quot;&amp;[.C54]&amp;&quot;-&quot;&amp;[.E54])">
            <text:p/>
          </table:table-cell>
          <table:table-cell table:style-name="ce11" table:content-validation-name="val1"/>
          <table:table-cell table:style-name="ce6" table:number-columns-repeated="3"/>
          <table:table-cell/>
        </table:table-row>
        <table:table-row table:style-name="ro1">
          <table:table-cell table:style-name="ce2" table:formula="of:=IF([.A54]=&quot;#&quot;;1;[.A54]+1)" office:value-type="float" office:value="54" calcext:value-type="float">
            <text:p>54</text:p>
          </table:table-cell>
          <table:table-cell table:style-name="ce4" table:formula="of:=IF(OR([.C55]=&quot;&quot;;[.D55]=&quot;&quot;;[.E55]=&quot;&quot;);&quot;&quot;;PROPER([.C55])&amp;&quot; - &quot;&amp;[.D55]&amp;&quot;|&quot;&amp;[.C55]&amp;&quot;-&quot;&amp;[.E55])">
            <text:p/>
          </table:table-cell>
          <table:table-cell table:style-name="ce11" table:content-validation-name="val1"/>
          <table:table-cell table:style-name="ce6" table:number-columns-repeated="3"/>
          <table:table-cell/>
        </table:table-row>
        <table:table-row table:style-name="ro1">
          <table:table-cell table:style-name="ce2" table:formula="of:=IF([.A55]=&quot;#&quot;;1;[.A55]+1)" office:value-type="float" office:value="55" calcext:value-type="float">
            <text:p>55</text:p>
          </table:table-cell>
          <table:table-cell table:style-name="ce4" table:formula="of:=IF(OR([.C56]=&quot;&quot;;[.D56]=&quot;&quot;;[.E56]=&quot;&quot;);&quot;&quot;;PROPER([.C56])&amp;&quot; - &quot;&amp;[.D56]&amp;&quot;|&quot;&amp;[.C56]&amp;&quot;-&quot;&amp;[.E56])">
            <text:p/>
          </table:table-cell>
          <table:table-cell table:style-name="ce11" table:content-validation-name="val1"/>
          <table:table-cell table:style-name="ce6" table:number-columns-repeated="3"/>
          <table:table-cell/>
        </table:table-row>
        <table:table-row table:style-name="ro1">
          <table:table-cell table:style-name="ce2" table:formula="of:=IF([.A56]=&quot;#&quot;;1;[.A56]+1)" office:value-type="float" office:value="56" calcext:value-type="float">
            <text:p>56</text:p>
          </table:table-cell>
          <table:table-cell table:style-name="ce4" table:formula="of:=IF(OR([.C57]=&quot;&quot;;[.D57]=&quot;&quot;;[.E57]=&quot;&quot;);&quot;&quot;;PROPER([.C57])&amp;&quot; - &quot;&amp;[.D57]&amp;&quot;|&quot;&amp;[.C57]&amp;&quot;-&quot;&amp;[.E57])">
            <text:p/>
          </table:table-cell>
          <table:table-cell table:style-name="ce11" table:content-validation-name="val1"/>
          <table:table-cell table:style-name="ce6" table:number-columns-repeated="3"/>
          <table:table-cell/>
        </table:table-row>
        <table:table-row table:style-name="ro1">
          <table:table-cell table:style-name="ce2" table:formula="of:=IF([.A57]=&quot;#&quot;;1;[.A57]+1)" office:value-type="float" office:value="57" calcext:value-type="float">
            <text:p>57</text:p>
          </table:table-cell>
          <table:table-cell table:style-name="ce4" table:formula="of:=IF(OR([.C58]=&quot;&quot;;[.D58]=&quot;&quot;;[.E58]=&quot;&quot;);&quot;&quot;;PROPER([.C58])&amp;&quot; - &quot;&amp;[.D58]&amp;&quot;|&quot;&amp;[.C58]&amp;&quot;-&quot;&amp;[.E58])">
            <text:p/>
          </table:table-cell>
          <table:table-cell table:style-name="ce11" table:content-validation-name="val1"/>
          <table:table-cell table:style-name="ce6" table:number-columns-repeated="3"/>
          <table:table-cell/>
        </table:table-row>
        <table:table-row table:style-name="ro1">
          <table:table-cell table:style-name="ce2" table:formula="of:=IF([.A58]=&quot;#&quot;;1;[.A58]+1)" office:value-type="float" office:value="58" calcext:value-type="float">
            <text:p>58</text:p>
          </table:table-cell>
          <table:table-cell table:style-name="ce4" table:formula="of:=IF(OR([.C59]=&quot;&quot;;[.D59]=&quot;&quot;;[.E59]=&quot;&quot;);&quot;&quot;;PROPER([.C59])&amp;&quot; - &quot;&amp;[.D59]&amp;&quot;|&quot;&amp;[.C59]&amp;&quot;-&quot;&amp;[.E59])">
            <text:p/>
          </table:table-cell>
          <table:table-cell table:style-name="ce11" table:content-validation-name="val1"/>
          <table:table-cell table:style-name="ce6" table:number-columns-repeated="3"/>
          <table:table-cell/>
        </table:table-row>
        <table:table-row table:style-name="ro1">
          <table:table-cell table:style-name="ce2" table:formula="of:=IF([.A59]=&quot;#&quot;;1;[.A59]+1)" office:value-type="float" office:value="59" calcext:value-type="float">
            <text:p>59</text:p>
          </table:table-cell>
          <table:table-cell table:style-name="ce4" table:formula="of:=IF(OR([.C60]=&quot;&quot;;[.D60]=&quot;&quot;;[.E60]=&quot;&quot;);&quot;&quot;;PROPER([.C60])&amp;&quot; - &quot;&amp;[.D60]&amp;&quot;|&quot;&amp;[.C60]&amp;&quot;-&quot;&amp;[.E60])">
            <text:p/>
          </table:table-cell>
          <table:table-cell table:style-name="ce11" table:content-validation-name="val1"/>
          <table:table-cell table:style-name="ce6" table:number-columns-repeated="3"/>
          <table:table-cell/>
        </table:table-row>
        <table:table-row table:style-name="ro1">
          <table:table-cell table:style-name="ce2" table:formula="of:=IF([.A60]=&quot;#&quot;;1;[.A60]+1)" office:value-type="float" office:value="60" calcext:value-type="float">
            <text:p>60</text:p>
          </table:table-cell>
          <table:table-cell table:style-name="ce4" table:formula="of:=IF(OR([.C61]=&quot;&quot;;[.D61]=&quot;&quot;;[.E61]=&quot;&quot;);&quot;&quot;;PROPER([.C61])&amp;&quot; - &quot;&amp;[.D61]&amp;&quot;|&quot;&amp;[.C61]&amp;&quot;-&quot;&amp;[.E61])">
            <text:p/>
          </table:table-cell>
          <table:table-cell table:style-name="ce11" table:content-validation-name="val1"/>
          <table:table-cell table:style-name="ce6" table:number-columns-repeated="3"/>
          <table:table-cell/>
        </table:table-row>
        <table:table-row table:style-name="ro1">
          <table:table-cell table:style-name="ce2" table:formula="of:=IF([.A61]=&quot;#&quot;;1;[.A61]+1)" office:value-type="float" office:value="61" calcext:value-type="float">
            <text:p>61</text:p>
          </table:table-cell>
          <table:table-cell table:style-name="ce4" table:formula="of:=IF(OR([.C62]=&quot;&quot;;[.D62]=&quot;&quot;;[.E62]=&quot;&quot;);&quot;&quot;;PROPER([.C62])&amp;&quot; - &quot;&amp;[.D62]&amp;&quot;|&quot;&amp;[.C62]&amp;&quot;-&quot;&amp;[.E62])">
            <text:p/>
          </table:table-cell>
          <table:table-cell table:style-name="ce11" table:content-validation-name="val1"/>
          <table:table-cell table:style-name="ce6" table:number-columns-repeated="3"/>
          <table:table-cell/>
        </table:table-row>
        <table:table-row table:style-name="ro1">
          <table:table-cell table:style-name="ce2" table:formula="of:=IF([.A62]=&quot;#&quot;;1;[.A62]+1)" office:value-type="float" office:value="62" calcext:value-type="float">
            <text:p>62</text:p>
          </table:table-cell>
          <table:table-cell table:style-name="ce4" table:formula="of:=IF(OR([.C63]=&quot;&quot;;[.D63]=&quot;&quot;;[.E63]=&quot;&quot;);&quot;&quot;;PROPER([.C63])&amp;&quot; - &quot;&amp;[.D63]&amp;&quot;|&quot;&amp;[.C63]&amp;&quot;-&quot;&amp;[.E63])">
            <text:p/>
          </table:table-cell>
          <table:table-cell table:style-name="ce11" table:content-validation-name="val1"/>
          <table:table-cell table:style-name="ce6" table:number-columns-repeated="3"/>
          <table:table-cell/>
        </table:table-row>
        <table:table-row table:style-name="ro1">
          <table:table-cell table:style-name="ce2" table:formula="of:=IF([.A63]=&quot;#&quot;;1;[.A63]+1)" office:value-type="float" office:value="63" calcext:value-type="float">
            <text:p>63</text:p>
          </table:table-cell>
          <table:table-cell table:style-name="ce4" table:formula="of:=IF(OR([.C64]=&quot;&quot;;[.D64]=&quot;&quot;;[.E64]=&quot;&quot;);&quot;&quot;;PROPER([.C64])&amp;&quot; - &quot;&amp;[.D64]&amp;&quot;|&quot;&amp;[.C64]&amp;&quot;-&quot;&amp;[.E64])">
            <text:p/>
          </table:table-cell>
          <table:table-cell table:style-name="ce11" table:content-validation-name="val1"/>
          <table:table-cell table:style-name="ce6" table:number-columns-repeated="3"/>
          <table:table-cell/>
        </table:table-row>
        <table:table-row table:style-name="ro1">
          <table:table-cell table:style-name="ce2" table:formula="of:=IF([.A64]=&quot;#&quot;;1;[.A64]+1)" office:value-type="float" office:value="64" calcext:value-type="float">
            <text:p>64</text:p>
          </table:table-cell>
          <table:table-cell table:style-name="ce4" table:formula="of:=IF(OR([.C65]=&quot;&quot;;[.D65]=&quot;&quot;;[.E65]=&quot;&quot;);&quot;&quot;;PROPER([.C65])&amp;&quot; - &quot;&amp;[.D65]&amp;&quot;|&quot;&amp;[.C65]&amp;&quot;-&quot;&amp;[.E65])">
            <text:p/>
          </table:table-cell>
          <table:table-cell table:style-name="ce11" table:content-validation-name="val1"/>
          <table:table-cell table:style-name="ce6" table:number-columns-repeated="3"/>
          <table:table-cell/>
        </table:table-row>
        <table:table-row table:style-name="ro1">
          <table:table-cell table:style-name="ce2" table:formula="of:=IF([.A65]=&quot;#&quot;;1;[.A65]+1)" office:value-type="float" office:value="65" calcext:value-type="float">
            <text:p>65</text:p>
          </table:table-cell>
          <table:table-cell table:style-name="ce4" table:formula="of:=IF(OR([.C66]=&quot;&quot;;[.D66]=&quot;&quot;;[.E66]=&quot;&quot;);&quot;&quot;;PROPER([.C66])&amp;&quot; - &quot;&amp;[.D66]&amp;&quot;|&quot;&amp;[.C66]&amp;&quot;-&quot;&amp;[.E66])">
            <text:p/>
          </table:table-cell>
          <table:table-cell table:style-name="ce11" table:content-validation-name="val1"/>
          <table:table-cell table:style-name="ce6" table:number-columns-repeated="3"/>
          <table:table-cell/>
        </table:table-row>
        <table:table-row table:style-name="ro1">
          <table:table-cell table:style-name="ce2" table:formula="of:=IF([.A66]=&quot;#&quot;;1;[.A66]+1)" office:value-type="float" office:value="66" calcext:value-type="float">
            <text:p>66</text:p>
          </table:table-cell>
          <table:table-cell table:style-name="ce4" table:formula="of:=IF(OR([.C67]=&quot;&quot;;[.D67]=&quot;&quot;;[.E67]=&quot;&quot;);&quot;&quot;;PROPER([.C67])&amp;&quot; - &quot;&amp;[.D67]&amp;&quot;|&quot;&amp;[.C67]&amp;&quot;-&quot;&amp;[.E67])">
            <text:p/>
          </table:table-cell>
          <table:table-cell table:style-name="ce11" table:content-validation-name="val1"/>
          <table:table-cell table:style-name="ce6" table:number-columns-repeated="3"/>
          <table:table-cell/>
        </table:table-row>
        <table:table-row table:style-name="ro1">
          <table:table-cell table:style-name="ce2" table:formula="of:=IF([.A67]=&quot;#&quot;;1;[.A67]+1)" office:value-type="float" office:value="67" calcext:value-type="float">
            <text:p>67</text:p>
          </table:table-cell>
          <table:table-cell table:style-name="ce4" table:formula="of:=IF(OR([.C68]=&quot;&quot;;[.D68]=&quot;&quot;;[.E68]=&quot;&quot;);&quot;&quot;;PROPER([.C68])&amp;&quot; - &quot;&amp;[.D68]&amp;&quot;|&quot;&amp;[.C68]&amp;&quot;-&quot;&amp;[.E68])">
            <text:p/>
          </table:table-cell>
          <table:table-cell table:style-name="ce11" table:content-validation-name="val1"/>
          <table:table-cell table:style-name="ce6" table:number-columns-repeated="3"/>
          <table:table-cell/>
        </table:table-row>
        <table:table-row table:style-name="ro1">
          <table:table-cell table:style-name="ce2" table:formula="of:=IF([.A68]=&quot;#&quot;;1;[.A68]+1)" office:value-type="float" office:value="68" calcext:value-type="float">
            <text:p>68</text:p>
          </table:table-cell>
          <table:table-cell table:style-name="ce4" table:formula="of:=IF(OR([.C69]=&quot;&quot;;[.D69]=&quot;&quot;;[.E69]=&quot;&quot;);&quot;&quot;;PROPER([.C69])&amp;&quot; - &quot;&amp;[.D69]&amp;&quot;|&quot;&amp;[.C69]&amp;&quot;-&quot;&amp;[.E69])">
            <text:p/>
          </table:table-cell>
          <table:table-cell table:style-name="ce11" table:content-validation-name="val1"/>
          <table:table-cell table:style-name="ce6" table:number-columns-repeated="3"/>
          <table:table-cell/>
        </table:table-row>
        <table:table-row table:style-name="ro1">
          <table:table-cell table:style-name="ce2" table:formula="of:=IF([.A69]=&quot;#&quot;;1;[.A69]+1)" office:value-type="float" office:value="69" calcext:value-type="float">
            <text:p>69</text:p>
          </table:table-cell>
          <table:table-cell table:style-name="ce4" table:formula="of:=IF(OR([.C70]=&quot;&quot;;[.D70]=&quot;&quot;;[.E70]=&quot;&quot;);&quot;&quot;;PROPER([.C70])&amp;&quot; - &quot;&amp;[.D70]&amp;&quot;|&quot;&amp;[.C70]&amp;&quot;-&quot;&amp;[.E70])">
            <text:p/>
          </table:table-cell>
          <table:table-cell table:style-name="ce11" table:content-validation-name="val1"/>
          <table:table-cell table:style-name="ce6" table:number-columns-repeated="3"/>
          <table:table-cell/>
        </table:table-row>
        <table:table-row table:style-name="ro1">
          <table:table-cell table:style-name="ce2" table:formula="of:=IF([.A70]=&quot;#&quot;;1;[.A70]+1)" office:value-type="float" office:value="70" calcext:value-type="float">
            <text:p>70</text:p>
          </table:table-cell>
          <table:table-cell table:style-name="ce4" table:formula="of:=IF(OR([.C71]=&quot;&quot;;[.D71]=&quot;&quot;;[.E71]=&quot;&quot;);&quot;&quot;;PROPER([.C71])&amp;&quot; - &quot;&amp;[.D71]&amp;&quot;|&quot;&amp;[.C71]&amp;&quot;-&quot;&amp;[.E71])">
            <text:p/>
          </table:table-cell>
          <table:table-cell table:style-name="ce11" table:content-validation-name="val1"/>
          <table:table-cell table:style-name="ce6" table:number-columns-repeated="3"/>
          <table:table-cell/>
        </table:table-row>
        <table:table-row table:style-name="ro1">
          <table:table-cell table:style-name="ce2" table:formula="of:=IF([.A71]=&quot;#&quot;;1;[.A71]+1)" office:value-type="float" office:value="71" calcext:value-type="float">
            <text:p>71</text:p>
          </table:table-cell>
          <table:table-cell table:style-name="ce4" table:formula="of:=IF(OR([.C72]=&quot;&quot;;[.D72]=&quot;&quot;;[.E72]=&quot;&quot;);&quot;&quot;;PROPER([.C72])&amp;&quot; - &quot;&amp;[.D72]&amp;&quot;|&quot;&amp;[.C72]&amp;&quot;-&quot;&amp;[.E72])">
            <text:p/>
          </table:table-cell>
          <table:table-cell table:style-name="ce11" table:content-validation-name="val1"/>
          <table:table-cell table:style-name="ce6" table:number-columns-repeated="3"/>
          <table:table-cell/>
        </table:table-row>
        <table:table-row table:style-name="ro1">
          <table:table-cell table:style-name="ce2" table:formula="of:=IF([.A72]=&quot;#&quot;;1;[.A72]+1)" office:value-type="float" office:value="72" calcext:value-type="float">
            <text:p>72</text:p>
          </table:table-cell>
          <table:table-cell table:style-name="ce4" table:formula="of:=IF(OR([.C73]=&quot;&quot;;[.D73]=&quot;&quot;;[.E73]=&quot;&quot;);&quot;&quot;;PROPER([.C73])&amp;&quot; - &quot;&amp;[.D73]&amp;&quot;|&quot;&amp;[.C73]&amp;&quot;-&quot;&amp;[.E73])">
            <text:p/>
          </table:table-cell>
          <table:table-cell table:style-name="ce11" table:content-validation-name="val1"/>
          <table:table-cell table:style-name="ce6" table:number-columns-repeated="3"/>
          <table:table-cell/>
        </table:table-row>
        <table:table-row table:style-name="ro1">
          <table:table-cell table:style-name="ce2" table:formula="of:=IF([.A73]=&quot;#&quot;;1;[.A73]+1)" office:value-type="float" office:value="73" calcext:value-type="float">
            <text:p>73</text:p>
          </table:table-cell>
          <table:table-cell table:style-name="ce4" table:formula="of:=IF(OR([.C74]=&quot;&quot;;[.D74]=&quot;&quot;;[.E74]=&quot;&quot;);&quot;&quot;;PROPER([.C74])&amp;&quot; - &quot;&amp;[.D74]&amp;&quot;|&quot;&amp;[.C74]&amp;&quot;-&quot;&amp;[.E74])">
            <text:p/>
          </table:table-cell>
          <table:table-cell table:style-name="ce11" table:content-validation-name="val1"/>
          <table:table-cell table:style-name="ce6" table:number-columns-repeated="3"/>
          <table:table-cell/>
        </table:table-row>
        <table:table-row table:style-name="ro1">
          <table:table-cell table:style-name="ce2" table:formula="of:=IF([.A74]=&quot;#&quot;;1;[.A74]+1)" office:value-type="float" office:value="74" calcext:value-type="float">
            <text:p>74</text:p>
          </table:table-cell>
          <table:table-cell table:style-name="ce4" table:formula="of:=IF(OR([.C75]=&quot;&quot;;[.D75]=&quot;&quot;;[.E75]=&quot;&quot;);&quot;&quot;;PROPER([.C75])&amp;&quot; - &quot;&amp;[.D75]&amp;&quot;|&quot;&amp;[.C75]&amp;&quot;-&quot;&amp;[.E75])">
            <text:p/>
          </table:table-cell>
          <table:table-cell table:style-name="ce11" table:content-validation-name="val1"/>
          <table:table-cell table:style-name="ce6" table:number-columns-repeated="3"/>
          <table:table-cell/>
        </table:table-row>
        <table:table-row table:style-name="ro1">
          <table:table-cell table:style-name="ce2" table:formula="of:=IF([.A75]=&quot;#&quot;;1;[.A75]+1)" office:value-type="float" office:value="75" calcext:value-type="float">
            <text:p>75</text:p>
          </table:table-cell>
          <table:table-cell table:style-name="ce4" table:formula="of:=IF(OR([.C76]=&quot;&quot;;[.D76]=&quot;&quot;;[.E76]=&quot;&quot;);&quot;&quot;;PROPER([.C76])&amp;&quot; - &quot;&amp;[.D76]&amp;&quot;|&quot;&amp;[.C76]&amp;&quot;-&quot;&amp;[.E76])">
            <text:p/>
          </table:table-cell>
          <table:table-cell table:style-name="ce11" table:content-validation-name="val1"/>
          <table:table-cell table:style-name="ce6" table:number-columns-repeated="3"/>
          <table:table-cell/>
        </table:table-row>
        <table:table-row table:style-name="ro1">
          <table:table-cell table:style-name="ce2" table:formula="of:=IF([.A76]=&quot;#&quot;;1;[.A76]+1)" office:value-type="float" office:value="76" calcext:value-type="float">
            <text:p>76</text:p>
          </table:table-cell>
          <table:table-cell table:style-name="ce4" table:formula="of:=IF(OR([.C77]=&quot;&quot;;[.D77]=&quot;&quot;;[.E77]=&quot;&quot;);&quot;&quot;;PROPER([.C77])&amp;&quot; - &quot;&amp;[.D77]&amp;&quot;|&quot;&amp;[.C77]&amp;&quot;-&quot;&amp;[.E77])">
            <text:p/>
          </table:table-cell>
          <table:table-cell table:style-name="ce11" table:content-validation-name="val1"/>
          <table:table-cell table:style-name="ce6" table:number-columns-repeated="3"/>
          <table:table-cell/>
        </table:table-row>
        <table:table-row table:style-name="ro1">
          <table:table-cell table:style-name="ce2" table:formula="of:=IF([.A77]=&quot;#&quot;;1;[.A77]+1)" office:value-type="float" office:value="77" calcext:value-type="float">
            <text:p>77</text:p>
          </table:table-cell>
          <table:table-cell table:style-name="ce4" table:formula="of:=IF(OR([.C78]=&quot;&quot;;[.D78]=&quot;&quot;;[.E78]=&quot;&quot;);&quot;&quot;;PROPER([.C78])&amp;&quot; - &quot;&amp;[.D78]&amp;&quot;|&quot;&amp;[.C78]&amp;&quot;-&quot;&amp;[.E78])">
            <text:p/>
          </table:table-cell>
          <table:table-cell table:style-name="ce11" table:content-validation-name="val1"/>
          <table:table-cell table:style-name="ce6" table:number-columns-repeated="3"/>
          <table:table-cell/>
        </table:table-row>
        <table:table-row table:style-name="ro1">
          <table:table-cell table:style-name="ce2" table:formula="of:=IF([.A78]=&quot;#&quot;;1;[.A78]+1)" office:value-type="float" office:value="78" calcext:value-type="float">
            <text:p>78</text:p>
          </table:table-cell>
          <table:table-cell table:style-name="ce4" table:formula="of:=IF(OR([.C79]=&quot;&quot;;[.D79]=&quot;&quot;;[.E79]=&quot;&quot;);&quot;&quot;;PROPER([.C79])&amp;&quot; - &quot;&amp;[.D79]&amp;&quot;|&quot;&amp;[.C79]&amp;&quot;-&quot;&amp;[.E79])">
            <text:p/>
          </table:table-cell>
          <table:table-cell table:style-name="ce11" table:content-validation-name="val1"/>
          <table:table-cell table:style-name="ce6" table:number-columns-repeated="3"/>
          <table:table-cell/>
        </table:table-row>
        <table:table-row table:style-name="ro1">
          <table:table-cell table:style-name="ce2" table:formula="of:=IF([.A79]=&quot;#&quot;;1;[.A79]+1)" office:value-type="float" office:value="79" calcext:value-type="float">
            <text:p>79</text:p>
          </table:table-cell>
          <table:table-cell table:style-name="ce4" table:formula="of:=IF(OR([.C80]=&quot;&quot;;[.D80]=&quot;&quot;;[.E80]=&quot;&quot;);&quot;&quot;;PROPER([.C80])&amp;&quot; - &quot;&amp;[.D80]&amp;&quot;|&quot;&amp;[.C80]&amp;&quot;-&quot;&amp;[.E80])">
            <text:p/>
          </table:table-cell>
          <table:table-cell table:style-name="ce11" table:content-validation-name="val1"/>
          <table:table-cell table:style-name="ce6" table:number-columns-repeated="3"/>
          <table:table-cell/>
        </table:table-row>
        <table:table-row table:style-name="ro1">
          <table:table-cell table:style-name="ce2" table:formula="of:=IF([.A80]=&quot;#&quot;;1;[.A80]+1)" office:value-type="float" office:value="80" calcext:value-type="float">
            <text:p>80</text:p>
          </table:table-cell>
          <table:table-cell table:style-name="ce4" table:formula="of:=IF(OR([.C81]=&quot;&quot;;[.D81]=&quot;&quot;;[.E81]=&quot;&quot;);&quot;&quot;;PROPER([.C81])&amp;&quot; - &quot;&amp;[.D81]&amp;&quot;|&quot;&amp;[.C81]&amp;&quot;-&quot;&amp;[.E81])">
            <text:p/>
          </table:table-cell>
          <table:table-cell table:style-name="ce11" table:content-validation-name="val1"/>
          <table:table-cell table:style-name="ce6" table:number-columns-repeated="3"/>
          <table:table-cell/>
        </table:table-row>
        <table:table-row table:style-name="ro1">
          <table:table-cell table:style-name="ce2" table:formula="of:=IF([.A81]=&quot;#&quot;;1;[.A81]+1)" office:value-type="float" office:value="81" calcext:value-type="float">
            <text:p>81</text:p>
          </table:table-cell>
          <table:table-cell table:style-name="ce4" table:formula="of:=IF(OR([.C82]=&quot;&quot;;[.D82]=&quot;&quot;;[.E82]=&quot;&quot;);&quot;&quot;;PROPER([.C82])&amp;&quot; - &quot;&amp;[.D82]&amp;&quot;|&quot;&amp;[.C82]&amp;&quot;-&quot;&amp;[.E82])">
            <text:p/>
          </table:table-cell>
          <table:table-cell table:style-name="ce11" table:content-validation-name="val1"/>
          <table:table-cell table:style-name="ce6" table:number-columns-repeated="3"/>
          <table:table-cell/>
        </table:table-row>
        <table:table-row table:style-name="ro1">
          <table:table-cell table:style-name="ce2" table:formula="of:=IF([.A82]=&quot;#&quot;;1;[.A82]+1)" office:value-type="float" office:value="82" calcext:value-type="float">
            <text:p>82</text:p>
          </table:table-cell>
          <table:table-cell table:style-name="ce4" table:formula="of:=IF(OR([.C83]=&quot;&quot;;[.D83]=&quot;&quot;;[.E83]=&quot;&quot;);&quot;&quot;;PROPER([.C83])&amp;&quot; - &quot;&amp;[.D83]&amp;&quot;|&quot;&amp;[.C83]&amp;&quot;-&quot;&amp;[.E83])">
            <text:p/>
          </table:table-cell>
          <table:table-cell table:style-name="ce11" table:content-validation-name="val1"/>
          <table:table-cell table:style-name="ce6" table:number-columns-repeated="3"/>
          <table:table-cell/>
        </table:table-row>
        <table:table-row table:style-name="ro1">
          <table:table-cell table:style-name="ce2" table:formula="of:=IF([.A83]=&quot;#&quot;;1;[.A83]+1)" office:value-type="float" office:value="83" calcext:value-type="float">
            <text:p>83</text:p>
          </table:table-cell>
          <table:table-cell table:style-name="ce4" table:formula="of:=IF(OR([.C84]=&quot;&quot;;[.D84]=&quot;&quot;;[.E84]=&quot;&quot;);&quot;&quot;;PROPER([.C84])&amp;&quot; - &quot;&amp;[.D84]&amp;&quot;|&quot;&amp;[.C84]&amp;&quot;-&quot;&amp;[.E84])">
            <text:p/>
          </table:table-cell>
          <table:table-cell table:style-name="ce11" table:content-validation-name="val1"/>
          <table:table-cell table:style-name="ce6" table:number-columns-repeated="3"/>
          <table:table-cell/>
        </table:table-row>
        <table:table-row table:style-name="ro1">
          <table:table-cell table:style-name="ce2" table:formula="of:=IF([.A84]=&quot;#&quot;;1;[.A84]+1)" office:value-type="float" office:value="84" calcext:value-type="float">
            <text:p>84</text:p>
          </table:table-cell>
          <table:table-cell table:style-name="ce4" table:formula="of:=IF(OR([.C85]=&quot;&quot;;[.D85]=&quot;&quot;;[.E85]=&quot;&quot;);&quot;&quot;;PROPER([.C85])&amp;&quot; - &quot;&amp;[.D85]&amp;&quot;|&quot;&amp;[.C85]&amp;&quot;-&quot;&amp;[.E85])">
            <text:p/>
          </table:table-cell>
          <table:table-cell table:style-name="ce11" table:content-validation-name="val1"/>
          <table:table-cell table:style-name="ce6" table:number-columns-repeated="3"/>
          <table:table-cell/>
        </table:table-row>
        <table:table-row table:style-name="ro1">
          <table:table-cell table:style-name="ce2" table:formula="of:=IF([.A85]=&quot;#&quot;;1;[.A85]+1)" office:value-type="float" office:value="85" calcext:value-type="float">
            <text:p>85</text:p>
          </table:table-cell>
          <table:table-cell table:style-name="ce4" table:formula="of:=IF(OR([.C86]=&quot;&quot;;[.D86]=&quot;&quot;;[.E86]=&quot;&quot;);&quot;&quot;;PROPER([.C86])&amp;&quot; - &quot;&amp;[.D86]&amp;&quot;|&quot;&amp;[.C86]&amp;&quot;-&quot;&amp;[.E86])">
            <text:p/>
          </table:table-cell>
          <table:table-cell table:style-name="ce11" table:content-validation-name="val1"/>
          <table:table-cell table:style-name="ce6" table:number-columns-repeated="3"/>
          <table:table-cell/>
        </table:table-row>
        <table:table-row table:style-name="ro1">
          <table:table-cell table:style-name="ce2" table:formula="of:=IF([.A86]=&quot;#&quot;;1;[.A86]+1)" office:value-type="float" office:value="86" calcext:value-type="float">
            <text:p>86</text:p>
          </table:table-cell>
          <table:table-cell table:style-name="ce4" table:formula="of:=IF(OR([.C87]=&quot;&quot;;[.D87]=&quot;&quot;;[.E87]=&quot;&quot;);&quot;&quot;;PROPER([.C87])&amp;&quot; - &quot;&amp;[.D87]&amp;&quot;|&quot;&amp;[.C87]&amp;&quot;-&quot;&amp;[.E87])">
            <text:p/>
          </table:table-cell>
          <table:table-cell table:style-name="ce11" table:content-validation-name="val1"/>
          <table:table-cell table:style-name="ce6" table:number-columns-repeated="3"/>
          <table:table-cell/>
        </table:table-row>
        <table:table-row table:style-name="ro1">
          <table:table-cell table:style-name="ce2" table:formula="of:=IF([.A87]=&quot;#&quot;;1;[.A87]+1)" office:value-type="float" office:value="87" calcext:value-type="float">
            <text:p>87</text:p>
          </table:table-cell>
          <table:table-cell table:style-name="ce4" table:formula="of:=IF(OR([.C88]=&quot;&quot;;[.D88]=&quot;&quot;;[.E88]=&quot;&quot;);&quot;&quot;;PROPER([.C88])&amp;&quot; - &quot;&amp;[.D88]&amp;&quot;|&quot;&amp;[.C88]&amp;&quot;-&quot;&amp;[.E88])">
            <text:p/>
          </table:table-cell>
          <table:table-cell table:style-name="ce11" table:content-validation-name="val1"/>
          <table:table-cell table:style-name="ce6" table:number-columns-repeated="3"/>
          <table:table-cell/>
        </table:table-row>
        <table:table-row table:style-name="ro1">
          <table:table-cell table:style-name="ce2" table:formula="of:=IF([.A88]=&quot;#&quot;;1;[.A88]+1)" office:value-type="float" office:value="88" calcext:value-type="float">
            <text:p>88</text:p>
          </table:table-cell>
          <table:table-cell table:style-name="ce4" table:formula="of:=IF(OR([.C89]=&quot;&quot;;[.D89]=&quot;&quot;;[.E89]=&quot;&quot;);&quot;&quot;;PROPER([.C89])&amp;&quot; - &quot;&amp;[.D89]&amp;&quot;|&quot;&amp;[.C89]&amp;&quot;-&quot;&amp;[.E89])">
            <text:p/>
          </table:table-cell>
          <table:table-cell table:style-name="ce11" table:content-validation-name="val1"/>
          <table:table-cell table:style-name="ce6" table:number-columns-repeated="3"/>
          <table:table-cell/>
        </table:table-row>
        <table:table-row table:style-name="ro1">
          <table:table-cell table:style-name="ce2" table:formula="of:=IF([.A89]=&quot;#&quot;;1;[.A89]+1)" office:value-type="float" office:value="89" calcext:value-type="float">
            <text:p>89</text:p>
          </table:table-cell>
          <table:table-cell table:style-name="ce4" table:formula="of:=IF(OR([.C90]=&quot;&quot;;[.D90]=&quot;&quot;;[.E90]=&quot;&quot;);&quot;&quot;;PROPER([.C90])&amp;&quot; - &quot;&amp;[.D90]&amp;&quot;|&quot;&amp;[.C90]&amp;&quot;-&quot;&amp;[.E90])">
            <text:p/>
          </table:table-cell>
          <table:table-cell table:style-name="ce11" table:content-validation-name="val1"/>
          <table:table-cell table:style-name="ce6" table:number-columns-repeated="3"/>
          <table:table-cell/>
        </table:table-row>
        <table:table-row table:style-name="ro1">
          <table:table-cell table:style-name="ce2" table:formula="of:=IF([.A90]=&quot;#&quot;;1;[.A90]+1)" office:value-type="float" office:value="90" calcext:value-type="float">
            <text:p>90</text:p>
          </table:table-cell>
          <table:table-cell table:style-name="ce4" table:formula="of:=IF(OR([.C91]=&quot;&quot;;[.D91]=&quot;&quot;;[.E91]=&quot;&quot;);&quot;&quot;;PROPER([.C91])&amp;&quot; - &quot;&amp;[.D91]&amp;&quot;|&quot;&amp;[.C91]&amp;&quot;-&quot;&amp;[.E91])">
            <text:p/>
          </table:table-cell>
          <table:table-cell table:style-name="ce11" table:content-validation-name="val1"/>
          <table:table-cell table:style-name="ce6" table:number-columns-repeated="3"/>
          <table:table-cell/>
        </table:table-row>
        <table:table-row table:style-name="ro1">
          <table:table-cell table:style-name="ce2" table:formula="of:=IF([.A91]=&quot;#&quot;;1;[.A91]+1)" office:value-type="float" office:value="91" calcext:value-type="float">
            <text:p>91</text:p>
          </table:table-cell>
          <table:table-cell table:style-name="ce4" table:formula="of:=IF(OR([.C92]=&quot;&quot;;[.D92]=&quot;&quot;;[.E92]=&quot;&quot;);&quot;&quot;;PROPER([.C92])&amp;&quot; - &quot;&amp;[.D92]&amp;&quot;|&quot;&amp;[.C92]&amp;&quot;-&quot;&amp;[.E92])">
            <text:p/>
          </table:table-cell>
          <table:table-cell table:style-name="ce11" table:content-validation-name="val1"/>
          <table:table-cell table:style-name="ce6" table:number-columns-repeated="3"/>
          <table:table-cell/>
        </table:table-row>
        <table:table-row table:style-name="ro1">
          <table:table-cell table:style-name="ce2" table:formula="of:=IF([.A92]=&quot;#&quot;;1;[.A92]+1)" office:value-type="float" office:value="92" calcext:value-type="float">
            <text:p>92</text:p>
          </table:table-cell>
          <table:table-cell table:style-name="ce4" table:formula="of:=IF(OR([.C93]=&quot;&quot;;[.D93]=&quot;&quot;;[.E93]=&quot;&quot;);&quot;&quot;;PROPER([.C93])&amp;&quot; - &quot;&amp;[.D93]&amp;&quot;|&quot;&amp;[.C93]&amp;&quot;-&quot;&amp;[.E93])">
            <text:p/>
          </table:table-cell>
          <table:table-cell table:style-name="ce11" table:content-validation-name="val1"/>
          <table:table-cell table:style-name="ce6" table:number-columns-repeated="3"/>
          <table:table-cell/>
        </table:table-row>
        <table:table-row table:style-name="ro1">
          <table:table-cell table:style-name="ce2" table:formula="of:=IF([.A93]=&quot;#&quot;;1;[.A93]+1)" office:value-type="float" office:value="93" calcext:value-type="float">
            <text:p>93</text:p>
          </table:table-cell>
          <table:table-cell table:style-name="ce4" table:formula="of:=IF(OR([.C94]=&quot;&quot;;[.D94]=&quot;&quot;;[.E94]=&quot;&quot;);&quot;&quot;;PROPER([.C94])&amp;&quot; - &quot;&amp;[.D94]&amp;&quot;|&quot;&amp;[.C94]&amp;&quot;-&quot;&amp;[.E94])">
            <text:p/>
          </table:table-cell>
          <table:table-cell table:style-name="ce11" table:content-validation-name="val1"/>
          <table:table-cell table:style-name="ce6" table:number-columns-repeated="3"/>
          <table:table-cell/>
        </table:table-row>
        <table:table-row table:style-name="ro1">
          <table:table-cell table:style-name="ce2" table:formula="of:=IF([.A94]=&quot;#&quot;;1;[.A94]+1)" office:value-type="float" office:value="94" calcext:value-type="float">
            <text:p>94</text:p>
          </table:table-cell>
          <table:table-cell table:style-name="ce4" table:formula="of:=IF(OR([.C95]=&quot;&quot;;[.D95]=&quot;&quot;;[.E95]=&quot;&quot;);&quot;&quot;;PROPER([.C95])&amp;&quot; - &quot;&amp;[.D95]&amp;&quot;|&quot;&amp;[.C95]&amp;&quot;-&quot;&amp;[.E95])">
            <text:p/>
          </table:table-cell>
          <table:table-cell table:style-name="ce11" table:content-validation-name="val1"/>
          <table:table-cell table:style-name="ce6" table:number-columns-repeated="3"/>
          <table:table-cell/>
        </table:table-row>
        <table:table-row table:style-name="ro1">
          <table:table-cell table:style-name="ce2" table:formula="of:=IF([.A95]=&quot;#&quot;;1;[.A95]+1)" office:value-type="float" office:value="95" calcext:value-type="float">
            <text:p>95</text:p>
          </table:table-cell>
          <table:table-cell table:style-name="ce4" table:formula="of:=IF(OR([.C96]=&quot;&quot;;[.D96]=&quot;&quot;;[.E96]=&quot;&quot;);&quot;&quot;;PROPER([.C96])&amp;&quot; - &quot;&amp;[.D96]&amp;&quot;|&quot;&amp;[.C96]&amp;&quot;-&quot;&amp;[.E96])">
            <text:p/>
          </table:table-cell>
          <table:table-cell table:style-name="ce11" table:content-validation-name="val1"/>
          <table:table-cell table:style-name="ce6" table:number-columns-repeated="3"/>
          <table:table-cell/>
        </table:table-row>
        <table:table-row table:style-name="ro1">
          <table:table-cell table:style-name="ce2" table:formula="of:=IF([.A96]=&quot;#&quot;;1;[.A96]+1)" office:value-type="float" office:value="96" calcext:value-type="float">
            <text:p>96</text:p>
          </table:table-cell>
          <table:table-cell table:style-name="ce4" table:formula="of:=IF(OR([.C97]=&quot;&quot;;[.D97]=&quot;&quot;;[.E97]=&quot;&quot;);&quot;&quot;;PROPER([.C97])&amp;&quot; - &quot;&amp;[.D97]&amp;&quot;|&quot;&amp;[.C97]&amp;&quot;-&quot;&amp;[.E97])">
            <text:p/>
          </table:table-cell>
          <table:table-cell table:style-name="ce11" table:content-validation-name="val1"/>
          <table:table-cell table:style-name="ce6" table:number-columns-repeated="3"/>
          <table:table-cell/>
        </table:table-row>
        <table:table-row table:style-name="ro1">
          <table:table-cell table:style-name="ce2" table:formula="of:=IF([.A97]=&quot;#&quot;;1;[.A97]+1)" office:value-type="float" office:value="97" calcext:value-type="float">
            <text:p>97</text:p>
          </table:table-cell>
          <table:table-cell table:style-name="ce4" table:formula="of:=IF(OR([.C98]=&quot;&quot;;[.D98]=&quot;&quot;;[.E98]=&quot;&quot;);&quot;&quot;;PROPER([.C98])&amp;&quot; - &quot;&amp;[.D98]&amp;&quot;|&quot;&amp;[.C98]&amp;&quot;-&quot;&amp;[.E98])">
            <text:p/>
          </table:table-cell>
          <table:table-cell table:style-name="ce11" table:content-validation-name="val1"/>
          <table:table-cell table:style-name="ce6" table:number-columns-repeated="3"/>
          <table:table-cell/>
        </table:table-row>
        <table:table-row table:style-name="ro1">
          <table:table-cell table:style-name="ce2" table:formula="of:=IF([.A98]=&quot;#&quot;;1;[.A98]+1)" office:value-type="float" office:value="98" calcext:value-type="float">
            <text:p>98</text:p>
          </table:table-cell>
          <table:table-cell table:style-name="ce4" table:formula="of:=IF(OR([.C99]=&quot;&quot;;[.D99]=&quot;&quot;;[.E99]=&quot;&quot;);&quot;&quot;;PROPER([.C99])&amp;&quot; - &quot;&amp;[.D99]&amp;&quot;|&quot;&amp;[.C99]&amp;&quot;-&quot;&amp;[.E99])">
            <text:p/>
          </table:table-cell>
          <table:table-cell table:style-name="ce11" table:content-validation-name="val1"/>
          <table:table-cell table:style-name="ce6" table:number-columns-repeated="3"/>
          <table:table-cell/>
        </table:table-row>
        <table:table-row table:style-name="ro1">
          <table:table-cell table:style-name="ce2" table:formula="of:=IF([.A99]=&quot;#&quot;;1;[.A99]+1)" office:value-type="float" office:value="99" calcext:value-type="float">
            <text:p>99</text:p>
          </table:table-cell>
          <table:table-cell table:style-name="ce4" table:formula="of:=IF(OR([.C100]=&quot;&quot;;[.D100]=&quot;&quot;;[.E100]=&quot;&quot;);&quot;&quot;;PROPER([.C100])&amp;&quot; - &quot;&amp;[.D100]&amp;&quot;|&quot;&amp;[.C100]&amp;&quot;-&quot;&amp;[.E100])">
            <text:p/>
          </table:table-cell>
          <table:table-cell table:style-name="ce11" table:content-validation-name="val1"/>
          <table:table-cell table:style-name="ce6" table:number-columns-repeated="3"/>
          <table:table-cell/>
        </table:table-row>
        <table:table-row table:style-name="ro1">
          <table:table-cell table:style-name="ce2" table:formula="of:=IF([.A100]=&quot;#&quot;;1;[.A100]+1)" office:value-type="float" office:value="100" calcext:value-type="float">
            <text:p>100</text:p>
          </table:table-cell>
          <table:table-cell table:style-name="ce4" table:formula="of:=IF(OR([.C101]=&quot;&quot;;[.D101]=&quot;&quot;;[.E101]=&quot;&quot;);&quot;&quot;;PROPER([.C101])&amp;&quot; - &quot;&amp;[.D101]&amp;&quot;|&quot;&amp;[.C101]&amp;&quot;-&quot;&amp;[.E101])">
            <text:p/>
          </table:table-cell>
          <table:table-cell table:style-name="ce11" table:content-validation-name="val1"/>
          <table:table-cell table:style-name="ce6" table:number-columns-repeated="3"/>
          <table:table-cell/>
        </table:table-row>
        <table:table-row table:style-name="ro1">
          <table:table-cell table:style-name="ce2" table:formula="of:=IF([.A101]=&quot;#&quot;;1;[.A101]+1)" office:value-type="float" office:value="101" calcext:value-type="float">
            <text:p>101</text:p>
          </table:table-cell>
          <table:table-cell table:style-name="ce4" table:formula="of:=IF(OR([.C102]=&quot;&quot;;[.D102]=&quot;&quot;;[.E102]=&quot;&quot;);&quot;&quot;;PROPER([.C102])&amp;&quot; - &quot;&amp;[.D102]&amp;&quot;|&quot;&amp;[.C102]&amp;&quot;-&quot;&amp;[.E102])">
            <text:p/>
          </table:table-cell>
          <table:table-cell table:style-name="ce11" table:content-validation-name="val1"/>
          <table:table-cell table:style-name="ce6" table:number-columns-repeated="3"/>
          <table:table-cell/>
        </table:table-row>
        <table:table-row table:style-name="ro1">
          <table:table-cell table:style-name="ce2" table:formula="of:=IF([.A102]=&quot;#&quot;;1;[.A102]+1)" office:value-type="float" office:value="102" calcext:value-type="float">
            <text:p>102</text:p>
          </table:table-cell>
          <table:table-cell table:style-name="ce4" table:formula="of:=IF(OR([.C103]=&quot;&quot;;[.D103]=&quot;&quot;;[.E103]=&quot;&quot;);&quot;&quot;;PROPER([.C103])&amp;&quot; - &quot;&amp;[.D103]&amp;&quot;|&quot;&amp;[.C103]&amp;&quot;-&quot;&amp;[.E103])">
            <text:p/>
          </table:table-cell>
          <table:table-cell table:style-name="ce11" table:content-validation-name="val1"/>
          <table:table-cell table:style-name="ce6" table:number-columns-repeated="3"/>
          <table:table-cell/>
        </table:table-row>
        <table:table-row table:style-name="ro1">
          <table:table-cell table:style-name="ce2" table:formula="of:=IF([.A103]=&quot;#&quot;;1;[.A103]+1)" office:value-type="float" office:value="103" calcext:value-type="float">
            <text:p>103</text:p>
          </table:table-cell>
          <table:table-cell table:style-name="ce4" table:formula="of:=IF(OR([.C104]=&quot;&quot;;[.D104]=&quot;&quot;;[.E104]=&quot;&quot;);&quot;&quot;;PROPER([.C104])&amp;&quot; - &quot;&amp;[.D104]&amp;&quot;|&quot;&amp;[.C104]&amp;&quot;-&quot;&amp;[.E104])">
            <text:p/>
          </table:table-cell>
          <table:table-cell table:style-name="ce11" table:content-validation-name="val1"/>
          <table:table-cell table:style-name="ce6" table:number-columns-repeated="3"/>
          <table:table-cell/>
        </table:table-row>
        <table:table-row table:style-name="ro1">
          <table:table-cell table:style-name="ce2" table:formula="of:=IF([.A104]=&quot;#&quot;;1;[.A104]+1)" office:value-type="float" office:value="104" calcext:value-type="float">
            <text:p>104</text:p>
          </table:table-cell>
          <table:table-cell table:style-name="ce4" table:formula="of:=IF(OR([.C105]=&quot;&quot;;[.D105]=&quot;&quot;;[.E105]=&quot;&quot;);&quot;&quot;;PROPER([.C105])&amp;&quot; - &quot;&amp;[.D105]&amp;&quot;|&quot;&amp;[.C105]&amp;&quot;-&quot;&amp;[.E105])">
            <text:p/>
          </table:table-cell>
          <table:table-cell table:style-name="ce11" table:content-validation-name="val1"/>
          <table:table-cell table:style-name="ce6" table:number-columns-repeated="3"/>
          <table:table-cell/>
        </table:table-row>
        <table:table-row table:style-name="ro1">
          <table:table-cell table:style-name="ce2" table:formula="of:=IF([.A105]=&quot;#&quot;;1;[.A105]+1)" office:value-type="float" office:value="105" calcext:value-type="float">
            <text:p>105</text:p>
          </table:table-cell>
          <table:table-cell table:style-name="ce4" table:formula="of:=IF(OR([.C106]=&quot;&quot;;[.D106]=&quot;&quot;;[.E106]=&quot;&quot;);&quot;&quot;;PROPER([.C106])&amp;&quot; - &quot;&amp;[.D106]&amp;&quot;|&quot;&amp;[.C106]&amp;&quot;-&quot;&amp;[.E106])">
            <text:p/>
          </table:table-cell>
          <table:table-cell table:style-name="ce11" table:content-validation-name="val1"/>
          <table:table-cell table:style-name="ce6" table:number-columns-repeated="3"/>
          <table:table-cell/>
        </table:table-row>
        <table:table-row table:style-name="ro1">
          <table:table-cell table:style-name="ce2" table:formula="of:=IF([.A106]=&quot;#&quot;;1;[.A106]+1)" office:value-type="float" office:value="106" calcext:value-type="float">
            <text:p>106</text:p>
          </table:table-cell>
          <table:table-cell table:style-name="ce4" table:formula="of:=IF(OR([.C107]=&quot;&quot;;[.D107]=&quot;&quot;;[.E107]=&quot;&quot;);&quot;&quot;;PROPER([.C107])&amp;&quot; - &quot;&amp;[.D107]&amp;&quot;|&quot;&amp;[.C107]&amp;&quot;-&quot;&amp;[.E107])">
            <text:p/>
          </table:table-cell>
          <table:table-cell table:style-name="ce11" table:content-validation-name="val1"/>
          <table:table-cell table:style-name="ce6" table:number-columns-repeated="3"/>
          <table:table-cell/>
        </table:table-row>
        <table:table-row table:style-name="ro1">
          <table:table-cell table:style-name="ce2" table:formula="of:=IF([.A107]=&quot;#&quot;;1;[.A107]+1)" office:value-type="float" office:value="107" calcext:value-type="float">
            <text:p>107</text:p>
          </table:table-cell>
          <table:table-cell table:style-name="ce4" table:formula="of:=IF(OR([.C108]=&quot;&quot;;[.D108]=&quot;&quot;;[.E108]=&quot;&quot;);&quot;&quot;;PROPER([.C108])&amp;&quot; - &quot;&amp;[.D108]&amp;&quot;|&quot;&amp;[.C108]&amp;&quot;-&quot;&amp;[.E108])">
            <text:p/>
          </table:table-cell>
          <table:table-cell table:style-name="ce11" table:content-validation-name="val1"/>
          <table:table-cell table:style-name="ce6" table:number-columns-repeated="3"/>
          <table:table-cell/>
        </table:table-row>
        <table:table-row table:style-name="ro1">
          <table:table-cell table:style-name="ce2" table:formula="of:=IF([.A108]=&quot;#&quot;;1;[.A108]+1)" office:value-type="float" office:value="108" calcext:value-type="float">
            <text:p>108</text:p>
          </table:table-cell>
          <table:table-cell table:style-name="ce4" table:formula="of:=IF(OR([.C109]=&quot;&quot;;[.D109]=&quot;&quot;;[.E109]=&quot;&quot;);&quot;&quot;;PROPER([.C109])&amp;&quot; - &quot;&amp;[.D109]&amp;&quot;|&quot;&amp;[.C109]&amp;&quot;-&quot;&amp;[.E109])">
            <text:p/>
          </table:table-cell>
          <table:table-cell table:style-name="ce11" table:content-validation-name="val1"/>
          <table:table-cell table:style-name="ce6" table:number-columns-repeated="3"/>
          <table:table-cell/>
        </table:table-row>
        <table:table-row table:style-name="ro1">
          <table:table-cell table:style-name="ce2" table:formula="of:=IF([.A109]=&quot;#&quot;;1;[.A109]+1)" office:value-type="float" office:value="109" calcext:value-type="float">
            <text:p>109</text:p>
          </table:table-cell>
          <table:table-cell table:style-name="ce4" table:formula="of:=IF(OR([.C110]=&quot;&quot;;[.D110]=&quot;&quot;;[.E110]=&quot;&quot;);&quot;&quot;;PROPER([.C110])&amp;&quot; - &quot;&amp;[.D110]&amp;&quot;|&quot;&amp;[.C110]&amp;&quot;-&quot;&amp;[.E110])">
            <text:p/>
          </table:table-cell>
          <table:table-cell table:style-name="ce11" table:content-validation-name="val1"/>
          <table:table-cell table:style-name="ce6" table:number-columns-repeated="3"/>
          <table:table-cell/>
        </table:table-row>
        <table:table-row table:style-name="ro1">
          <table:table-cell table:style-name="ce2" table:formula="of:=IF([.A110]=&quot;#&quot;;1;[.A110]+1)" office:value-type="float" office:value="110" calcext:value-type="float">
            <text:p>110</text:p>
          </table:table-cell>
          <table:table-cell table:style-name="ce4" table:formula="of:=IF(OR([.C111]=&quot;&quot;;[.D111]=&quot;&quot;;[.E111]=&quot;&quot;);&quot;&quot;;PROPER([.C111])&amp;&quot; - &quot;&amp;[.D111]&amp;&quot;|&quot;&amp;[.C111]&amp;&quot;-&quot;&amp;[.E111])">
            <text:p/>
          </table:table-cell>
          <table:table-cell table:style-name="ce11" table:content-validation-name="val1"/>
          <table:table-cell table:style-name="ce6" table:number-columns-repeated="3"/>
          <table:table-cell/>
        </table:table-row>
        <table:table-row table:style-name="ro1">
          <table:table-cell table:style-name="ce2" table:formula="of:=IF([.A111]=&quot;#&quot;;1;[.A111]+1)" office:value-type="float" office:value="111" calcext:value-type="float">
            <text:p>111</text:p>
          </table:table-cell>
          <table:table-cell table:style-name="ce4" table:formula="of:=IF(OR([.C112]=&quot;&quot;;[.D112]=&quot;&quot;;[.E112]=&quot;&quot;);&quot;&quot;;PROPER([.C112])&amp;&quot; - &quot;&amp;[.D112]&amp;&quot;|&quot;&amp;[.C112]&amp;&quot;-&quot;&amp;[.E112])">
            <text:p/>
          </table:table-cell>
          <table:table-cell table:style-name="ce11" table:content-validation-name="val1"/>
          <table:table-cell table:style-name="ce6" table:number-columns-repeated="3"/>
          <table:table-cell/>
        </table:table-row>
        <table:table-row table:style-name="ro1">
          <table:table-cell table:style-name="ce2" table:formula="of:=IF([.A112]=&quot;#&quot;;1;[.A112]+1)" office:value-type="float" office:value="112" calcext:value-type="float">
            <text:p>112</text:p>
          </table:table-cell>
          <table:table-cell table:style-name="ce4" table:formula="of:=IF(OR([.C113]=&quot;&quot;;[.D113]=&quot;&quot;;[.E113]=&quot;&quot;);&quot;&quot;;PROPER([.C113])&amp;&quot; - &quot;&amp;[.D113]&amp;&quot;|&quot;&amp;[.C113]&amp;&quot;-&quot;&amp;[.E113])">
            <text:p/>
          </table:table-cell>
          <table:table-cell table:style-name="ce11" table:content-validation-name="val1"/>
          <table:table-cell table:style-name="ce6" table:number-columns-repeated="3"/>
          <table:table-cell/>
        </table:table-row>
        <table:table-row table:style-name="ro1">
          <table:table-cell table:style-name="ce2" table:formula="of:=IF([.A113]=&quot;#&quot;;1;[.A113]+1)" office:value-type="float" office:value="113" calcext:value-type="float">
            <text:p>113</text:p>
          </table:table-cell>
          <table:table-cell table:style-name="ce4" table:formula="of:=IF(OR([.C114]=&quot;&quot;;[.D114]=&quot;&quot;;[.E114]=&quot;&quot;);&quot;&quot;;PROPER([.C114])&amp;&quot; - &quot;&amp;[.D114]&amp;&quot;|&quot;&amp;[.C114]&amp;&quot;-&quot;&amp;[.E114])">
            <text:p/>
          </table:table-cell>
          <table:table-cell table:style-name="ce11" table:content-validation-name="val1"/>
          <table:table-cell table:style-name="ce6" table:number-columns-repeated="3"/>
          <table:table-cell/>
        </table:table-row>
        <table:table-row table:style-name="ro1">
          <table:table-cell table:style-name="ce2" table:formula="of:=IF([.A114]=&quot;#&quot;;1;[.A114]+1)" office:value-type="float" office:value="114" calcext:value-type="float">
            <text:p>114</text:p>
          </table:table-cell>
          <table:table-cell table:style-name="ce4" table:formula="of:=IF(OR([.C115]=&quot;&quot;;[.D115]=&quot;&quot;;[.E115]=&quot;&quot;);&quot;&quot;;PROPER([.C115])&amp;&quot; - &quot;&amp;[.D115]&amp;&quot;|&quot;&amp;[.C115]&amp;&quot;-&quot;&amp;[.E115])">
            <text:p/>
          </table:table-cell>
          <table:table-cell table:style-name="ce11" table:content-validation-name="val1"/>
          <table:table-cell table:style-name="ce6" table:number-columns-repeated="3"/>
          <table:table-cell/>
        </table:table-row>
        <table:table-row table:style-name="ro1">
          <table:table-cell table:style-name="ce2" table:formula="of:=IF([.A115]=&quot;#&quot;;1;[.A115]+1)" office:value-type="float" office:value="115" calcext:value-type="float">
            <text:p>115</text:p>
          </table:table-cell>
          <table:table-cell table:style-name="ce4" table:formula="of:=IF(OR([.C116]=&quot;&quot;;[.D116]=&quot;&quot;;[.E116]=&quot;&quot;);&quot;&quot;;PROPER([.C116])&amp;&quot; - &quot;&amp;[.D116]&amp;&quot;|&quot;&amp;[.C116]&amp;&quot;-&quot;&amp;[.E116])">
            <text:p/>
          </table:table-cell>
          <table:table-cell table:style-name="ce11" table:content-validation-name="val1"/>
          <table:table-cell table:style-name="ce6" table:number-columns-repeated="3"/>
          <table:table-cell/>
        </table:table-row>
        <table:table-row table:style-name="ro1">
          <table:table-cell table:style-name="ce2" table:formula="of:=IF([.A116]=&quot;#&quot;;1;[.A116]+1)" office:value-type="float" office:value="116" calcext:value-type="float">
            <text:p>116</text:p>
          </table:table-cell>
          <table:table-cell table:style-name="ce4" table:formula="of:=IF(OR([.C117]=&quot;&quot;;[.D117]=&quot;&quot;;[.E117]=&quot;&quot;);&quot;&quot;;PROPER([.C117])&amp;&quot; - &quot;&amp;[.D117]&amp;&quot;|&quot;&amp;[.C117]&amp;&quot;-&quot;&amp;[.E117])">
            <text:p/>
          </table:table-cell>
          <table:table-cell table:style-name="ce11" table:content-validation-name="val1"/>
          <table:table-cell table:style-name="ce6" table:number-columns-repeated="3"/>
          <table:table-cell/>
        </table:table-row>
        <table:table-row table:style-name="ro1">
          <table:table-cell table:style-name="ce2" table:formula="of:=IF([.A117]=&quot;#&quot;;1;[.A117]+1)" office:value-type="float" office:value="117" calcext:value-type="float">
            <text:p>117</text:p>
          </table:table-cell>
          <table:table-cell table:style-name="ce4" table:formula="of:=IF(OR([.C118]=&quot;&quot;;[.D118]=&quot;&quot;;[.E118]=&quot;&quot;);&quot;&quot;;PROPER([.C118])&amp;&quot; - &quot;&amp;[.D118]&amp;&quot;|&quot;&amp;[.C118]&amp;&quot;-&quot;&amp;[.E118])">
            <text:p/>
          </table:table-cell>
          <table:table-cell table:style-name="ce11" table:content-validation-name="val1"/>
          <table:table-cell table:style-name="ce6" table:number-columns-repeated="3"/>
          <table:table-cell/>
        </table:table-row>
        <table:table-row table:style-name="ro1">
          <table:table-cell table:style-name="ce2" table:formula="of:=IF([.A118]=&quot;#&quot;;1;[.A118]+1)" office:value-type="float" office:value="118" calcext:value-type="float">
            <text:p>118</text:p>
          </table:table-cell>
          <table:table-cell table:style-name="ce4" table:formula="of:=IF(OR([.C119]=&quot;&quot;;[.D119]=&quot;&quot;;[.E119]=&quot;&quot;);&quot;&quot;;PROPER([.C119])&amp;&quot; - &quot;&amp;[.D119]&amp;&quot;|&quot;&amp;[.C119]&amp;&quot;-&quot;&amp;[.E119])">
            <text:p/>
          </table:table-cell>
          <table:table-cell table:style-name="ce11" table:content-validation-name="val1"/>
          <table:table-cell table:style-name="ce6" table:number-columns-repeated="3"/>
          <table:table-cell/>
        </table:table-row>
        <table:table-row table:style-name="ro1">
          <table:table-cell table:style-name="ce2" table:formula="of:=IF([.A119]=&quot;#&quot;;1;[.A119]+1)" office:value-type="float" office:value="119" calcext:value-type="float">
            <text:p>119</text:p>
          </table:table-cell>
          <table:table-cell table:style-name="ce4" table:formula="of:=IF(OR([.C120]=&quot;&quot;;[.D120]=&quot;&quot;;[.E120]=&quot;&quot;);&quot;&quot;;PROPER([.C120])&amp;&quot; - &quot;&amp;[.D120]&amp;&quot;|&quot;&amp;[.C120]&amp;&quot;-&quot;&amp;[.E120])">
            <text:p/>
          </table:table-cell>
          <table:table-cell table:style-name="ce11" table:content-validation-name="val1"/>
          <table:table-cell table:style-name="ce6" table:number-columns-repeated="3"/>
          <table:table-cell/>
        </table:table-row>
        <table:table-row table:style-name="ro1">
          <table:table-cell table:style-name="ce2" table:formula="of:=IF([.A120]=&quot;#&quot;;1;[.A120]+1)" office:value-type="float" office:value="120" calcext:value-type="float">
            <text:p>120</text:p>
          </table:table-cell>
          <table:table-cell table:style-name="ce4" table:formula="of:=IF(OR([.C121]=&quot;&quot;;[.D121]=&quot;&quot;;[.E121]=&quot;&quot;);&quot;&quot;;PROPER([.C121])&amp;&quot; - &quot;&amp;[.D121]&amp;&quot;|&quot;&amp;[.C121]&amp;&quot;-&quot;&amp;[.E121])">
            <text:p/>
          </table:table-cell>
          <table:table-cell table:style-name="ce11" table:content-validation-name="val1"/>
          <table:table-cell table:style-name="ce6" table:number-columns-repeated="3"/>
          <table:table-cell/>
        </table:table-row>
        <table:table-row table:style-name="ro1">
          <table:table-cell table:style-name="ce2" table:formula="of:=IF([.A121]=&quot;#&quot;;1;[.A121]+1)" office:value-type="float" office:value="121" calcext:value-type="float">
            <text:p>121</text:p>
          </table:table-cell>
          <table:table-cell table:style-name="ce4" table:formula="of:=IF(OR([.C122]=&quot;&quot;;[.D122]=&quot;&quot;;[.E122]=&quot;&quot;);&quot;&quot;;PROPER([.C122])&amp;&quot; - &quot;&amp;[.D122]&amp;&quot;|&quot;&amp;[.C122]&amp;&quot;-&quot;&amp;[.E122])">
            <text:p/>
          </table:table-cell>
          <table:table-cell table:style-name="ce11" table:content-validation-name="val1"/>
          <table:table-cell table:style-name="ce6" table:number-columns-repeated="3"/>
          <table:table-cell/>
        </table:table-row>
        <table:table-row table:style-name="ro1">
          <table:table-cell table:style-name="ce2" table:formula="of:=IF([.A122]=&quot;#&quot;;1;[.A122]+1)" office:value-type="float" office:value="122" calcext:value-type="float">
            <text:p>122</text:p>
          </table:table-cell>
          <table:table-cell table:style-name="ce4" table:formula="of:=IF(OR([.C123]=&quot;&quot;;[.D123]=&quot;&quot;;[.E123]=&quot;&quot;);&quot;&quot;;PROPER([.C123])&amp;&quot; - &quot;&amp;[.D123]&amp;&quot;|&quot;&amp;[.C123]&amp;&quot;-&quot;&amp;[.E123])">
            <text:p/>
          </table:table-cell>
          <table:table-cell table:style-name="ce11" table:content-validation-name="val1"/>
          <table:table-cell table:style-name="ce6" table:number-columns-repeated="3"/>
          <table:table-cell/>
        </table:table-row>
        <table:table-row table:style-name="ro1">
          <table:table-cell table:style-name="ce2" table:formula="of:=IF([.A123]=&quot;#&quot;;1;[.A123]+1)" office:value-type="float" office:value="123" calcext:value-type="float">
            <text:p>123</text:p>
          </table:table-cell>
          <table:table-cell table:style-name="ce4" table:formula="of:=IF(OR([.C124]=&quot;&quot;;[.D124]=&quot;&quot;;[.E124]=&quot;&quot;);&quot;&quot;;PROPER([.C124])&amp;&quot; - &quot;&amp;[.D124]&amp;&quot;|&quot;&amp;[.C124]&amp;&quot;-&quot;&amp;[.E124])">
            <text:p/>
          </table:table-cell>
          <table:table-cell table:style-name="ce11" table:content-validation-name="val1"/>
          <table:table-cell table:style-name="ce6" table:number-columns-repeated="3"/>
          <table:table-cell/>
        </table:table-row>
        <table:table-row table:style-name="ro1">
          <table:table-cell table:style-name="ce2" table:formula="of:=IF([.A124]=&quot;#&quot;;1;[.A124]+1)" office:value-type="float" office:value="124" calcext:value-type="float">
            <text:p>124</text:p>
          </table:table-cell>
          <table:table-cell table:style-name="ce4" table:formula="of:=IF(OR([.C125]=&quot;&quot;;[.D125]=&quot;&quot;;[.E125]=&quot;&quot;);&quot;&quot;;PROPER([.C125])&amp;&quot; - &quot;&amp;[.D125]&amp;&quot;|&quot;&amp;[.C125]&amp;&quot;-&quot;&amp;[.E125])">
            <text:p/>
          </table:table-cell>
          <table:table-cell table:style-name="ce11" table:content-validation-name="val1"/>
          <table:table-cell table:style-name="ce6" table:number-columns-repeated="3"/>
          <table:table-cell/>
        </table:table-row>
        <table:table-row table:style-name="ro1">
          <table:table-cell table:style-name="ce2" table:formula="of:=IF([.A125]=&quot;#&quot;;1;[.A125]+1)" office:value-type="float" office:value="125" calcext:value-type="float">
            <text:p>125</text:p>
          </table:table-cell>
          <table:table-cell table:style-name="ce4" table:formula="of:=IF(OR([.C126]=&quot;&quot;;[.D126]=&quot;&quot;;[.E126]=&quot;&quot;);&quot;&quot;;PROPER([.C126])&amp;&quot; - &quot;&amp;[.D126]&amp;&quot;|&quot;&amp;[.C126]&amp;&quot;-&quot;&amp;[.E126])">
            <text:p/>
          </table:table-cell>
          <table:table-cell table:style-name="ce11" table:content-validation-name="val1"/>
          <table:table-cell table:style-name="ce6" table:number-columns-repeated="3"/>
          <table:table-cell/>
        </table:table-row>
        <table:table-row table:style-name="ro1">
          <table:table-cell table:style-name="ce2" table:formula="of:=IF([.A126]=&quot;#&quot;;1;[.A126]+1)" office:value-type="float" office:value="126" calcext:value-type="float">
            <text:p>126</text:p>
          </table:table-cell>
          <table:table-cell table:style-name="ce4" table:formula="of:=IF(OR([.C127]=&quot;&quot;;[.D127]=&quot;&quot;;[.E127]=&quot;&quot;);&quot;&quot;;PROPER([.C127])&amp;&quot; - &quot;&amp;[.D127]&amp;&quot;|&quot;&amp;[.C127]&amp;&quot;-&quot;&amp;[.E127])">
            <text:p/>
          </table:table-cell>
          <table:table-cell table:style-name="ce11" table:content-validation-name="val1"/>
          <table:table-cell table:style-name="ce6" table:number-columns-repeated="3"/>
          <table:table-cell/>
        </table:table-row>
        <table:table-row table:style-name="ro1">
          <table:table-cell table:style-name="ce2" table:formula="of:=IF([.A127]=&quot;#&quot;;1;[.A127]+1)" office:value-type="float" office:value="127" calcext:value-type="float">
            <text:p>127</text:p>
          </table:table-cell>
          <table:table-cell table:style-name="ce4" table:formula="of:=IF(OR([.C128]=&quot;&quot;;[.D128]=&quot;&quot;;[.E128]=&quot;&quot;);&quot;&quot;;PROPER([.C128])&amp;&quot; - &quot;&amp;[.D128]&amp;&quot;|&quot;&amp;[.C128]&amp;&quot;-&quot;&amp;[.E128])">
            <text:p/>
          </table:table-cell>
          <table:table-cell table:style-name="ce11" table:content-validation-name="val1"/>
          <table:table-cell table:style-name="ce6" table:number-columns-repeated="3"/>
          <table:table-cell/>
        </table:table-row>
        <table:table-row table:style-name="ro1">
          <table:table-cell table:style-name="ce2" table:formula="of:=IF([.A128]=&quot;#&quot;;1;[.A128]+1)" office:value-type="float" office:value="128" calcext:value-type="float">
            <text:p>128</text:p>
          </table:table-cell>
          <table:table-cell table:style-name="ce4" table:formula="of:=IF(OR([.C129]=&quot;&quot;;[.D129]=&quot;&quot;;[.E129]=&quot;&quot;);&quot;&quot;;PROPER([.C129])&amp;&quot; - &quot;&amp;[.D129]&amp;&quot;|&quot;&amp;[.C129]&amp;&quot;-&quot;&amp;[.E129])">
            <text:p/>
          </table:table-cell>
          <table:table-cell table:style-name="ce11" table:content-validation-name="val1"/>
          <table:table-cell table:style-name="ce6" table:number-columns-repeated="3"/>
          <table:table-cell/>
        </table:table-row>
        <table:table-row table:style-name="ro1">
          <table:table-cell table:style-name="ce2" table:formula="of:=IF([.A129]=&quot;#&quot;;1;[.A129]+1)" office:value-type="float" office:value="129" calcext:value-type="float">
            <text:p>129</text:p>
          </table:table-cell>
          <table:table-cell table:style-name="ce4" table:formula="of:=IF(OR([.C130]=&quot;&quot;;[.D130]=&quot;&quot;;[.E130]=&quot;&quot;);&quot;&quot;;PROPER([.C130])&amp;&quot; - &quot;&amp;[.D130]&amp;&quot;|&quot;&amp;[.C130]&amp;&quot;-&quot;&amp;[.E130])">
            <text:p/>
          </table:table-cell>
          <table:table-cell table:style-name="ce11" table:content-validation-name="val1"/>
          <table:table-cell table:style-name="ce6" table:number-columns-repeated="3"/>
          <table:table-cell/>
        </table:table-row>
        <table:table-row table:style-name="ro1">
          <table:table-cell table:style-name="ce2" table:formula="of:=IF([.A130]=&quot;#&quot;;1;[.A130]+1)" office:value-type="float" office:value="130" calcext:value-type="float">
            <text:p>130</text:p>
          </table:table-cell>
          <table:table-cell table:style-name="ce4" table:formula="of:=IF(OR([.C131]=&quot;&quot;;[.D131]=&quot;&quot;;[.E131]=&quot;&quot;);&quot;&quot;;PROPER([.C131])&amp;&quot; - &quot;&amp;[.D131]&amp;&quot;|&quot;&amp;[.C131]&amp;&quot;-&quot;&amp;[.E131])">
            <text:p/>
          </table:table-cell>
          <table:table-cell table:style-name="ce11" table:content-validation-name="val1"/>
          <table:table-cell table:style-name="ce6" table:number-columns-repeated="3"/>
          <table:table-cell/>
        </table:table-row>
        <table:table-row table:style-name="ro1">
          <table:table-cell table:style-name="ce2" table:formula="of:=IF([.A131]=&quot;#&quot;;1;[.A131]+1)" office:value-type="float" office:value="131" calcext:value-type="float">
            <text:p>131</text:p>
          </table:table-cell>
          <table:table-cell table:style-name="ce4" table:formula="of:=IF(OR([.C132]=&quot;&quot;;[.D132]=&quot;&quot;;[.E132]=&quot;&quot;);&quot;&quot;;PROPER([.C132])&amp;&quot; - &quot;&amp;[.D132]&amp;&quot;|&quot;&amp;[.C132]&amp;&quot;-&quot;&amp;[.E132])">
            <text:p/>
          </table:table-cell>
          <table:table-cell table:style-name="ce11" table:content-validation-name="val1"/>
          <table:table-cell table:style-name="ce6" table:number-columns-repeated="3"/>
          <table:table-cell/>
        </table:table-row>
        <table:table-row table:style-name="ro1">
          <table:table-cell table:style-name="ce2" table:formula="of:=IF([.A132]=&quot;#&quot;;1;[.A132]+1)" office:value-type="float" office:value="132" calcext:value-type="float">
            <text:p>132</text:p>
          </table:table-cell>
          <table:table-cell table:style-name="ce4" table:formula="of:=IF(OR([.C133]=&quot;&quot;;[.D133]=&quot;&quot;;[.E133]=&quot;&quot;);&quot;&quot;;PROPER([.C133])&amp;&quot; - &quot;&amp;[.D133]&amp;&quot;|&quot;&amp;[.C133]&amp;&quot;-&quot;&amp;[.E133])">
            <text:p/>
          </table:table-cell>
          <table:table-cell table:style-name="ce11" table:content-validation-name="val1"/>
          <table:table-cell table:style-name="ce6" table:number-columns-repeated="3"/>
          <table:table-cell/>
        </table:table-row>
        <table:table-row table:style-name="ro1">
          <table:table-cell table:style-name="ce2" table:formula="of:=IF([.A133]=&quot;#&quot;;1;[.A133]+1)" office:value-type="float" office:value="133" calcext:value-type="float">
            <text:p>133</text:p>
          </table:table-cell>
          <table:table-cell table:style-name="ce4" table:formula="of:=IF(OR([.C134]=&quot;&quot;;[.D134]=&quot;&quot;;[.E134]=&quot;&quot;);&quot;&quot;;PROPER([.C134])&amp;&quot; - &quot;&amp;[.D134]&amp;&quot;|&quot;&amp;[.C134]&amp;&quot;-&quot;&amp;[.E134])">
            <text:p/>
          </table:table-cell>
          <table:table-cell table:style-name="ce11" table:content-validation-name="val1"/>
          <table:table-cell table:style-name="ce6" table:number-columns-repeated="3"/>
          <table:table-cell/>
        </table:table-row>
        <table:table-row table:style-name="ro1">
          <table:table-cell table:style-name="ce2" table:formula="of:=IF([.A134]=&quot;#&quot;;1;[.A134]+1)" office:value-type="float" office:value="134" calcext:value-type="float">
            <text:p>134</text:p>
          </table:table-cell>
          <table:table-cell table:style-name="ce4" table:formula="of:=IF(OR([.C135]=&quot;&quot;;[.D135]=&quot;&quot;;[.E135]=&quot;&quot;);&quot;&quot;;PROPER([.C135])&amp;&quot; - &quot;&amp;[.D135]&amp;&quot;|&quot;&amp;[.C135]&amp;&quot;-&quot;&amp;[.E135])">
            <text:p/>
          </table:table-cell>
          <table:table-cell table:style-name="ce11" table:content-validation-name="val1"/>
          <table:table-cell table:style-name="ce6" table:number-columns-repeated="3"/>
          <table:table-cell/>
        </table:table-row>
        <table:table-row table:style-name="ro1">
          <table:table-cell table:style-name="ce2" table:formula="of:=IF([.A135]=&quot;#&quot;;1;[.A135]+1)" office:value-type="float" office:value="135" calcext:value-type="float">
            <text:p>135</text:p>
          </table:table-cell>
          <table:table-cell table:style-name="ce4" table:formula="of:=IF(OR([.C136]=&quot;&quot;;[.D136]=&quot;&quot;;[.E136]=&quot;&quot;);&quot;&quot;;PROPER([.C136])&amp;&quot; - &quot;&amp;[.D136]&amp;&quot;|&quot;&amp;[.C136]&amp;&quot;-&quot;&amp;[.E136])">
            <text:p/>
          </table:table-cell>
          <table:table-cell table:style-name="ce11" table:content-validation-name="val1"/>
          <table:table-cell table:style-name="ce6" table:number-columns-repeated="3"/>
          <table:table-cell/>
        </table:table-row>
        <table:table-row table:style-name="ro1">
          <table:table-cell table:style-name="ce2" table:formula="of:=IF([.A136]=&quot;#&quot;;1;[.A136]+1)" office:value-type="float" office:value="136" calcext:value-type="float">
            <text:p>136</text:p>
          </table:table-cell>
          <table:table-cell table:style-name="ce4" table:formula="of:=IF(OR([.C137]=&quot;&quot;;[.D137]=&quot;&quot;;[.E137]=&quot;&quot;);&quot;&quot;;PROPER([.C137])&amp;&quot; - &quot;&amp;[.D137]&amp;&quot;|&quot;&amp;[.C137]&amp;&quot;-&quot;&amp;[.E137])">
            <text:p/>
          </table:table-cell>
          <table:table-cell table:style-name="ce11" table:content-validation-name="val1"/>
          <table:table-cell table:style-name="ce6" table:number-columns-repeated="3"/>
          <table:table-cell/>
        </table:table-row>
        <table:table-row table:style-name="ro1">
          <table:table-cell table:style-name="ce2" table:formula="of:=IF([.A137]=&quot;#&quot;;1;[.A137]+1)" office:value-type="float" office:value="137" calcext:value-type="float">
            <text:p>137</text:p>
          </table:table-cell>
          <table:table-cell table:style-name="ce4" table:formula="of:=IF(OR([.C138]=&quot;&quot;;[.D138]=&quot;&quot;;[.E138]=&quot;&quot;);&quot;&quot;;PROPER([.C138])&amp;&quot; - &quot;&amp;[.D138]&amp;&quot;|&quot;&amp;[.C138]&amp;&quot;-&quot;&amp;[.E138])">
            <text:p/>
          </table:table-cell>
          <table:table-cell table:style-name="ce11" table:content-validation-name="val1"/>
          <table:table-cell table:style-name="ce6" table:number-columns-repeated="3"/>
          <table:table-cell/>
        </table:table-row>
        <table:table-row table:style-name="ro1">
          <table:table-cell table:style-name="ce2" table:formula="of:=IF([.A138]=&quot;#&quot;;1;[.A138]+1)" office:value-type="float" office:value="138" calcext:value-type="float">
            <text:p>138</text:p>
          </table:table-cell>
          <table:table-cell table:style-name="ce4" table:formula="of:=IF(OR([.C139]=&quot;&quot;;[.D139]=&quot;&quot;;[.E139]=&quot;&quot;);&quot;&quot;;PROPER([.C139])&amp;&quot; - &quot;&amp;[.D139]&amp;&quot;|&quot;&amp;[.C139]&amp;&quot;-&quot;&amp;[.E139])">
            <text:p/>
          </table:table-cell>
          <table:table-cell table:style-name="ce11" table:content-validation-name="val1"/>
          <table:table-cell table:style-name="ce6" table:number-columns-repeated="3"/>
          <table:table-cell/>
        </table:table-row>
        <table:table-row table:style-name="ro1">
          <table:table-cell table:style-name="ce2" table:formula="of:=IF([.A139]=&quot;#&quot;;1;[.A139]+1)" office:value-type="float" office:value="139" calcext:value-type="float">
            <text:p>139</text:p>
          </table:table-cell>
          <table:table-cell table:style-name="ce4" table:formula="of:=IF(OR([.C140]=&quot;&quot;;[.D140]=&quot;&quot;;[.E140]=&quot;&quot;);&quot;&quot;;PROPER([.C140])&amp;&quot; - &quot;&amp;[.D140]&amp;&quot;|&quot;&amp;[.C140]&amp;&quot;-&quot;&amp;[.E140])">
            <text:p/>
          </table:table-cell>
          <table:table-cell table:style-name="ce11" table:content-validation-name="val1"/>
          <table:table-cell table:style-name="ce6" table:number-columns-repeated="3"/>
          <table:table-cell/>
        </table:table-row>
        <table:table-row table:style-name="ro1">
          <table:table-cell table:style-name="ce2" table:formula="of:=IF([.A140]=&quot;#&quot;;1;[.A140]+1)" office:value-type="float" office:value="140" calcext:value-type="float">
            <text:p>140</text:p>
          </table:table-cell>
          <table:table-cell table:style-name="ce4" table:formula="of:=IF(OR([.C141]=&quot;&quot;;[.D141]=&quot;&quot;;[.E141]=&quot;&quot;);&quot;&quot;;PROPER([.C141])&amp;&quot; - &quot;&amp;[.D141]&amp;&quot;|&quot;&amp;[.C141]&amp;&quot;-&quot;&amp;[.E141])">
            <text:p/>
          </table:table-cell>
          <table:table-cell table:style-name="ce11" table:content-validation-name="val1"/>
          <table:table-cell table:style-name="ce6" table:number-columns-repeated="3"/>
          <table:table-cell/>
        </table:table-row>
        <table:table-row table:style-name="ro1">
          <table:table-cell table:style-name="ce2" table:formula="of:=IF([.A141]=&quot;#&quot;;1;[.A141]+1)" office:value-type="float" office:value="141" calcext:value-type="float">
            <text:p>141</text:p>
          </table:table-cell>
          <table:table-cell table:style-name="ce4" table:formula="of:=IF(OR([.C142]=&quot;&quot;;[.D142]=&quot;&quot;;[.E142]=&quot;&quot;);&quot;&quot;;PROPER([.C142])&amp;&quot; - &quot;&amp;[.D142]&amp;&quot;|&quot;&amp;[.C142]&amp;&quot;-&quot;&amp;[.E142])">
            <text:p/>
          </table:table-cell>
          <table:table-cell table:style-name="ce11" table:content-validation-name="val1"/>
          <table:table-cell table:style-name="ce6" table:number-columns-repeated="3"/>
          <table:table-cell/>
        </table:table-row>
        <table:table-row table:style-name="ro1">
          <table:table-cell table:style-name="ce2" table:formula="of:=IF([.A142]=&quot;#&quot;;1;[.A142]+1)" office:value-type="float" office:value="142" calcext:value-type="float">
            <text:p>142</text:p>
          </table:table-cell>
          <table:table-cell table:style-name="ce4" table:formula="of:=IF(OR([.C143]=&quot;&quot;;[.D143]=&quot;&quot;;[.E143]=&quot;&quot;);&quot;&quot;;PROPER([.C143])&amp;&quot; - &quot;&amp;[.D143]&amp;&quot;|&quot;&amp;[.C143]&amp;&quot;-&quot;&amp;[.E143])">
            <text:p/>
          </table:table-cell>
          <table:table-cell table:style-name="ce11" table:content-validation-name="val1"/>
          <table:table-cell table:style-name="ce6" table:number-columns-repeated="3"/>
          <table:table-cell/>
        </table:table-row>
        <table:table-row table:style-name="ro1">
          <table:table-cell table:style-name="ce2" table:formula="of:=IF([.A143]=&quot;#&quot;;1;[.A143]+1)" office:value-type="float" office:value="143" calcext:value-type="float">
            <text:p>143</text:p>
          </table:table-cell>
          <table:table-cell table:style-name="ce4" table:formula="of:=IF(OR([.C144]=&quot;&quot;;[.D144]=&quot;&quot;;[.E144]=&quot;&quot;);&quot;&quot;;PROPER([.C144])&amp;&quot; - &quot;&amp;[.D144]&amp;&quot;|&quot;&amp;[.C144]&amp;&quot;-&quot;&amp;[.E144])">
            <text:p/>
          </table:table-cell>
          <table:table-cell table:style-name="ce11" table:content-validation-name="val1"/>
          <table:table-cell table:style-name="ce6" table:number-columns-repeated="3"/>
          <table:table-cell/>
        </table:table-row>
        <table:table-row table:style-name="ro1">
          <table:table-cell table:style-name="ce2" table:formula="of:=IF([.A144]=&quot;#&quot;;1;[.A144]+1)" office:value-type="float" office:value="144" calcext:value-type="float">
            <text:p>144</text:p>
          </table:table-cell>
          <table:table-cell table:style-name="ce4" table:formula="of:=IF(OR([.C145]=&quot;&quot;;[.D145]=&quot;&quot;;[.E145]=&quot;&quot;);&quot;&quot;;PROPER([.C145])&amp;&quot; - &quot;&amp;[.D145]&amp;&quot;|&quot;&amp;[.C145]&amp;&quot;-&quot;&amp;[.E145])">
            <text:p/>
          </table:table-cell>
          <table:table-cell table:style-name="ce11" table:content-validation-name="val1"/>
          <table:table-cell table:style-name="ce6" table:number-columns-repeated="3"/>
          <table:table-cell/>
        </table:table-row>
        <table:table-row table:style-name="ro1">
          <table:table-cell table:style-name="ce2" table:formula="of:=IF([.A145]=&quot;#&quot;;1;[.A145]+1)" office:value-type="float" office:value="145" calcext:value-type="float">
            <text:p>145</text:p>
          </table:table-cell>
          <table:table-cell table:style-name="ce4" table:formula="of:=IF(OR([.C146]=&quot;&quot;;[.D146]=&quot;&quot;;[.E146]=&quot;&quot;);&quot;&quot;;PROPER([.C146])&amp;&quot; - &quot;&amp;[.D146]&amp;&quot;|&quot;&amp;[.C146]&amp;&quot;-&quot;&amp;[.E146])">
            <text:p/>
          </table:table-cell>
          <table:table-cell table:style-name="ce11" table:content-validation-name="val1"/>
          <table:table-cell table:style-name="ce6" table:number-columns-repeated="3"/>
          <table:table-cell/>
        </table:table-row>
        <table:table-row table:style-name="ro1">
          <table:table-cell table:style-name="ce2" table:formula="of:=IF([.A146]=&quot;#&quot;;1;[.A146]+1)" office:value-type="float" office:value="146" calcext:value-type="float">
            <text:p>146</text:p>
          </table:table-cell>
          <table:table-cell table:style-name="ce4" table:formula="of:=IF(OR([.C147]=&quot;&quot;;[.D147]=&quot;&quot;;[.E147]=&quot;&quot;);&quot;&quot;;PROPER([.C147])&amp;&quot; - &quot;&amp;[.D147]&amp;&quot;|&quot;&amp;[.C147]&amp;&quot;-&quot;&amp;[.E147])">
            <text:p/>
          </table:table-cell>
          <table:table-cell table:style-name="ce11" table:content-validation-name="val1"/>
          <table:table-cell table:style-name="ce6" table:number-columns-repeated="3"/>
          <table:table-cell/>
        </table:table-row>
        <table:table-row table:style-name="ro1">
          <table:table-cell table:style-name="ce2" table:formula="of:=IF([.A147]=&quot;#&quot;;1;[.A147]+1)" office:value-type="float" office:value="147" calcext:value-type="float">
            <text:p>147</text:p>
          </table:table-cell>
          <table:table-cell table:style-name="ce4" table:formula="of:=IF(OR([.C148]=&quot;&quot;;[.D148]=&quot;&quot;;[.E148]=&quot;&quot;);&quot;&quot;;PROPER([.C148])&amp;&quot; - &quot;&amp;[.D148]&amp;&quot;|&quot;&amp;[.C148]&amp;&quot;-&quot;&amp;[.E148])">
            <text:p/>
          </table:table-cell>
          <table:table-cell table:style-name="ce11" table:content-validation-name="val1"/>
          <table:table-cell table:style-name="ce6" table:number-columns-repeated="3"/>
          <table:table-cell/>
        </table:table-row>
        <table:table-row table:style-name="ro1">
          <table:table-cell table:style-name="ce2" table:formula="of:=IF([.A148]=&quot;#&quot;;1;[.A148]+1)" office:value-type="float" office:value="148" calcext:value-type="float">
            <text:p>148</text:p>
          </table:table-cell>
          <table:table-cell table:style-name="ce4" table:formula="of:=IF(OR([.C149]=&quot;&quot;;[.D149]=&quot;&quot;;[.E149]=&quot;&quot;);&quot;&quot;;PROPER([.C149])&amp;&quot; - &quot;&amp;[.D149]&amp;&quot;|&quot;&amp;[.C149]&amp;&quot;-&quot;&amp;[.E149])">
            <text:p/>
          </table:table-cell>
          <table:table-cell table:style-name="ce11" table:content-validation-name="val1"/>
          <table:table-cell table:style-name="ce6" table:number-columns-repeated="3"/>
          <table:table-cell/>
        </table:table-row>
        <table:table-row table:style-name="ro1">
          <table:table-cell table:style-name="ce2" table:formula="of:=IF([.A149]=&quot;#&quot;;1;[.A149]+1)" office:value-type="float" office:value="149" calcext:value-type="float">
            <text:p>149</text:p>
          </table:table-cell>
          <table:table-cell table:style-name="ce4" table:formula="of:=IF(OR([.C150]=&quot;&quot;;[.D150]=&quot;&quot;;[.E150]=&quot;&quot;);&quot;&quot;;PROPER([.C150])&amp;&quot; - &quot;&amp;[.D150]&amp;&quot;|&quot;&amp;[.C150]&amp;&quot;-&quot;&amp;[.E150])">
            <text:p/>
          </table:table-cell>
          <table:table-cell table:style-name="ce11" table:content-validation-name="val1"/>
          <table:table-cell table:style-name="ce6" table:number-columns-repeated="3"/>
          <table:table-cell/>
        </table:table-row>
        <table:table-row table:style-name="ro1">
          <table:table-cell table:style-name="ce2" table:formula="of:=IF([.A150]=&quot;#&quot;;1;[.A150]+1)" office:value-type="float" office:value="150" calcext:value-type="float">
            <text:p>150</text:p>
          </table:table-cell>
          <table:table-cell table:style-name="ce4" table:formula="of:=IF(OR([.C151]=&quot;&quot;;[.D151]=&quot;&quot;;[.E151]=&quot;&quot;);&quot;&quot;;PROPER([.C151])&amp;&quot; - &quot;&amp;[.D151]&amp;&quot;|&quot;&amp;[.C151]&amp;&quot;-&quot;&amp;[.E151])">
            <text:p/>
          </table:table-cell>
          <table:table-cell table:style-name="ce11" table:content-validation-name="val1"/>
          <table:table-cell table:style-name="ce6" table:number-columns-repeated="3"/>
          <table:table-cell/>
        </table:table-row>
        <table:table-row table:style-name="ro1">
          <table:table-cell table:style-name="ce2" table:formula="of:=IF([.A151]=&quot;#&quot;;1;[.A151]+1)" office:value-type="float" office:value="151" calcext:value-type="float">
            <text:p>151</text:p>
          </table:table-cell>
          <table:table-cell table:style-name="ce4" table:formula="of:=IF(OR([.C152]=&quot;&quot;;[.D152]=&quot;&quot;;[.E152]=&quot;&quot;);&quot;&quot;;PROPER([.C152])&amp;&quot; - &quot;&amp;[.D152]&amp;&quot;|&quot;&amp;[.C152]&amp;&quot;-&quot;&amp;[.E152])">
            <text:p/>
          </table:table-cell>
          <table:table-cell table:style-name="ce11" table:content-validation-name="val1"/>
          <table:table-cell table:style-name="ce6" table:number-columns-repeated="3"/>
          <table:table-cell/>
        </table:table-row>
        <table:table-row table:style-name="ro1">
          <table:table-cell table:style-name="ce2" table:formula="of:=IF([.A152]=&quot;#&quot;;1;[.A152]+1)" office:value-type="float" office:value="152" calcext:value-type="float">
            <text:p>152</text:p>
          </table:table-cell>
          <table:table-cell table:style-name="ce4" table:formula="of:=IF(OR([.C153]=&quot;&quot;;[.D153]=&quot;&quot;;[.E153]=&quot;&quot;);&quot;&quot;;PROPER([.C153])&amp;&quot; - &quot;&amp;[.D153]&amp;&quot;|&quot;&amp;[.C153]&amp;&quot;-&quot;&amp;[.E153])">
            <text:p/>
          </table:table-cell>
          <table:table-cell table:style-name="ce11" table:content-validation-name="val1"/>
          <table:table-cell table:style-name="ce6" table:number-columns-repeated="3"/>
          <table:table-cell/>
        </table:table-row>
        <table:table-row table:style-name="ro1">
          <table:table-cell table:style-name="ce2" table:formula="of:=IF([.A153]=&quot;#&quot;;1;[.A153]+1)" office:value-type="float" office:value="153" calcext:value-type="float">
            <text:p>153</text:p>
          </table:table-cell>
          <table:table-cell table:style-name="ce4" table:formula="of:=IF(OR([.C154]=&quot;&quot;;[.D154]=&quot;&quot;;[.E154]=&quot;&quot;);&quot;&quot;;PROPER([.C154])&amp;&quot; - &quot;&amp;[.D154]&amp;&quot;|&quot;&amp;[.C154]&amp;&quot;-&quot;&amp;[.E154])">
            <text:p/>
          </table:table-cell>
          <table:table-cell table:style-name="ce11" table:content-validation-name="val1"/>
          <table:table-cell table:style-name="ce6" table:number-columns-repeated="3"/>
          <table:table-cell/>
        </table:table-row>
        <table:table-row table:style-name="ro1">
          <table:table-cell table:style-name="ce2" table:formula="of:=IF([.A154]=&quot;#&quot;;1;[.A154]+1)" office:value-type="float" office:value="154" calcext:value-type="float">
            <text:p>154</text:p>
          </table:table-cell>
          <table:table-cell table:style-name="ce4" table:formula="of:=IF(OR([.C155]=&quot;&quot;;[.D155]=&quot;&quot;;[.E155]=&quot;&quot;);&quot;&quot;;PROPER([.C155])&amp;&quot; - &quot;&amp;[.D155]&amp;&quot;|&quot;&amp;[.C155]&amp;&quot;-&quot;&amp;[.E155])">
            <text:p/>
          </table:table-cell>
          <table:table-cell table:style-name="ce11" table:content-validation-name="val1"/>
          <table:table-cell table:style-name="ce6" table:number-columns-repeated="3"/>
          <table:table-cell/>
        </table:table-row>
        <table:table-row table:style-name="ro1">
          <table:table-cell table:style-name="ce2" table:formula="of:=IF([.A155]=&quot;#&quot;;1;[.A155]+1)" office:value-type="float" office:value="155" calcext:value-type="float">
            <text:p>155</text:p>
          </table:table-cell>
          <table:table-cell table:style-name="ce4" table:formula="of:=IF(OR([.C156]=&quot;&quot;;[.D156]=&quot;&quot;;[.E156]=&quot;&quot;);&quot;&quot;;PROPER([.C156])&amp;&quot; - &quot;&amp;[.D156]&amp;&quot;|&quot;&amp;[.C156]&amp;&quot;-&quot;&amp;[.E156])">
            <text:p/>
          </table:table-cell>
          <table:table-cell table:style-name="ce11" table:content-validation-name="val1"/>
          <table:table-cell table:style-name="ce6" table:number-columns-repeated="3"/>
          <table:table-cell/>
        </table:table-row>
        <table:table-row table:style-name="ro1">
          <table:table-cell table:style-name="ce2" table:formula="of:=IF([.A156]=&quot;#&quot;;1;[.A156]+1)" office:value-type="float" office:value="156" calcext:value-type="float">
            <text:p>156</text:p>
          </table:table-cell>
          <table:table-cell table:style-name="ce4" table:formula="of:=IF(OR([.C157]=&quot;&quot;;[.D157]=&quot;&quot;;[.E157]=&quot;&quot;);&quot;&quot;;PROPER([.C157])&amp;&quot; - &quot;&amp;[.D157]&amp;&quot;|&quot;&amp;[.C157]&amp;&quot;-&quot;&amp;[.E157])">
            <text:p/>
          </table:table-cell>
          <table:table-cell table:style-name="ce11" table:content-validation-name="val1"/>
          <table:table-cell table:style-name="ce6" table:number-columns-repeated="3"/>
          <table:table-cell/>
        </table:table-row>
        <table:table-row table:style-name="ro1">
          <table:table-cell table:style-name="ce2" table:formula="of:=IF([.A157]=&quot;#&quot;;1;[.A157]+1)" office:value-type="float" office:value="157" calcext:value-type="float">
            <text:p>157</text:p>
          </table:table-cell>
          <table:table-cell table:style-name="ce4" table:formula="of:=IF(OR([.C158]=&quot;&quot;;[.D158]=&quot;&quot;;[.E158]=&quot;&quot;);&quot;&quot;;PROPER([.C158])&amp;&quot; - &quot;&amp;[.D158]&amp;&quot;|&quot;&amp;[.C158]&amp;&quot;-&quot;&amp;[.E158])">
            <text:p/>
          </table:table-cell>
          <table:table-cell table:style-name="ce11" table:content-validation-name="val1"/>
          <table:table-cell table:style-name="ce6" table:number-columns-repeated="3"/>
          <table:table-cell/>
        </table:table-row>
        <table:table-row table:style-name="ro1">
          <table:table-cell table:style-name="ce2" table:formula="of:=IF([.A158]=&quot;#&quot;;1;[.A158]+1)" office:value-type="float" office:value="158" calcext:value-type="float">
            <text:p>158</text:p>
          </table:table-cell>
          <table:table-cell table:style-name="ce4" table:formula="of:=IF(OR([.C159]=&quot;&quot;;[.D159]=&quot;&quot;;[.E159]=&quot;&quot;);&quot;&quot;;PROPER([.C159])&amp;&quot; - &quot;&amp;[.D159]&amp;&quot;|&quot;&amp;[.C159]&amp;&quot;-&quot;&amp;[.E159])">
            <text:p/>
          </table:table-cell>
          <table:table-cell table:style-name="ce11" table:content-validation-name="val1"/>
          <table:table-cell table:style-name="ce6" table:number-columns-repeated="3"/>
          <table:table-cell/>
        </table:table-row>
        <table:table-row table:style-name="ro1">
          <table:table-cell table:style-name="ce2" table:formula="of:=IF([.A159]=&quot;#&quot;;1;[.A159]+1)" office:value-type="float" office:value="159" calcext:value-type="float">
            <text:p>159</text:p>
          </table:table-cell>
          <table:table-cell table:style-name="ce4" table:formula="of:=IF(OR([.C160]=&quot;&quot;;[.D160]=&quot;&quot;;[.E160]=&quot;&quot;);&quot;&quot;;PROPER([.C160])&amp;&quot; - &quot;&amp;[.D160]&amp;&quot;|&quot;&amp;[.C160]&amp;&quot;-&quot;&amp;[.E160])">
            <text:p/>
          </table:table-cell>
          <table:table-cell table:style-name="ce11" table:content-validation-name="val1"/>
          <table:table-cell table:style-name="ce6" table:number-columns-repeated="3"/>
          <table:table-cell/>
        </table:table-row>
        <table:table-row table:style-name="ro1">
          <table:table-cell table:style-name="ce2" table:formula="of:=IF([.A160]=&quot;#&quot;;1;[.A160]+1)" office:value-type="float" office:value="160" calcext:value-type="float">
            <text:p>160</text:p>
          </table:table-cell>
          <table:table-cell table:style-name="ce4" table:formula="of:=IF(OR([.C161]=&quot;&quot;;[.D161]=&quot;&quot;;[.E161]=&quot;&quot;);&quot;&quot;;PROPER([.C161])&amp;&quot; - &quot;&amp;[.D161]&amp;&quot;|&quot;&amp;[.C161]&amp;&quot;-&quot;&amp;[.E161])">
            <text:p/>
          </table:table-cell>
          <table:table-cell table:style-name="ce11" table:content-validation-name="val1"/>
          <table:table-cell table:style-name="ce6" table:number-columns-repeated="3"/>
          <table:table-cell/>
        </table:table-row>
        <table:table-row table:style-name="ro1">
          <table:table-cell table:style-name="ce2" table:formula="of:=IF([.A161]=&quot;#&quot;;1;[.A161]+1)" office:value-type="float" office:value="161" calcext:value-type="float">
            <text:p>161</text:p>
          </table:table-cell>
          <table:table-cell table:style-name="ce4" table:formula="of:=IF(OR([.C162]=&quot;&quot;;[.D162]=&quot;&quot;;[.E162]=&quot;&quot;);&quot;&quot;;PROPER([.C162])&amp;&quot; - &quot;&amp;[.D162]&amp;&quot;|&quot;&amp;[.C162]&amp;&quot;-&quot;&amp;[.E162])">
            <text:p/>
          </table:table-cell>
          <table:table-cell table:style-name="ce11" table:content-validation-name="val1"/>
          <table:table-cell table:style-name="ce6" table:number-columns-repeated="3"/>
          <table:table-cell/>
        </table:table-row>
        <table:table-row table:style-name="ro1">
          <table:table-cell table:style-name="ce2" table:formula="of:=IF([.A162]=&quot;#&quot;;1;[.A162]+1)" office:value-type="float" office:value="162" calcext:value-type="float">
            <text:p>162</text:p>
          </table:table-cell>
          <table:table-cell table:style-name="ce4" table:formula="of:=IF(OR([.C163]=&quot;&quot;;[.D163]=&quot;&quot;;[.E163]=&quot;&quot;);&quot;&quot;;PROPER([.C163])&amp;&quot; - &quot;&amp;[.D163]&amp;&quot;|&quot;&amp;[.C163]&amp;&quot;-&quot;&amp;[.E163])">
            <text:p/>
          </table:table-cell>
          <table:table-cell table:style-name="ce11" table:content-validation-name="val1"/>
          <table:table-cell table:style-name="ce6" table:number-columns-repeated="3"/>
          <table:table-cell/>
        </table:table-row>
        <table:table-row table:style-name="ro1">
          <table:table-cell table:style-name="ce2" table:formula="of:=IF([.A163]=&quot;#&quot;;1;[.A163]+1)" office:value-type="float" office:value="163" calcext:value-type="float">
            <text:p>163</text:p>
          </table:table-cell>
          <table:table-cell table:style-name="ce4" table:formula="of:=IF(OR([.C164]=&quot;&quot;;[.D164]=&quot;&quot;;[.E164]=&quot;&quot;);&quot;&quot;;PROPER([.C164])&amp;&quot; - &quot;&amp;[.D164]&amp;&quot;|&quot;&amp;[.C164]&amp;&quot;-&quot;&amp;[.E164])">
            <text:p/>
          </table:table-cell>
          <table:table-cell table:style-name="ce11" table:content-validation-name="val1"/>
          <table:table-cell table:style-name="ce6" table:number-columns-repeated="3"/>
          <table:table-cell/>
        </table:table-row>
        <table:table-row table:style-name="ro1">
          <table:table-cell table:style-name="ce2" table:formula="of:=IF([.A164]=&quot;#&quot;;1;[.A164]+1)" office:value-type="float" office:value="164" calcext:value-type="float">
            <text:p>164</text:p>
          </table:table-cell>
          <table:table-cell table:style-name="ce4" table:formula="of:=IF(OR([.C165]=&quot;&quot;;[.D165]=&quot;&quot;;[.E165]=&quot;&quot;);&quot;&quot;;PROPER([.C165])&amp;&quot; - &quot;&amp;[.D165]&amp;&quot;|&quot;&amp;[.C165]&amp;&quot;-&quot;&amp;[.E165])">
            <text:p/>
          </table:table-cell>
          <table:table-cell table:style-name="ce11" table:content-validation-name="val1"/>
          <table:table-cell table:style-name="ce6" table:number-columns-repeated="3"/>
          <table:table-cell/>
        </table:table-row>
        <table:table-row table:style-name="ro1">
          <table:table-cell table:style-name="ce2" table:formula="of:=IF([.A165]=&quot;#&quot;;1;[.A165]+1)" office:value-type="float" office:value="165" calcext:value-type="float">
            <text:p>165</text:p>
          </table:table-cell>
          <table:table-cell table:style-name="ce4" table:formula="of:=IF(OR([.C166]=&quot;&quot;;[.D166]=&quot;&quot;;[.E166]=&quot;&quot;);&quot;&quot;;PROPER([.C166])&amp;&quot; - &quot;&amp;[.D166]&amp;&quot;|&quot;&amp;[.C166]&amp;&quot;-&quot;&amp;[.E166])">
            <text:p/>
          </table:table-cell>
          <table:table-cell table:style-name="ce11" table:content-validation-name="val1"/>
          <table:table-cell table:style-name="ce6" table:number-columns-repeated="3"/>
          <table:table-cell/>
        </table:table-row>
        <table:table-row table:style-name="ro1">
          <table:table-cell table:style-name="ce2" table:formula="of:=IF([.A166]=&quot;#&quot;;1;[.A166]+1)" office:value-type="float" office:value="166" calcext:value-type="float">
            <text:p>166</text:p>
          </table:table-cell>
          <table:table-cell table:style-name="ce4" table:formula="of:=IF(OR([.C167]=&quot;&quot;;[.D167]=&quot;&quot;;[.E167]=&quot;&quot;);&quot;&quot;;PROPER([.C167])&amp;&quot; - &quot;&amp;[.D167]&amp;&quot;|&quot;&amp;[.C167]&amp;&quot;-&quot;&amp;[.E167])">
            <text:p/>
          </table:table-cell>
          <table:table-cell table:style-name="ce11" table:content-validation-name="val1"/>
          <table:table-cell table:style-name="ce6" table:number-columns-repeated="3"/>
          <table:table-cell/>
        </table:table-row>
        <table:table-row table:style-name="ro1">
          <table:table-cell table:style-name="ce2" table:formula="of:=IF([.A167]=&quot;#&quot;;1;[.A167]+1)" office:value-type="float" office:value="167" calcext:value-type="float">
            <text:p>167</text:p>
          </table:table-cell>
          <table:table-cell table:style-name="ce4" table:formula="of:=IF(OR([.C168]=&quot;&quot;;[.D168]=&quot;&quot;;[.E168]=&quot;&quot;);&quot;&quot;;PROPER([.C168])&amp;&quot; - &quot;&amp;[.D168]&amp;&quot;|&quot;&amp;[.C168]&amp;&quot;-&quot;&amp;[.E168])">
            <text:p/>
          </table:table-cell>
          <table:table-cell table:style-name="ce11" table:content-validation-name="val1"/>
          <table:table-cell table:style-name="ce6" table:number-columns-repeated="3"/>
          <table:table-cell/>
        </table:table-row>
        <table:table-row table:style-name="ro1">
          <table:table-cell table:style-name="ce2" table:formula="of:=IF([.A168]=&quot;#&quot;;1;[.A168]+1)" office:value-type="float" office:value="168" calcext:value-type="float">
            <text:p>168</text:p>
          </table:table-cell>
          <table:table-cell table:style-name="ce4" table:formula="of:=IF(OR([.C169]=&quot;&quot;;[.D169]=&quot;&quot;;[.E169]=&quot;&quot;);&quot;&quot;;PROPER([.C169])&amp;&quot; - &quot;&amp;[.D169]&amp;&quot;|&quot;&amp;[.C169]&amp;&quot;-&quot;&amp;[.E169])">
            <text:p/>
          </table:table-cell>
          <table:table-cell table:style-name="ce11" table:content-validation-name="val1"/>
          <table:table-cell table:style-name="ce6" table:number-columns-repeated="3"/>
          <table:table-cell/>
        </table:table-row>
        <table:table-row table:style-name="ro1">
          <table:table-cell table:style-name="ce2" table:formula="of:=IF([.A169]=&quot;#&quot;;1;[.A169]+1)" office:value-type="float" office:value="169" calcext:value-type="float">
            <text:p>169</text:p>
          </table:table-cell>
          <table:table-cell table:style-name="ce4" table:formula="of:=IF(OR([.C170]=&quot;&quot;;[.D170]=&quot;&quot;;[.E170]=&quot;&quot;);&quot;&quot;;PROPER([.C170])&amp;&quot; - &quot;&amp;[.D170]&amp;&quot;|&quot;&amp;[.C170]&amp;&quot;-&quot;&amp;[.E170])">
            <text:p/>
          </table:table-cell>
          <table:table-cell table:style-name="ce11" table:content-validation-name="val1"/>
          <table:table-cell table:style-name="ce6" table:number-columns-repeated="3"/>
          <table:table-cell/>
        </table:table-row>
        <table:table-row table:style-name="ro1">
          <table:table-cell table:style-name="ce2" table:formula="of:=IF([.A170]=&quot;#&quot;;1;[.A170]+1)" office:value-type="float" office:value="170" calcext:value-type="float">
            <text:p>170</text:p>
          </table:table-cell>
          <table:table-cell table:style-name="ce4" table:formula="of:=IF(OR([.C171]=&quot;&quot;;[.D171]=&quot;&quot;;[.E171]=&quot;&quot;);&quot;&quot;;PROPER([.C171])&amp;&quot; - &quot;&amp;[.D171]&amp;&quot;|&quot;&amp;[.C171]&amp;&quot;-&quot;&amp;[.E171])">
            <text:p/>
          </table:table-cell>
          <table:table-cell table:style-name="ce11" table:content-validation-name="val1"/>
          <table:table-cell table:style-name="ce6" table:number-columns-repeated="3"/>
          <table:table-cell/>
        </table:table-row>
        <table:table-row table:style-name="ro1">
          <table:table-cell table:style-name="ce2" table:formula="of:=IF([.A171]=&quot;#&quot;;1;[.A171]+1)" office:value-type="float" office:value="171" calcext:value-type="float">
            <text:p>171</text:p>
          </table:table-cell>
          <table:table-cell table:style-name="ce4" table:formula="of:=IF(OR([.C172]=&quot;&quot;;[.D172]=&quot;&quot;;[.E172]=&quot;&quot;);&quot;&quot;;PROPER([.C172])&amp;&quot; - &quot;&amp;[.D172]&amp;&quot;|&quot;&amp;[.C172]&amp;&quot;-&quot;&amp;[.E172])">
            <text:p/>
          </table:table-cell>
          <table:table-cell table:style-name="ce11" table:content-validation-name="val1"/>
          <table:table-cell table:style-name="ce6" table:number-columns-repeated="3"/>
          <table:table-cell/>
        </table:table-row>
        <table:table-row table:style-name="ro1">
          <table:table-cell table:style-name="ce2" table:formula="of:=IF([.A172]=&quot;#&quot;;1;[.A172]+1)" office:value-type="float" office:value="172" calcext:value-type="float">
            <text:p>172</text:p>
          </table:table-cell>
          <table:table-cell table:style-name="ce4" table:formula="of:=IF(OR([.C173]=&quot;&quot;;[.D173]=&quot;&quot;;[.E173]=&quot;&quot;);&quot;&quot;;PROPER([.C173])&amp;&quot; - &quot;&amp;[.D173]&amp;&quot;|&quot;&amp;[.C173]&amp;&quot;-&quot;&amp;[.E173])">
            <text:p/>
          </table:table-cell>
          <table:table-cell table:style-name="ce11" table:content-validation-name="val1"/>
          <table:table-cell table:style-name="ce6" table:number-columns-repeated="3"/>
          <table:table-cell/>
        </table:table-row>
        <table:table-row table:style-name="ro1">
          <table:table-cell table:style-name="ce2" table:formula="of:=IF([.A173]=&quot;#&quot;;1;[.A173]+1)" office:value-type="float" office:value="173" calcext:value-type="float">
            <text:p>173</text:p>
          </table:table-cell>
          <table:table-cell table:style-name="ce4" table:formula="of:=IF(OR([.C174]=&quot;&quot;;[.D174]=&quot;&quot;;[.E174]=&quot;&quot;);&quot;&quot;;PROPER([.C174])&amp;&quot; - &quot;&amp;[.D174]&amp;&quot;|&quot;&amp;[.C174]&amp;&quot;-&quot;&amp;[.E174])">
            <text:p/>
          </table:table-cell>
          <table:table-cell table:style-name="ce11" table:content-validation-name="val1"/>
          <table:table-cell table:style-name="ce6" table:number-columns-repeated="3"/>
          <table:table-cell/>
        </table:table-row>
        <table:table-row table:style-name="ro1">
          <table:table-cell table:style-name="ce2" table:formula="of:=IF([.A174]=&quot;#&quot;;1;[.A174]+1)" office:value-type="float" office:value="174" calcext:value-type="float">
            <text:p>174</text:p>
          </table:table-cell>
          <table:table-cell table:style-name="ce4" table:formula="of:=IF(OR([.C175]=&quot;&quot;;[.D175]=&quot;&quot;;[.E175]=&quot;&quot;);&quot;&quot;;PROPER([.C175])&amp;&quot; - &quot;&amp;[.D175]&amp;&quot;|&quot;&amp;[.C175]&amp;&quot;-&quot;&amp;[.E175])">
            <text:p/>
          </table:table-cell>
          <table:table-cell table:style-name="ce11" table:content-validation-name="val1"/>
          <table:table-cell table:style-name="ce6" table:number-columns-repeated="3"/>
          <table:table-cell/>
        </table:table-row>
        <table:table-row table:style-name="ro1">
          <table:table-cell table:style-name="ce2" table:formula="of:=IF([.A175]=&quot;#&quot;;1;[.A175]+1)" office:value-type="float" office:value="175" calcext:value-type="float">
            <text:p>175</text:p>
          </table:table-cell>
          <table:table-cell table:style-name="ce4" table:formula="of:=IF(OR([.C176]=&quot;&quot;;[.D176]=&quot;&quot;;[.E176]=&quot;&quot;);&quot;&quot;;PROPER([.C176])&amp;&quot; - &quot;&amp;[.D176]&amp;&quot;|&quot;&amp;[.C176]&amp;&quot;-&quot;&amp;[.E176])">
            <text:p/>
          </table:table-cell>
          <table:table-cell table:style-name="ce11" table:content-validation-name="val1"/>
          <table:table-cell table:style-name="ce6" table:number-columns-repeated="3"/>
          <table:table-cell/>
        </table:table-row>
        <table:table-row table:style-name="ro1">
          <table:table-cell table:style-name="ce2" table:formula="of:=IF([.A176]=&quot;#&quot;;1;[.A176]+1)" office:value-type="float" office:value="176" calcext:value-type="float">
            <text:p>176</text:p>
          </table:table-cell>
          <table:table-cell table:style-name="ce4" table:formula="of:=IF(OR([.C177]=&quot;&quot;;[.D177]=&quot;&quot;;[.E177]=&quot;&quot;);&quot;&quot;;PROPER([.C177])&amp;&quot; - &quot;&amp;[.D177]&amp;&quot;|&quot;&amp;[.C177]&amp;&quot;-&quot;&amp;[.E177])">
            <text:p/>
          </table:table-cell>
          <table:table-cell table:style-name="ce11" table:content-validation-name="val1"/>
          <table:table-cell table:style-name="ce6" table:number-columns-repeated="3"/>
          <table:table-cell/>
        </table:table-row>
        <table:table-row table:style-name="ro1">
          <table:table-cell table:style-name="ce2" table:formula="of:=IF([.A177]=&quot;#&quot;;1;[.A177]+1)" office:value-type="float" office:value="177" calcext:value-type="float">
            <text:p>177</text:p>
          </table:table-cell>
          <table:table-cell table:style-name="ce4" table:formula="of:=IF(OR([.C178]=&quot;&quot;;[.D178]=&quot;&quot;;[.E178]=&quot;&quot;);&quot;&quot;;PROPER([.C178])&amp;&quot; - &quot;&amp;[.D178]&amp;&quot;|&quot;&amp;[.C178]&amp;&quot;-&quot;&amp;[.E178])">
            <text:p/>
          </table:table-cell>
          <table:table-cell table:style-name="ce11" table:content-validation-name="val1"/>
          <table:table-cell table:style-name="ce6" table:number-columns-repeated="3"/>
          <table:table-cell/>
        </table:table-row>
        <table:table-row table:style-name="ro1">
          <table:table-cell table:style-name="ce2" table:formula="of:=IF([.A178]=&quot;#&quot;;1;[.A178]+1)" office:value-type="float" office:value="178" calcext:value-type="float">
            <text:p>178</text:p>
          </table:table-cell>
          <table:table-cell table:style-name="ce4" table:formula="of:=IF(OR([.C179]=&quot;&quot;;[.D179]=&quot;&quot;;[.E179]=&quot;&quot;);&quot;&quot;;PROPER([.C179])&amp;&quot; - &quot;&amp;[.D179]&amp;&quot;|&quot;&amp;[.C179]&amp;&quot;-&quot;&amp;[.E179])">
            <text:p/>
          </table:table-cell>
          <table:table-cell table:style-name="ce11" table:content-validation-name="val1"/>
          <table:table-cell table:style-name="ce6" table:number-columns-repeated="3"/>
          <table:table-cell/>
        </table:table-row>
        <table:table-row table:style-name="ro1">
          <table:table-cell table:style-name="ce2" table:formula="of:=IF([.A179]=&quot;#&quot;;1;[.A179]+1)" office:value-type="float" office:value="179" calcext:value-type="float">
            <text:p>179</text:p>
          </table:table-cell>
          <table:table-cell table:style-name="ce4" table:formula="of:=IF(OR([.C180]=&quot;&quot;;[.D180]=&quot;&quot;;[.E180]=&quot;&quot;);&quot;&quot;;PROPER([.C180])&amp;&quot; - &quot;&amp;[.D180]&amp;&quot;|&quot;&amp;[.C180]&amp;&quot;-&quot;&amp;[.E180])">
            <text:p/>
          </table:table-cell>
          <table:table-cell table:style-name="ce11" table:content-validation-name="val1"/>
          <table:table-cell table:style-name="ce6" table:number-columns-repeated="3"/>
          <table:table-cell/>
        </table:table-row>
        <table:table-row table:style-name="ro1">
          <table:table-cell table:style-name="ce2" table:formula="of:=IF([.A180]=&quot;#&quot;;1;[.A180]+1)" office:value-type="float" office:value="180" calcext:value-type="float">
            <text:p>180</text:p>
          </table:table-cell>
          <table:table-cell table:style-name="ce4" table:formula="of:=IF(OR([.C181]=&quot;&quot;;[.D181]=&quot;&quot;;[.E181]=&quot;&quot;);&quot;&quot;;PROPER([.C181])&amp;&quot; - &quot;&amp;[.D181]&amp;&quot;|&quot;&amp;[.C181]&amp;&quot;-&quot;&amp;[.E181])">
            <text:p/>
          </table:table-cell>
          <table:table-cell table:style-name="ce11" table:content-validation-name="val1"/>
          <table:table-cell table:style-name="ce6" table:number-columns-repeated="3"/>
          <table:table-cell/>
        </table:table-row>
        <table:table-row table:style-name="ro1">
          <table:table-cell table:style-name="ce2" table:formula="of:=IF([.A181]=&quot;#&quot;;1;[.A181]+1)" office:value-type="float" office:value="181" calcext:value-type="float">
            <text:p>181</text:p>
          </table:table-cell>
          <table:table-cell table:style-name="ce4" table:formula="of:=IF(OR([.C182]=&quot;&quot;;[.D182]=&quot;&quot;;[.E182]=&quot;&quot;);&quot;&quot;;PROPER([.C182])&amp;&quot; - &quot;&amp;[.D182]&amp;&quot;|&quot;&amp;[.C182]&amp;&quot;-&quot;&amp;[.E182])">
            <text:p/>
          </table:table-cell>
          <table:table-cell table:style-name="ce11" table:content-validation-name="val1"/>
          <table:table-cell table:style-name="ce6" table:number-columns-repeated="3"/>
          <table:table-cell/>
        </table:table-row>
        <table:table-row table:style-name="ro1">
          <table:table-cell table:style-name="ce2" table:formula="of:=IF([.A182]=&quot;#&quot;;1;[.A182]+1)" office:value-type="float" office:value="182" calcext:value-type="float">
            <text:p>182</text:p>
          </table:table-cell>
          <table:table-cell table:style-name="ce4" table:formula="of:=IF(OR([.C183]=&quot;&quot;;[.D183]=&quot;&quot;;[.E183]=&quot;&quot;);&quot;&quot;;PROPER([.C183])&amp;&quot; - &quot;&amp;[.D183]&amp;&quot;|&quot;&amp;[.C183]&amp;&quot;-&quot;&amp;[.E183])">
            <text:p/>
          </table:table-cell>
          <table:table-cell table:style-name="ce11" table:content-validation-name="val1"/>
          <table:table-cell table:style-name="ce6" table:number-columns-repeated="3"/>
          <table:table-cell/>
        </table:table-row>
        <table:table-row table:style-name="ro1">
          <table:table-cell table:style-name="ce2" table:formula="of:=IF([.A183]=&quot;#&quot;;1;[.A183]+1)" office:value-type="float" office:value="183" calcext:value-type="float">
            <text:p>183</text:p>
          </table:table-cell>
          <table:table-cell table:style-name="ce4" table:formula="of:=IF(OR([.C184]=&quot;&quot;;[.D184]=&quot;&quot;;[.E184]=&quot;&quot;);&quot;&quot;;PROPER([.C184])&amp;&quot; - &quot;&amp;[.D184]&amp;&quot;|&quot;&amp;[.C184]&amp;&quot;-&quot;&amp;[.E184])">
            <text:p/>
          </table:table-cell>
          <table:table-cell table:style-name="ce11" table:content-validation-name="val1"/>
          <table:table-cell table:style-name="ce6" table:number-columns-repeated="3"/>
          <table:table-cell/>
        </table:table-row>
        <table:table-row table:style-name="ro1">
          <table:table-cell table:style-name="ce2" table:formula="of:=IF([.A184]=&quot;#&quot;;1;[.A184]+1)" office:value-type="float" office:value="184" calcext:value-type="float">
            <text:p>184</text:p>
          </table:table-cell>
          <table:table-cell table:style-name="ce4" table:formula="of:=IF(OR([.C185]=&quot;&quot;;[.D185]=&quot;&quot;;[.E185]=&quot;&quot;);&quot;&quot;;PROPER([.C185])&amp;&quot; - &quot;&amp;[.D185]&amp;&quot;|&quot;&amp;[.C185]&amp;&quot;-&quot;&amp;[.E185])">
            <text:p/>
          </table:table-cell>
          <table:table-cell table:style-name="ce11" table:content-validation-name="val1"/>
          <table:table-cell table:style-name="ce6" table:number-columns-repeated="3"/>
          <table:table-cell/>
        </table:table-row>
        <table:table-row table:style-name="ro1">
          <table:table-cell table:style-name="ce2" table:formula="of:=IF([.A185]=&quot;#&quot;;1;[.A185]+1)" office:value-type="float" office:value="185" calcext:value-type="float">
            <text:p>185</text:p>
          </table:table-cell>
          <table:table-cell table:style-name="ce4" table:formula="of:=IF(OR([.C186]=&quot;&quot;;[.D186]=&quot;&quot;;[.E186]=&quot;&quot;);&quot;&quot;;PROPER([.C186])&amp;&quot; - &quot;&amp;[.D186]&amp;&quot;|&quot;&amp;[.C186]&amp;&quot;-&quot;&amp;[.E186])">
            <text:p/>
          </table:table-cell>
          <table:table-cell table:style-name="ce11" table:content-validation-name="val1"/>
          <table:table-cell table:style-name="ce6" table:number-columns-repeated="3"/>
          <table:table-cell/>
        </table:table-row>
        <table:table-row table:style-name="ro1">
          <table:table-cell table:style-name="ce2" table:formula="of:=IF([.A186]=&quot;#&quot;;1;[.A186]+1)" office:value-type="float" office:value="186" calcext:value-type="float">
            <text:p>186</text:p>
          </table:table-cell>
          <table:table-cell table:style-name="ce4" table:formula="of:=IF(OR([.C187]=&quot;&quot;;[.D187]=&quot;&quot;;[.E187]=&quot;&quot;);&quot;&quot;;PROPER([.C187])&amp;&quot; - &quot;&amp;[.D187]&amp;&quot;|&quot;&amp;[.C187]&amp;&quot;-&quot;&amp;[.E187])">
            <text:p/>
          </table:table-cell>
          <table:table-cell table:style-name="ce11" table:content-validation-name="val1"/>
          <table:table-cell table:style-name="ce6" table:number-columns-repeated="3"/>
          <table:table-cell/>
        </table:table-row>
        <table:table-row table:style-name="ro1">
          <table:table-cell table:style-name="ce2" table:formula="of:=IF([.A187]=&quot;#&quot;;1;[.A187]+1)" office:value-type="float" office:value="187" calcext:value-type="float">
            <text:p>187</text:p>
          </table:table-cell>
          <table:table-cell table:style-name="ce4" table:formula="of:=IF(OR([.C188]=&quot;&quot;;[.D188]=&quot;&quot;;[.E188]=&quot;&quot;);&quot;&quot;;PROPER([.C188])&amp;&quot; - &quot;&amp;[.D188]&amp;&quot;|&quot;&amp;[.C188]&amp;&quot;-&quot;&amp;[.E188])">
            <text:p/>
          </table:table-cell>
          <table:table-cell table:style-name="ce11" table:content-validation-name="val1"/>
          <table:table-cell table:style-name="ce6" table:number-columns-repeated="3"/>
          <table:table-cell/>
        </table:table-row>
        <table:table-row table:style-name="ro1">
          <table:table-cell table:style-name="ce2" table:formula="of:=IF([.A188]=&quot;#&quot;;1;[.A188]+1)" office:value-type="float" office:value="188" calcext:value-type="float">
            <text:p>188</text:p>
          </table:table-cell>
          <table:table-cell table:style-name="ce4" table:formula="of:=IF(OR([.C189]=&quot;&quot;;[.D189]=&quot;&quot;;[.E189]=&quot;&quot;);&quot;&quot;;PROPER([.C189])&amp;&quot; - &quot;&amp;[.D189]&amp;&quot;|&quot;&amp;[.C189]&amp;&quot;-&quot;&amp;[.E189])">
            <text:p/>
          </table:table-cell>
          <table:table-cell table:style-name="ce11" table:content-validation-name="val1"/>
          <table:table-cell table:style-name="ce6" table:number-columns-repeated="3"/>
          <table:table-cell/>
        </table:table-row>
        <table:table-row table:style-name="ro1">
          <table:table-cell table:style-name="ce2" table:formula="of:=IF([.A189]=&quot;#&quot;;1;[.A189]+1)" office:value-type="float" office:value="189" calcext:value-type="float">
            <text:p>189</text:p>
          </table:table-cell>
          <table:table-cell table:style-name="ce4" table:formula="of:=IF(OR([.C190]=&quot;&quot;;[.D190]=&quot;&quot;;[.E190]=&quot;&quot;);&quot;&quot;;PROPER([.C190])&amp;&quot; - &quot;&amp;[.D190]&amp;&quot;|&quot;&amp;[.C190]&amp;&quot;-&quot;&amp;[.E190])">
            <text:p/>
          </table:table-cell>
          <table:table-cell table:style-name="ce11" table:content-validation-name="val1"/>
          <table:table-cell table:style-name="ce6" table:number-columns-repeated="3"/>
          <table:table-cell/>
        </table:table-row>
        <table:table-row table:style-name="ro1">
          <table:table-cell table:style-name="ce2" table:formula="of:=IF([.A190]=&quot;#&quot;;1;[.A190]+1)" office:value-type="float" office:value="190" calcext:value-type="float">
            <text:p>190</text:p>
          </table:table-cell>
          <table:table-cell table:style-name="ce4" table:formula="of:=IF(OR([.C191]=&quot;&quot;;[.D191]=&quot;&quot;;[.E191]=&quot;&quot;);&quot;&quot;;PROPER([.C191])&amp;&quot; - &quot;&amp;[.D191]&amp;&quot;|&quot;&amp;[.C191]&amp;&quot;-&quot;&amp;[.E191])">
            <text:p/>
          </table:table-cell>
          <table:table-cell table:style-name="ce11" table:content-validation-name="val1"/>
          <table:table-cell table:style-name="ce6" table:number-columns-repeated="3"/>
          <table:table-cell/>
        </table:table-row>
        <table:table-row table:style-name="ro1">
          <table:table-cell table:style-name="ce2" table:formula="of:=IF([.A191]=&quot;#&quot;;1;[.A191]+1)" office:value-type="float" office:value="191" calcext:value-type="float">
            <text:p>191</text:p>
          </table:table-cell>
          <table:table-cell table:style-name="ce4" table:formula="of:=IF(OR([.C192]=&quot;&quot;;[.D192]=&quot;&quot;;[.E192]=&quot;&quot;);&quot;&quot;;PROPER([.C192])&amp;&quot; - &quot;&amp;[.D192]&amp;&quot;|&quot;&amp;[.C192]&amp;&quot;-&quot;&amp;[.E192])">
            <text:p/>
          </table:table-cell>
          <table:table-cell table:style-name="ce11" table:content-validation-name="val1"/>
          <table:table-cell table:style-name="ce6" table:number-columns-repeated="3"/>
          <table:table-cell/>
        </table:table-row>
        <table:table-row table:style-name="ro1">
          <table:table-cell table:style-name="ce2" table:formula="of:=IF([.A192]=&quot;#&quot;;1;[.A192]+1)" office:value-type="float" office:value="192" calcext:value-type="float">
            <text:p>192</text:p>
          </table:table-cell>
          <table:table-cell table:style-name="ce4" table:formula="of:=IF(OR([.C193]=&quot;&quot;;[.D193]=&quot;&quot;;[.E193]=&quot;&quot;);&quot;&quot;;PROPER([.C193])&amp;&quot; - &quot;&amp;[.D193]&amp;&quot;|&quot;&amp;[.C193]&amp;&quot;-&quot;&amp;[.E193])">
            <text:p/>
          </table:table-cell>
          <table:table-cell table:style-name="ce11" table:content-validation-name="val1"/>
          <table:table-cell table:style-name="ce6" table:number-columns-repeated="3"/>
          <table:table-cell/>
        </table:table-row>
        <table:table-row table:style-name="ro1">
          <table:table-cell table:style-name="ce2" table:formula="of:=IF([.A193]=&quot;#&quot;;1;[.A193]+1)" office:value-type="float" office:value="193" calcext:value-type="float">
            <text:p>193</text:p>
          </table:table-cell>
          <table:table-cell table:style-name="ce4" table:formula="of:=IF(OR([.C194]=&quot;&quot;;[.D194]=&quot;&quot;;[.E194]=&quot;&quot;);&quot;&quot;;PROPER([.C194])&amp;&quot; - &quot;&amp;[.D194]&amp;&quot;|&quot;&amp;[.C194]&amp;&quot;-&quot;&amp;[.E194])">
            <text:p/>
          </table:table-cell>
          <table:table-cell table:style-name="ce11" table:content-validation-name="val1"/>
          <table:table-cell table:style-name="ce6" table:number-columns-repeated="3"/>
          <table:table-cell/>
        </table:table-row>
        <table:table-row table:style-name="ro1">
          <table:table-cell table:style-name="ce2" table:formula="of:=IF([.A194]=&quot;#&quot;;1;[.A194]+1)" office:value-type="float" office:value="194" calcext:value-type="float">
            <text:p>194</text:p>
          </table:table-cell>
          <table:table-cell table:style-name="ce4" table:formula="of:=IF(OR([.C195]=&quot;&quot;;[.D195]=&quot;&quot;;[.E195]=&quot;&quot;);&quot;&quot;;PROPER([.C195])&amp;&quot; - &quot;&amp;[.D195]&amp;&quot;|&quot;&amp;[.C195]&amp;&quot;-&quot;&amp;[.E195])">
            <text:p/>
          </table:table-cell>
          <table:table-cell table:style-name="ce11" table:content-validation-name="val1"/>
          <table:table-cell table:style-name="ce6" table:number-columns-repeated="3"/>
          <table:table-cell/>
        </table:table-row>
        <table:table-row table:style-name="ro1">
          <table:table-cell table:style-name="ce2" table:formula="of:=IF([.A195]=&quot;#&quot;;1;[.A195]+1)" office:value-type="float" office:value="195" calcext:value-type="float">
            <text:p>195</text:p>
          </table:table-cell>
          <table:table-cell table:style-name="ce4" table:formula="of:=IF(OR([.C196]=&quot;&quot;;[.D196]=&quot;&quot;;[.E196]=&quot;&quot;);&quot;&quot;;PROPER([.C196])&amp;&quot; - &quot;&amp;[.D196]&amp;&quot;|&quot;&amp;[.C196]&amp;&quot;-&quot;&amp;[.E196])">
            <text:p/>
          </table:table-cell>
          <table:table-cell table:style-name="ce11" table:content-validation-name="val1"/>
          <table:table-cell table:style-name="ce6" table:number-columns-repeated="3"/>
          <table:table-cell/>
        </table:table-row>
        <table:table-row table:style-name="ro1">
          <table:table-cell table:style-name="ce2" table:formula="of:=IF([.A196]=&quot;#&quot;;1;[.A196]+1)" office:value-type="float" office:value="196" calcext:value-type="float">
            <text:p>196</text:p>
          </table:table-cell>
          <table:table-cell table:style-name="ce4" table:formula="of:=IF(OR([.C197]=&quot;&quot;;[.D197]=&quot;&quot;;[.E197]=&quot;&quot;);&quot;&quot;;PROPER([.C197])&amp;&quot; - &quot;&amp;[.D197]&amp;&quot;|&quot;&amp;[.C197]&amp;&quot;-&quot;&amp;[.E197])">
            <text:p/>
          </table:table-cell>
          <table:table-cell table:style-name="ce11" table:content-validation-name="val1"/>
          <table:table-cell table:style-name="ce6" table:number-columns-repeated="3"/>
          <table:table-cell/>
        </table:table-row>
        <table:table-row table:style-name="ro1">
          <table:table-cell table:style-name="ce2" table:formula="of:=IF([.A197]=&quot;#&quot;;1;[.A197]+1)" office:value-type="float" office:value="197" calcext:value-type="float">
            <text:p>197</text:p>
          </table:table-cell>
          <table:table-cell table:style-name="ce4" table:formula="of:=IF(OR([.C198]=&quot;&quot;;[.D198]=&quot;&quot;;[.E198]=&quot;&quot;);&quot;&quot;;PROPER([.C198])&amp;&quot; - &quot;&amp;[.D198]&amp;&quot;|&quot;&amp;[.C198]&amp;&quot;-&quot;&amp;[.E198])">
            <text:p/>
          </table:table-cell>
          <table:table-cell table:style-name="ce11" table:content-validation-name="val1"/>
          <table:table-cell table:style-name="ce6" table:number-columns-repeated="3"/>
          <table:table-cell/>
        </table:table-row>
        <table:table-row table:style-name="ro1">
          <table:table-cell table:style-name="ce2" table:formula="of:=IF([.A198]=&quot;#&quot;;1;[.A198]+1)" office:value-type="float" office:value="198" calcext:value-type="float">
            <text:p>198</text:p>
          </table:table-cell>
          <table:table-cell table:style-name="ce4" table:formula="of:=IF(OR([.C199]=&quot;&quot;;[.D199]=&quot;&quot;;[.E199]=&quot;&quot;);&quot;&quot;;PROPER([.C199])&amp;&quot; - &quot;&amp;[.D199]&amp;&quot;|&quot;&amp;[.C199]&amp;&quot;-&quot;&amp;[.E199])">
            <text:p/>
          </table:table-cell>
          <table:table-cell table:style-name="ce11" table:content-validation-name="val1"/>
          <table:table-cell table:style-name="ce6" table:number-columns-repeated="3"/>
          <table:table-cell/>
        </table:table-row>
        <table:table-row table:style-name="ro1">
          <table:table-cell table:style-name="ce2" table:formula="of:=IF([.A199]=&quot;#&quot;;1;[.A199]+1)" office:value-type="float" office:value="199" calcext:value-type="float">
            <text:p>199</text:p>
          </table:table-cell>
          <table:table-cell table:style-name="ce4" table:formula="of:=IF(OR([.C200]=&quot;&quot;;[.D200]=&quot;&quot;;[.E200]=&quot;&quot;);&quot;&quot;;PROPER([.C200])&amp;&quot; - &quot;&amp;[.D200]&amp;&quot;|&quot;&amp;[.C200]&amp;&quot;-&quot;&amp;[.E200])">
            <text:p/>
          </table:table-cell>
          <table:table-cell table:style-name="ce11" table:content-validation-name="val1"/>
          <table:table-cell table:style-name="ce6" table:number-columns-repeated="3"/>
          <table:table-cell/>
        </table:table-row>
        <table:table-row table:style-name="ro1">
          <table:table-cell table:style-name="ce2" table:formula="of:=IF([.A200]=&quot;#&quot;;1;[.A200]+1)" office:value-type="float" office:value="200" calcext:value-type="float">
            <text:p>200</text:p>
          </table:table-cell>
          <table:table-cell table:style-name="ce4" table:formula="of:=IF(OR([.C201]=&quot;&quot;;[.D201]=&quot;&quot;;[.E201]=&quot;&quot;);&quot;&quot;;PROPER([.C201])&amp;&quot; - &quot;&amp;[.D201]&amp;&quot;|&quot;&amp;[.C201]&amp;&quot;-&quot;&amp;[.E201])">
            <text:p/>
          </table:table-cell>
          <table:table-cell table:style-name="ce11" table:content-validation-name="val1"/>
          <table:table-cell table:style-name="ce6" table:number-columns-repeated="3"/>
          <table:table-cell/>
        </table:table-row>
        <table:table-row table:style-name="ro1">
          <table:table-cell table:style-name="ce2" table:formula="of:=IF([.A201]=&quot;#&quot;;1;[.A201]+1)" office:value-type="float" office:value="201" calcext:value-type="float">
            <text:p>201</text:p>
          </table:table-cell>
          <table:table-cell table:style-name="ce4" table:formula="of:=IF(OR([.C202]=&quot;&quot;;[.D202]=&quot;&quot;;[.E202]=&quot;&quot;);&quot;&quot;;PROPER([.C202])&amp;&quot; - &quot;&amp;[.D202]&amp;&quot;|&quot;&amp;[.C202]&amp;&quot;-&quot;&amp;[.E202])">
            <text:p/>
          </table:table-cell>
          <table:table-cell table:style-name="ce11" table:content-validation-name="val1"/>
          <table:table-cell table:style-name="ce6" table:number-columns-repeated="3"/>
          <table:table-cell/>
        </table:table-row>
        <table:table-row table:style-name="ro1">
          <table:table-cell table:style-name="ce2" table:formula="of:=IF([.A202]=&quot;#&quot;;1;[.A202]+1)" office:value-type="float" office:value="202" calcext:value-type="float">
            <text:p>202</text:p>
          </table:table-cell>
          <table:table-cell table:style-name="ce4" table:formula="of:=IF(OR([.C203]=&quot;&quot;;[.D203]=&quot;&quot;;[.E203]=&quot;&quot;);&quot;&quot;;PROPER([.C203])&amp;&quot; - &quot;&amp;[.D203]&amp;&quot;|&quot;&amp;[.C203]&amp;&quot;-&quot;&amp;[.E203])">
            <text:p/>
          </table:table-cell>
          <table:table-cell table:style-name="ce11" table:content-validation-name="val1"/>
          <table:table-cell table:style-name="ce6" table:number-columns-repeated="3"/>
          <table:table-cell/>
        </table:table-row>
        <table:table-row table:style-name="ro1">
          <table:table-cell table:style-name="ce2" table:formula="of:=IF([.A203]=&quot;#&quot;;1;[.A203]+1)" office:value-type="float" office:value="203" calcext:value-type="float">
            <text:p>203</text:p>
          </table:table-cell>
          <table:table-cell table:style-name="ce4" table:formula="of:=IF(OR([.C204]=&quot;&quot;;[.D204]=&quot;&quot;;[.E204]=&quot;&quot;);&quot;&quot;;PROPER([.C204])&amp;&quot; - &quot;&amp;[.D204]&amp;&quot;|&quot;&amp;[.C204]&amp;&quot;-&quot;&amp;[.E204])">
            <text:p/>
          </table:table-cell>
          <table:table-cell table:style-name="ce11" table:content-validation-name="val1"/>
          <table:table-cell table:style-name="ce6" table:number-columns-repeated="3"/>
          <table:table-cell/>
        </table:table-row>
        <table:table-row table:style-name="ro1">
          <table:table-cell table:style-name="ce2" table:formula="of:=IF([.A204]=&quot;#&quot;;1;[.A204]+1)" office:value-type="float" office:value="204" calcext:value-type="float">
            <text:p>204</text:p>
          </table:table-cell>
          <table:table-cell table:style-name="ce4" table:formula="of:=IF(OR([.C205]=&quot;&quot;;[.D205]=&quot;&quot;;[.E205]=&quot;&quot;);&quot;&quot;;PROPER([.C205])&amp;&quot; - &quot;&amp;[.D205]&amp;&quot;|&quot;&amp;[.C205]&amp;&quot;-&quot;&amp;[.E205])">
            <text:p/>
          </table:table-cell>
          <table:table-cell table:style-name="ce11" table:content-validation-name="val1"/>
          <table:table-cell table:style-name="ce6" table:number-columns-repeated="3"/>
          <table:table-cell/>
        </table:table-row>
        <table:table-row table:style-name="ro1">
          <table:table-cell table:style-name="ce2" table:formula="of:=IF([.A205]=&quot;#&quot;;1;[.A205]+1)" office:value-type="float" office:value="205" calcext:value-type="float">
            <text:p>205</text:p>
          </table:table-cell>
          <table:table-cell table:style-name="ce4" table:formula="of:=IF(OR([.C206]=&quot;&quot;;[.D206]=&quot;&quot;;[.E206]=&quot;&quot;);&quot;&quot;;PROPER([.C206])&amp;&quot; - &quot;&amp;[.D206]&amp;&quot;|&quot;&amp;[.C206]&amp;&quot;-&quot;&amp;[.E206])">
            <text:p/>
          </table:table-cell>
          <table:table-cell table:style-name="ce11" table:content-validation-name="val1"/>
          <table:table-cell table:style-name="ce6" table:number-columns-repeated="3"/>
          <table:table-cell/>
        </table:table-row>
        <table:table-row table:style-name="ro1">
          <table:table-cell table:style-name="ce2" table:formula="of:=IF([.A206]=&quot;#&quot;;1;[.A206]+1)" office:value-type="float" office:value="206" calcext:value-type="float">
            <text:p>206</text:p>
          </table:table-cell>
          <table:table-cell table:style-name="ce4" table:formula="of:=IF(OR([.C207]=&quot;&quot;;[.D207]=&quot;&quot;;[.E207]=&quot;&quot;);&quot;&quot;;PROPER([.C207])&amp;&quot; - &quot;&amp;[.D207]&amp;&quot;|&quot;&amp;[.C207]&amp;&quot;-&quot;&amp;[.E207])">
            <text:p/>
          </table:table-cell>
          <table:table-cell table:style-name="ce11" table:content-validation-name="val1"/>
          <table:table-cell table:style-name="ce6" table:number-columns-repeated="3"/>
          <table:table-cell/>
        </table:table-row>
        <table:table-row table:style-name="ro1">
          <table:table-cell table:style-name="ce2" table:formula="of:=IF([.A207]=&quot;#&quot;;1;[.A207]+1)" office:value-type="float" office:value="207" calcext:value-type="float">
            <text:p>207</text:p>
          </table:table-cell>
          <table:table-cell table:style-name="ce4" table:formula="of:=IF(OR([.C208]=&quot;&quot;;[.D208]=&quot;&quot;;[.E208]=&quot;&quot;);&quot;&quot;;PROPER([.C208])&amp;&quot; - &quot;&amp;[.D208]&amp;&quot;|&quot;&amp;[.C208]&amp;&quot;-&quot;&amp;[.E208])">
            <text:p/>
          </table:table-cell>
          <table:table-cell table:style-name="ce11" table:content-validation-name="val1"/>
          <table:table-cell table:style-name="ce6" table:number-columns-repeated="3"/>
          <table:table-cell/>
        </table:table-row>
        <table:table-row table:style-name="ro1">
          <table:table-cell table:style-name="ce2" table:formula="of:=IF([.A208]=&quot;#&quot;;1;[.A208]+1)" office:value-type="float" office:value="208" calcext:value-type="float">
            <text:p>208</text:p>
          </table:table-cell>
          <table:table-cell table:style-name="ce4" table:formula="of:=IF(OR([.C209]=&quot;&quot;;[.D209]=&quot;&quot;;[.E209]=&quot;&quot;);&quot;&quot;;PROPER([.C209])&amp;&quot; - &quot;&amp;[.D209]&amp;&quot;|&quot;&amp;[.C209]&amp;&quot;-&quot;&amp;[.E209])">
            <text:p/>
          </table:table-cell>
          <table:table-cell table:style-name="ce11" table:content-validation-name="val1"/>
          <table:table-cell table:style-name="ce6" table:number-columns-repeated="3"/>
          <table:table-cell/>
        </table:table-row>
        <table:table-row table:style-name="ro1">
          <table:table-cell table:style-name="ce2" table:formula="of:=IF([.A209]=&quot;#&quot;;1;[.A209]+1)" office:value-type="float" office:value="209" calcext:value-type="float">
            <text:p>209</text:p>
          </table:table-cell>
          <table:table-cell table:style-name="ce4" table:formula="of:=IF(OR([.C210]=&quot;&quot;;[.D210]=&quot;&quot;;[.E210]=&quot;&quot;);&quot;&quot;;PROPER([.C210])&amp;&quot; - &quot;&amp;[.D210]&amp;&quot;|&quot;&amp;[.C210]&amp;&quot;-&quot;&amp;[.E210])">
            <text:p/>
          </table:table-cell>
          <table:table-cell table:style-name="ce11" table:content-validation-name="val1"/>
          <table:table-cell table:style-name="ce6" table:number-columns-repeated="3"/>
          <table:table-cell/>
        </table:table-row>
        <table:table-row table:style-name="ro1">
          <table:table-cell table:style-name="ce2" table:formula="of:=IF([.A210]=&quot;#&quot;;1;[.A210]+1)" office:value-type="float" office:value="210" calcext:value-type="float">
            <text:p>210</text:p>
          </table:table-cell>
          <table:table-cell table:style-name="ce4" table:formula="of:=IF(OR([.C211]=&quot;&quot;;[.D211]=&quot;&quot;;[.E211]=&quot;&quot;);&quot;&quot;;PROPER([.C211])&amp;&quot; - &quot;&amp;[.D211]&amp;&quot;|&quot;&amp;[.C211]&amp;&quot;-&quot;&amp;[.E211])">
            <text:p/>
          </table:table-cell>
          <table:table-cell table:style-name="ce11" table:content-validation-name="val1"/>
          <table:table-cell table:style-name="ce6" table:number-columns-repeated="3"/>
          <table:table-cell/>
        </table:table-row>
        <table:table-row table:style-name="ro1">
          <table:table-cell table:style-name="ce2" table:formula="of:=IF([.A211]=&quot;#&quot;;1;[.A211]+1)" office:value-type="float" office:value="211" calcext:value-type="float">
            <text:p>211</text:p>
          </table:table-cell>
          <table:table-cell table:style-name="ce4" table:formula="of:=IF(OR([.C212]=&quot;&quot;;[.D212]=&quot;&quot;;[.E212]=&quot;&quot;);&quot;&quot;;PROPER([.C212])&amp;&quot; - &quot;&amp;[.D212]&amp;&quot;|&quot;&amp;[.C212]&amp;&quot;-&quot;&amp;[.E212])">
            <text:p/>
          </table:table-cell>
          <table:table-cell table:style-name="ce11" table:content-validation-name="val1"/>
          <table:table-cell table:style-name="ce6" table:number-columns-repeated="3"/>
          <table:table-cell/>
        </table:table-row>
        <table:table-row table:style-name="ro1">
          <table:table-cell table:style-name="ce2" table:formula="of:=IF([.A212]=&quot;#&quot;;1;[.A212]+1)" office:value-type="float" office:value="212" calcext:value-type="float">
            <text:p>212</text:p>
          </table:table-cell>
          <table:table-cell table:style-name="ce4" table:formula="of:=IF(OR([.C213]=&quot;&quot;;[.D213]=&quot;&quot;;[.E213]=&quot;&quot;);&quot;&quot;;PROPER([.C213])&amp;&quot; - &quot;&amp;[.D213]&amp;&quot;|&quot;&amp;[.C213]&amp;&quot;-&quot;&amp;[.E213])">
            <text:p/>
          </table:table-cell>
          <table:table-cell table:style-name="ce11" table:content-validation-name="val1"/>
          <table:table-cell table:style-name="ce6" table:number-columns-repeated="3"/>
          <table:table-cell/>
        </table:table-row>
        <table:table-row table:style-name="ro1">
          <table:table-cell table:style-name="ce2" table:formula="of:=IF([.A213]=&quot;#&quot;;1;[.A213]+1)" office:value-type="float" office:value="213" calcext:value-type="float">
            <text:p>213</text:p>
          </table:table-cell>
          <table:table-cell table:style-name="ce4" table:formula="of:=IF(OR([.C214]=&quot;&quot;;[.D214]=&quot;&quot;;[.E214]=&quot;&quot;);&quot;&quot;;PROPER([.C214])&amp;&quot; - &quot;&amp;[.D214]&amp;&quot;|&quot;&amp;[.C214]&amp;&quot;-&quot;&amp;[.E214])">
            <text:p/>
          </table:table-cell>
          <table:table-cell table:style-name="ce11" table:content-validation-name="val1"/>
          <table:table-cell table:style-name="ce6" table:number-columns-repeated="3"/>
          <table:table-cell/>
        </table:table-row>
        <table:table-row table:style-name="ro1">
          <table:table-cell table:style-name="ce2" table:formula="of:=IF([.A214]=&quot;#&quot;;1;[.A214]+1)" office:value-type="float" office:value="214" calcext:value-type="float">
            <text:p>214</text:p>
          </table:table-cell>
          <table:table-cell table:style-name="ce4" table:formula="of:=IF(OR([.C215]=&quot;&quot;;[.D215]=&quot;&quot;;[.E215]=&quot;&quot;);&quot;&quot;;PROPER([.C215])&amp;&quot; - &quot;&amp;[.D215]&amp;&quot;|&quot;&amp;[.C215]&amp;&quot;-&quot;&amp;[.E215])">
            <text:p/>
          </table:table-cell>
          <table:table-cell table:style-name="ce11" table:content-validation-name="val1"/>
          <table:table-cell table:style-name="ce6" table:number-columns-repeated="3"/>
          <table:table-cell/>
        </table:table-row>
        <table:table-row table:style-name="ro1">
          <table:table-cell table:style-name="ce2" table:formula="of:=IF([.A215]=&quot;#&quot;;1;[.A215]+1)" office:value-type="float" office:value="215" calcext:value-type="float">
            <text:p>215</text:p>
          </table:table-cell>
          <table:table-cell table:style-name="ce4" table:formula="of:=IF(OR([.C216]=&quot;&quot;;[.D216]=&quot;&quot;;[.E216]=&quot;&quot;);&quot;&quot;;PROPER([.C216])&amp;&quot; - &quot;&amp;[.D216]&amp;&quot;|&quot;&amp;[.C216]&amp;&quot;-&quot;&amp;[.E216])">
            <text:p/>
          </table:table-cell>
          <table:table-cell table:style-name="ce11" table:content-validation-name="val1"/>
          <table:table-cell table:style-name="ce6" table:number-columns-repeated="3"/>
          <table:table-cell/>
        </table:table-row>
        <table:table-row table:style-name="ro1">
          <table:table-cell table:style-name="ce2" table:formula="of:=IF([.A216]=&quot;#&quot;;1;[.A216]+1)" office:value-type="float" office:value="216" calcext:value-type="float">
            <text:p>216</text:p>
          </table:table-cell>
          <table:table-cell table:style-name="ce4" table:formula="of:=IF(OR([.C217]=&quot;&quot;;[.D217]=&quot;&quot;;[.E217]=&quot;&quot;);&quot;&quot;;PROPER([.C217])&amp;&quot; - &quot;&amp;[.D217]&amp;&quot;|&quot;&amp;[.C217]&amp;&quot;-&quot;&amp;[.E217])">
            <text:p/>
          </table:table-cell>
          <table:table-cell table:style-name="ce11" table:content-validation-name="val1"/>
          <table:table-cell table:style-name="ce6" table:number-columns-repeated="3"/>
          <table:table-cell/>
        </table:table-row>
        <table:table-row table:style-name="ro1">
          <table:table-cell table:style-name="ce2" table:formula="of:=IF([.A217]=&quot;#&quot;;1;[.A217]+1)" office:value-type="float" office:value="217" calcext:value-type="float">
            <text:p>217</text:p>
          </table:table-cell>
          <table:table-cell table:style-name="ce4" table:formula="of:=IF(OR([.C218]=&quot;&quot;;[.D218]=&quot;&quot;;[.E218]=&quot;&quot;);&quot;&quot;;PROPER([.C218])&amp;&quot; - &quot;&amp;[.D218]&amp;&quot;|&quot;&amp;[.C218]&amp;&quot;-&quot;&amp;[.E218])">
            <text:p/>
          </table:table-cell>
          <table:table-cell table:style-name="ce11" table:content-validation-name="val1"/>
          <table:table-cell table:style-name="ce6" table:number-columns-repeated="3"/>
          <table:table-cell/>
        </table:table-row>
        <table:table-row table:style-name="ro1">
          <table:table-cell table:style-name="ce2" table:formula="of:=IF([.A218]=&quot;#&quot;;1;[.A218]+1)" office:value-type="float" office:value="218" calcext:value-type="float">
            <text:p>218</text:p>
          </table:table-cell>
          <table:table-cell table:style-name="ce4" table:formula="of:=IF(OR([.C219]=&quot;&quot;;[.D219]=&quot;&quot;;[.E219]=&quot;&quot;);&quot;&quot;;PROPER([.C219])&amp;&quot; - &quot;&amp;[.D219]&amp;&quot;|&quot;&amp;[.C219]&amp;&quot;-&quot;&amp;[.E219])">
            <text:p/>
          </table:table-cell>
          <table:table-cell table:style-name="ce11" table:content-validation-name="val1"/>
          <table:table-cell table:style-name="ce6" table:number-columns-repeated="3"/>
          <table:table-cell/>
        </table:table-row>
        <table:table-row table:style-name="ro1">
          <table:table-cell table:style-name="ce2" table:formula="of:=IF([.A219]=&quot;#&quot;;1;[.A219]+1)" office:value-type="float" office:value="219" calcext:value-type="float">
            <text:p>219</text:p>
          </table:table-cell>
          <table:table-cell table:style-name="ce4" table:formula="of:=IF(OR([.C220]=&quot;&quot;;[.D220]=&quot;&quot;;[.E220]=&quot;&quot;);&quot;&quot;;PROPER([.C220])&amp;&quot; - &quot;&amp;[.D220]&amp;&quot;|&quot;&amp;[.C220]&amp;&quot;-&quot;&amp;[.E220])">
            <text:p/>
          </table:table-cell>
          <table:table-cell table:style-name="ce11" table:content-validation-name="val1"/>
          <table:table-cell table:style-name="ce6" table:number-columns-repeated="3"/>
          <table:table-cell/>
        </table:table-row>
        <table:table-row table:style-name="ro1">
          <table:table-cell table:style-name="ce2" table:formula="of:=IF([.A220]=&quot;#&quot;;1;[.A220]+1)" office:value-type="float" office:value="220" calcext:value-type="float">
            <text:p>220</text:p>
          </table:table-cell>
          <table:table-cell table:style-name="ce4" table:formula="of:=IF(OR([.C221]=&quot;&quot;;[.D221]=&quot;&quot;;[.E221]=&quot;&quot;);&quot;&quot;;PROPER([.C221])&amp;&quot; - &quot;&amp;[.D221]&amp;&quot;|&quot;&amp;[.C221]&amp;&quot;-&quot;&amp;[.E221])">
            <text:p/>
          </table:table-cell>
          <table:table-cell table:style-name="ce11" table:content-validation-name="val1"/>
          <table:table-cell table:style-name="ce6" table:number-columns-repeated="3"/>
          <table:table-cell/>
        </table:table-row>
        <table:table-row table:style-name="ro1">
          <table:table-cell table:style-name="ce2" table:formula="of:=IF([.A221]=&quot;#&quot;;1;[.A221]+1)" office:value-type="float" office:value="221" calcext:value-type="float">
            <text:p>221</text:p>
          </table:table-cell>
          <table:table-cell table:style-name="ce4" table:formula="of:=IF(OR([.C222]=&quot;&quot;;[.D222]=&quot;&quot;;[.E222]=&quot;&quot;);&quot;&quot;;PROPER([.C222])&amp;&quot; - &quot;&amp;[.D222]&amp;&quot;|&quot;&amp;[.C222]&amp;&quot;-&quot;&amp;[.E222])">
            <text:p/>
          </table:table-cell>
          <table:table-cell table:style-name="ce11" table:content-validation-name="val1"/>
          <table:table-cell table:style-name="ce6" table:number-columns-repeated="3"/>
          <table:table-cell/>
        </table:table-row>
        <table:table-row table:style-name="ro1">
          <table:table-cell table:style-name="ce2" table:formula="of:=IF([.A222]=&quot;#&quot;;1;[.A222]+1)" office:value-type="float" office:value="222" calcext:value-type="float">
            <text:p>222</text:p>
          </table:table-cell>
          <table:table-cell table:style-name="ce4" table:formula="of:=IF(OR([.C223]=&quot;&quot;;[.D223]=&quot;&quot;;[.E223]=&quot;&quot;);&quot;&quot;;PROPER([.C223])&amp;&quot; - &quot;&amp;[.D223]&amp;&quot;|&quot;&amp;[.C223]&amp;&quot;-&quot;&amp;[.E223])">
            <text:p/>
          </table:table-cell>
          <table:table-cell table:style-name="ce11" table:content-validation-name="val1"/>
          <table:table-cell table:style-name="ce6" table:number-columns-repeated="3"/>
          <table:table-cell/>
        </table:table-row>
        <table:table-row table:style-name="ro1">
          <table:table-cell table:style-name="ce2" table:formula="of:=IF([.A223]=&quot;#&quot;;1;[.A223]+1)" office:value-type="float" office:value="223" calcext:value-type="float">
            <text:p>223</text:p>
          </table:table-cell>
          <table:table-cell table:style-name="ce4" table:formula="of:=IF(OR([.C224]=&quot;&quot;;[.D224]=&quot;&quot;;[.E224]=&quot;&quot;);&quot;&quot;;PROPER([.C224])&amp;&quot; - &quot;&amp;[.D224]&amp;&quot;|&quot;&amp;[.C224]&amp;&quot;-&quot;&amp;[.E224])">
            <text:p/>
          </table:table-cell>
          <table:table-cell table:style-name="ce11" table:content-validation-name="val1"/>
          <table:table-cell table:style-name="ce6" table:number-columns-repeated="3"/>
          <table:table-cell/>
        </table:table-row>
        <table:table-row table:style-name="ro1">
          <table:table-cell table:style-name="ce2" table:formula="of:=IF([.A224]=&quot;#&quot;;1;[.A224]+1)" office:value-type="float" office:value="224" calcext:value-type="float">
            <text:p>224</text:p>
          </table:table-cell>
          <table:table-cell table:style-name="ce4" table:formula="of:=IF(OR([.C225]=&quot;&quot;;[.D225]=&quot;&quot;;[.E225]=&quot;&quot;);&quot;&quot;;PROPER([.C225])&amp;&quot; - &quot;&amp;[.D225]&amp;&quot;|&quot;&amp;[.C225]&amp;&quot;-&quot;&amp;[.E225])">
            <text:p/>
          </table:table-cell>
          <table:table-cell table:style-name="ce11" table:content-validation-name="val1"/>
          <table:table-cell table:style-name="ce6" table:number-columns-repeated="3"/>
          <table:table-cell/>
        </table:table-row>
        <table:table-row table:style-name="ro1">
          <table:table-cell table:style-name="ce2" table:formula="of:=IF([.A225]=&quot;#&quot;;1;[.A225]+1)" office:value-type="float" office:value="225" calcext:value-type="float">
            <text:p>225</text:p>
          </table:table-cell>
          <table:table-cell table:style-name="ce4" table:formula="of:=IF(OR([.C226]=&quot;&quot;;[.D226]=&quot;&quot;;[.E226]=&quot;&quot;);&quot;&quot;;PROPER([.C226])&amp;&quot; - &quot;&amp;[.D226]&amp;&quot;|&quot;&amp;[.C226]&amp;&quot;-&quot;&amp;[.E226])">
            <text:p/>
          </table:table-cell>
          <table:table-cell table:style-name="ce11" table:content-validation-name="val1"/>
          <table:table-cell table:style-name="ce6" table:number-columns-repeated="3"/>
          <table:table-cell/>
        </table:table-row>
        <table:table-row table:style-name="ro1">
          <table:table-cell table:style-name="ce2" table:formula="of:=IF([.A226]=&quot;#&quot;;1;[.A226]+1)" office:value-type="float" office:value="226" calcext:value-type="float">
            <text:p>226</text:p>
          </table:table-cell>
          <table:table-cell table:style-name="ce4" table:formula="of:=IF(OR([.C227]=&quot;&quot;;[.D227]=&quot;&quot;;[.E227]=&quot;&quot;);&quot;&quot;;PROPER([.C227])&amp;&quot; - &quot;&amp;[.D227]&amp;&quot;|&quot;&amp;[.C227]&amp;&quot;-&quot;&amp;[.E227])">
            <text:p/>
          </table:table-cell>
          <table:table-cell table:style-name="ce11" table:content-validation-name="val1"/>
          <table:table-cell table:style-name="ce6" table:number-columns-repeated="3"/>
          <table:table-cell/>
        </table:table-row>
        <table:table-row table:style-name="ro1">
          <table:table-cell table:style-name="ce2" table:formula="of:=IF([.A227]=&quot;#&quot;;1;[.A227]+1)" office:value-type="float" office:value="227" calcext:value-type="float">
            <text:p>227</text:p>
          </table:table-cell>
          <table:table-cell table:style-name="ce4" table:formula="of:=IF(OR([.C228]=&quot;&quot;;[.D228]=&quot;&quot;;[.E228]=&quot;&quot;);&quot;&quot;;PROPER([.C228])&amp;&quot; - &quot;&amp;[.D228]&amp;&quot;|&quot;&amp;[.C228]&amp;&quot;-&quot;&amp;[.E228])">
            <text:p/>
          </table:table-cell>
          <table:table-cell table:style-name="ce11" table:content-validation-name="val1"/>
          <table:table-cell table:style-name="ce6" table:number-columns-repeated="3"/>
          <table:table-cell/>
        </table:table-row>
        <table:table-row table:style-name="ro1">
          <table:table-cell table:style-name="ce2" table:formula="of:=IF([.A228]=&quot;#&quot;;1;[.A228]+1)" office:value-type="float" office:value="228" calcext:value-type="float">
            <text:p>228</text:p>
          </table:table-cell>
          <table:table-cell table:style-name="ce4" table:formula="of:=IF(OR([.C229]=&quot;&quot;;[.D229]=&quot;&quot;;[.E229]=&quot;&quot;);&quot;&quot;;PROPER([.C229])&amp;&quot; - &quot;&amp;[.D229]&amp;&quot;|&quot;&amp;[.C229]&amp;&quot;-&quot;&amp;[.E229])">
            <text:p/>
          </table:table-cell>
          <table:table-cell table:style-name="ce11" table:content-validation-name="val1"/>
          <table:table-cell table:style-name="ce6" table:number-columns-repeated="3"/>
          <table:table-cell/>
        </table:table-row>
        <table:table-row table:style-name="ro1">
          <table:table-cell table:style-name="ce2" table:formula="of:=IF([.A229]=&quot;#&quot;;1;[.A229]+1)" office:value-type="float" office:value="229" calcext:value-type="float">
            <text:p>229</text:p>
          </table:table-cell>
          <table:table-cell table:style-name="ce4" table:formula="of:=IF(OR([.C230]=&quot;&quot;;[.D230]=&quot;&quot;;[.E230]=&quot;&quot;);&quot;&quot;;PROPER([.C230])&amp;&quot; - &quot;&amp;[.D230]&amp;&quot;|&quot;&amp;[.C230]&amp;&quot;-&quot;&amp;[.E230])">
            <text:p/>
          </table:table-cell>
          <table:table-cell table:style-name="ce11" table:content-validation-name="val1"/>
          <table:table-cell table:style-name="ce6" table:number-columns-repeated="3"/>
          <table:table-cell/>
        </table:table-row>
        <table:table-row table:style-name="ro1">
          <table:table-cell table:style-name="ce2" table:formula="of:=IF([.A230]=&quot;#&quot;;1;[.A230]+1)" office:value-type="float" office:value="230" calcext:value-type="float">
            <text:p>230</text:p>
          </table:table-cell>
          <table:table-cell table:style-name="ce4" table:formula="of:=IF(OR([.C231]=&quot;&quot;;[.D231]=&quot;&quot;;[.E231]=&quot;&quot;);&quot;&quot;;PROPER([.C231])&amp;&quot; - &quot;&amp;[.D231]&amp;&quot;|&quot;&amp;[.C231]&amp;&quot;-&quot;&amp;[.E231])">
            <text:p/>
          </table:table-cell>
          <table:table-cell table:style-name="ce11" table:content-validation-name="val1"/>
          <table:table-cell table:style-name="ce6" table:number-columns-repeated="3"/>
          <table:table-cell/>
        </table:table-row>
        <table:table-row table:style-name="ro1">
          <table:table-cell table:style-name="ce2" table:formula="of:=IF([.A231]=&quot;#&quot;;1;[.A231]+1)" office:value-type="float" office:value="231" calcext:value-type="float">
            <text:p>231</text:p>
          </table:table-cell>
          <table:table-cell table:style-name="ce4" table:formula="of:=IF(OR([.C232]=&quot;&quot;;[.D232]=&quot;&quot;;[.E232]=&quot;&quot;);&quot;&quot;;PROPER([.C232])&amp;&quot; - &quot;&amp;[.D232]&amp;&quot;|&quot;&amp;[.C232]&amp;&quot;-&quot;&amp;[.E232])">
            <text:p/>
          </table:table-cell>
          <table:table-cell table:style-name="ce11" table:content-validation-name="val1"/>
          <table:table-cell table:style-name="ce6" table:number-columns-repeated="3"/>
          <table:table-cell/>
        </table:table-row>
        <table:table-row table:style-name="ro1">
          <table:table-cell table:style-name="ce2" table:formula="of:=IF([.A232]=&quot;#&quot;;1;[.A232]+1)" office:value-type="float" office:value="232" calcext:value-type="float">
            <text:p>232</text:p>
          </table:table-cell>
          <table:table-cell table:style-name="ce4" table:formula="of:=IF(OR([.C233]=&quot;&quot;;[.D233]=&quot;&quot;;[.E233]=&quot;&quot;);&quot;&quot;;PROPER([.C233])&amp;&quot; - &quot;&amp;[.D233]&amp;&quot;|&quot;&amp;[.C233]&amp;&quot;-&quot;&amp;[.E233])">
            <text:p/>
          </table:table-cell>
          <table:table-cell table:style-name="ce11" table:content-validation-name="val1"/>
          <table:table-cell table:style-name="ce6" table:number-columns-repeated="3"/>
          <table:table-cell/>
        </table:table-row>
        <table:table-row table:style-name="ro1">
          <table:table-cell table:style-name="ce2" table:formula="of:=IF([.A233]=&quot;#&quot;;1;[.A233]+1)" office:value-type="float" office:value="233" calcext:value-type="float">
            <text:p>233</text:p>
          </table:table-cell>
          <table:table-cell table:style-name="ce4" table:formula="of:=IF(OR([.C234]=&quot;&quot;;[.D234]=&quot;&quot;;[.E234]=&quot;&quot;);&quot;&quot;;PROPER([.C234])&amp;&quot; - &quot;&amp;[.D234]&amp;&quot;|&quot;&amp;[.C234]&amp;&quot;-&quot;&amp;[.E234])">
            <text:p/>
          </table:table-cell>
          <table:table-cell table:style-name="ce11" table:content-validation-name="val1"/>
          <table:table-cell table:style-name="ce6" table:number-columns-repeated="3"/>
          <table:table-cell/>
        </table:table-row>
        <table:table-row table:style-name="ro1">
          <table:table-cell table:style-name="ce2" table:formula="of:=IF([.A234]=&quot;#&quot;;1;[.A234]+1)" office:value-type="float" office:value="234" calcext:value-type="float">
            <text:p>234</text:p>
          </table:table-cell>
          <table:table-cell table:style-name="ce4" table:formula="of:=IF(OR([.C235]=&quot;&quot;;[.D235]=&quot;&quot;;[.E235]=&quot;&quot;);&quot;&quot;;PROPER([.C235])&amp;&quot; - &quot;&amp;[.D235]&amp;&quot;|&quot;&amp;[.C235]&amp;&quot;-&quot;&amp;[.E235])">
            <text:p/>
          </table:table-cell>
          <table:table-cell table:style-name="ce11" table:content-validation-name="val1"/>
          <table:table-cell table:style-name="ce6" table:number-columns-repeated="3"/>
          <table:table-cell/>
        </table:table-row>
        <table:table-row table:style-name="ro1">
          <table:table-cell table:style-name="ce2" table:formula="of:=IF([.A235]=&quot;#&quot;;1;[.A235]+1)" office:value-type="float" office:value="235" calcext:value-type="float">
            <text:p>235</text:p>
          </table:table-cell>
          <table:table-cell table:style-name="ce4" table:formula="of:=IF(OR([.C236]=&quot;&quot;;[.D236]=&quot;&quot;;[.E236]=&quot;&quot;);&quot;&quot;;PROPER([.C236])&amp;&quot; - &quot;&amp;[.D236]&amp;&quot;|&quot;&amp;[.C236]&amp;&quot;-&quot;&amp;[.E236])">
            <text:p/>
          </table:table-cell>
          <table:table-cell table:style-name="ce11" table:content-validation-name="val1"/>
          <table:table-cell table:style-name="ce6" table:number-columns-repeated="3"/>
          <table:table-cell/>
        </table:table-row>
        <table:table-row table:style-name="ro1">
          <table:table-cell table:style-name="ce2" table:formula="of:=IF([.A236]=&quot;#&quot;;1;[.A236]+1)" office:value-type="float" office:value="236" calcext:value-type="float">
            <text:p>236</text:p>
          </table:table-cell>
          <table:table-cell table:style-name="ce4" table:formula="of:=IF(OR([.C237]=&quot;&quot;;[.D237]=&quot;&quot;;[.E237]=&quot;&quot;);&quot;&quot;;PROPER([.C237])&amp;&quot; - &quot;&amp;[.D237]&amp;&quot;|&quot;&amp;[.C237]&amp;&quot;-&quot;&amp;[.E237])">
            <text:p/>
          </table:table-cell>
          <table:table-cell table:style-name="ce11" table:content-validation-name="val1"/>
          <table:table-cell table:style-name="ce6" table:number-columns-repeated="3"/>
          <table:table-cell/>
        </table:table-row>
        <table:table-row table:style-name="ro1">
          <table:table-cell table:style-name="ce2" table:formula="of:=IF([.A237]=&quot;#&quot;;1;[.A237]+1)" office:value-type="float" office:value="237" calcext:value-type="float">
            <text:p>237</text:p>
          </table:table-cell>
          <table:table-cell table:style-name="ce4" table:formula="of:=IF(OR([.C238]=&quot;&quot;;[.D238]=&quot;&quot;;[.E238]=&quot;&quot;);&quot;&quot;;PROPER([.C238])&amp;&quot; - &quot;&amp;[.D238]&amp;&quot;|&quot;&amp;[.C238]&amp;&quot;-&quot;&amp;[.E238])">
            <text:p/>
          </table:table-cell>
          <table:table-cell table:style-name="ce11" table:content-validation-name="val1"/>
          <table:table-cell table:style-name="ce6" table:number-columns-repeated="3"/>
          <table:table-cell/>
        </table:table-row>
        <table:table-row table:style-name="ro1">
          <table:table-cell table:style-name="ce2" table:formula="of:=IF([.A238]=&quot;#&quot;;1;[.A238]+1)" office:value-type="float" office:value="238" calcext:value-type="float">
            <text:p>238</text:p>
          </table:table-cell>
          <table:table-cell table:style-name="ce4" table:formula="of:=IF(OR([.C239]=&quot;&quot;;[.D239]=&quot;&quot;;[.E239]=&quot;&quot;);&quot;&quot;;PROPER([.C239])&amp;&quot; - &quot;&amp;[.D239]&amp;&quot;|&quot;&amp;[.C239]&amp;&quot;-&quot;&amp;[.E239])">
            <text:p/>
          </table:table-cell>
          <table:table-cell table:style-name="ce11" table:content-validation-name="val1"/>
          <table:table-cell table:style-name="ce6" table:number-columns-repeated="3"/>
          <table:table-cell/>
        </table:table-row>
        <table:table-row table:style-name="ro1">
          <table:table-cell table:style-name="ce2" table:formula="of:=IF([.A239]=&quot;#&quot;;1;[.A239]+1)" office:value-type="float" office:value="239" calcext:value-type="float">
            <text:p>239</text:p>
          </table:table-cell>
          <table:table-cell table:style-name="ce4" table:formula="of:=IF(OR([.C240]=&quot;&quot;;[.D240]=&quot;&quot;;[.E240]=&quot;&quot;);&quot;&quot;;PROPER([.C240])&amp;&quot; - &quot;&amp;[.D240]&amp;&quot;|&quot;&amp;[.C240]&amp;&quot;-&quot;&amp;[.E240])">
            <text:p/>
          </table:table-cell>
          <table:table-cell table:style-name="ce11" table:content-validation-name="val1"/>
          <table:table-cell table:style-name="ce6" table:number-columns-repeated="3"/>
          <table:table-cell/>
        </table:table-row>
        <table:table-row table:style-name="ro1">
          <table:table-cell table:style-name="ce2" table:formula="of:=IF([.A240]=&quot;#&quot;;1;[.A240]+1)" office:value-type="float" office:value="240" calcext:value-type="float">
            <text:p>240</text:p>
          </table:table-cell>
          <table:table-cell table:style-name="ce4" table:formula="of:=IF(OR([.C241]=&quot;&quot;;[.D241]=&quot;&quot;;[.E241]=&quot;&quot;);&quot;&quot;;PROPER([.C241])&amp;&quot; - &quot;&amp;[.D241]&amp;&quot;|&quot;&amp;[.C241]&amp;&quot;-&quot;&amp;[.E241])">
            <text:p/>
          </table:table-cell>
          <table:table-cell table:style-name="ce11" table:content-validation-name="val1"/>
          <table:table-cell table:style-name="ce6" table:number-columns-repeated="3"/>
          <table:table-cell/>
        </table:table-row>
        <table:table-row table:style-name="ro1">
          <table:table-cell table:style-name="ce2" table:formula="of:=IF([.A241]=&quot;#&quot;;1;[.A241]+1)" office:value-type="float" office:value="241" calcext:value-type="float">
            <text:p>241</text:p>
          </table:table-cell>
          <table:table-cell table:style-name="ce4" table:formula="of:=IF(OR([.C242]=&quot;&quot;;[.D242]=&quot;&quot;;[.E242]=&quot;&quot;);&quot;&quot;;PROPER([.C242])&amp;&quot; - &quot;&amp;[.D242]&amp;&quot;|&quot;&amp;[.C242]&amp;&quot;-&quot;&amp;[.E242])">
            <text:p/>
          </table:table-cell>
          <table:table-cell table:style-name="ce11" table:content-validation-name="val1"/>
          <table:table-cell table:style-name="ce6" table:number-columns-repeated="3"/>
          <table:table-cell/>
        </table:table-row>
        <table:table-row table:style-name="ro1">
          <table:table-cell table:style-name="ce2" table:formula="of:=IF([.A242]=&quot;#&quot;;1;[.A242]+1)" office:value-type="float" office:value="242" calcext:value-type="float">
            <text:p>242</text:p>
          </table:table-cell>
          <table:table-cell table:style-name="ce4" table:formula="of:=IF(OR([.C243]=&quot;&quot;;[.D243]=&quot;&quot;;[.E243]=&quot;&quot;);&quot;&quot;;PROPER([.C243])&amp;&quot; - &quot;&amp;[.D243]&amp;&quot;|&quot;&amp;[.C243]&amp;&quot;-&quot;&amp;[.E243])">
            <text:p/>
          </table:table-cell>
          <table:table-cell table:style-name="ce11" table:content-validation-name="val1"/>
          <table:table-cell table:style-name="ce6" table:number-columns-repeated="3"/>
          <table:table-cell/>
        </table:table-row>
        <table:table-row table:style-name="ro1">
          <table:table-cell table:style-name="ce2" table:formula="of:=IF([.A243]=&quot;#&quot;;1;[.A243]+1)" office:value-type="float" office:value="243" calcext:value-type="float">
            <text:p>243</text:p>
          </table:table-cell>
          <table:table-cell table:style-name="ce4" table:formula="of:=IF(OR([.C244]=&quot;&quot;;[.D244]=&quot;&quot;;[.E244]=&quot;&quot;);&quot;&quot;;PROPER([.C244])&amp;&quot; - &quot;&amp;[.D244]&amp;&quot;|&quot;&amp;[.C244]&amp;&quot;-&quot;&amp;[.E244])">
            <text:p/>
          </table:table-cell>
          <table:table-cell table:style-name="ce11" table:content-validation-name="val1"/>
          <table:table-cell table:style-name="ce6" table:number-columns-repeated="3"/>
          <table:table-cell/>
        </table:table-row>
        <table:table-row table:style-name="ro1">
          <table:table-cell table:style-name="ce2" table:formula="of:=IF([.A244]=&quot;#&quot;;1;[.A244]+1)" office:value-type="float" office:value="244" calcext:value-type="float">
            <text:p>244</text:p>
          </table:table-cell>
          <table:table-cell table:style-name="ce4" table:formula="of:=IF(OR([.C245]=&quot;&quot;;[.D245]=&quot;&quot;;[.E245]=&quot;&quot;);&quot;&quot;;PROPER([.C245])&amp;&quot; - &quot;&amp;[.D245]&amp;&quot;|&quot;&amp;[.C245]&amp;&quot;-&quot;&amp;[.E245])">
            <text:p/>
          </table:table-cell>
          <table:table-cell table:style-name="ce11" table:content-validation-name="val1"/>
          <table:table-cell table:style-name="ce6" table:number-columns-repeated="3"/>
          <table:table-cell/>
        </table:table-row>
        <table:table-row table:style-name="ro1">
          <table:table-cell table:style-name="ce2" table:formula="of:=IF([.A245]=&quot;#&quot;;1;[.A245]+1)" office:value-type="float" office:value="245" calcext:value-type="float">
            <text:p>245</text:p>
          </table:table-cell>
          <table:table-cell table:style-name="ce4" table:formula="of:=IF(OR([.C246]=&quot;&quot;;[.D246]=&quot;&quot;;[.E246]=&quot;&quot;);&quot;&quot;;PROPER([.C246])&amp;&quot; - &quot;&amp;[.D246]&amp;&quot;|&quot;&amp;[.C246]&amp;&quot;-&quot;&amp;[.E246])">
            <text:p/>
          </table:table-cell>
          <table:table-cell table:style-name="ce11" table:content-validation-name="val1"/>
          <table:table-cell table:style-name="ce6" table:number-columns-repeated="3"/>
          <table:table-cell/>
        </table:table-row>
        <table:table-row table:style-name="ro1">
          <table:table-cell table:style-name="ce2" table:formula="of:=IF([.A246]=&quot;#&quot;;1;[.A246]+1)" office:value-type="float" office:value="246" calcext:value-type="float">
            <text:p>246</text:p>
          </table:table-cell>
          <table:table-cell table:style-name="ce4" table:formula="of:=IF(OR([.C247]=&quot;&quot;;[.D247]=&quot;&quot;;[.E247]=&quot;&quot;);&quot;&quot;;PROPER([.C247])&amp;&quot; - &quot;&amp;[.D247]&amp;&quot;|&quot;&amp;[.C247]&amp;&quot;-&quot;&amp;[.E247])">
            <text:p/>
          </table:table-cell>
          <table:table-cell table:style-name="ce11" table:content-validation-name="val1"/>
          <table:table-cell table:style-name="ce6" table:number-columns-repeated="3"/>
          <table:table-cell/>
        </table:table-row>
        <table:table-row table:style-name="ro1">
          <table:table-cell table:style-name="ce2" table:formula="of:=IF([.A247]=&quot;#&quot;;1;[.A247]+1)" office:value-type="float" office:value="247" calcext:value-type="float">
            <text:p>247</text:p>
          </table:table-cell>
          <table:table-cell table:style-name="ce4" table:formula="of:=IF(OR([.C248]=&quot;&quot;;[.D248]=&quot;&quot;;[.E248]=&quot;&quot;);&quot;&quot;;PROPER([.C248])&amp;&quot; - &quot;&amp;[.D248]&amp;&quot;|&quot;&amp;[.C248]&amp;&quot;-&quot;&amp;[.E248])">
            <text:p/>
          </table:table-cell>
          <table:table-cell table:style-name="ce11" table:content-validation-name="val1"/>
          <table:table-cell table:style-name="ce6" table:number-columns-repeated="3"/>
          <table:table-cell/>
        </table:table-row>
        <table:table-row table:style-name="ro1">
          <table:table-cell table:style-name="ce2" table:formula="of:=IF([.A248]=&quot;#&quot;;1;[.A248]+1)" office:value-type="float" office:value="248" calcext:value-type="float">
            <text:p>248</text:p>
          </table:table-cell>
          <table:table-cell table:style-name="ce4" table:formula="of:=IF(OR([.C249]=&quot;&quot;;[.D249]=&quot;&quot;;[.E249]=&quot;&quot;);&quot;&quot;;PROPER([.C249])&amp;&quot; - &quot;&amp;[.D249]&amp;&quot;|&quot;&amp;[.C249]&amp;&quot;-&quot;&amp;[.E249])">
            <text:p/>
          </table:table-cell>
          <table:table-cell table:style-name="ce11" table:content-validation-name="val1"/>
          <table:table-cell table:style-name="ce6" table:number-columns-repeated="3"/>
          <table:table-cell/>
        </table:table-row>
        <table:table-row table:style-name="ro1">
          <table:table-cell table:style-name="ce2" table:formula="of:=IF([.A249]=&quot;#&quot;;1;[.A249]+1)" office:value-type="float" office:value="249" calcext:value-type="float">
            <text:p>249</text:p>
          </table:table-cell>
          <table:table-cell table:style-name="ce4" table:formula="of:=IF(OR([.C250]=&quot;&quot;;[.D250]=&quot;&quot;;[.E250]=&quot;&quot;);&quot;&quot;;PROPER([.C250])&amp;&quot; - &quot;&amp;[.D250]&amp;&quot;|&quot;&amp;[.C250]&amp;&quot;-&quot;&amp;[.E250])">
            <text:p/>
          </table:table-cell>
          <table:table-cell table:style-name="ce11" table:content-validation-name="val1"/>
          <table:table-cell table:style-name="ce6" table:number-columns-repeated="3"/>
          <table:table-cell/>
        </table:table-row>
        <table:table-row table:style-name="ro1">
          <table:table-cell table:style-name="ce2" table:formula="of:=IF([.A250]=&quot;#&quot;;1;[.A250]+1)" office:value-type="float" office:value="250" calcext:value-type="float">
            <text:p>250</text:p>
          </table:table-cell>
          <table:table-cell table:style-name="ce4" table:formula="of:=IF(OR([.C251]=&quot;&quot;;[.D251]=&quot;&quot;;[.E251]=&quot;&quot;);&quot;&quot;;PROPER([.C251])&amp;&quot; - &quot;&amp;[.D251]&amp;&quot;|&quot;&amp;[.C251]&amp;&quot;-&quot;&amp;[.E251])">
            <text:p/>
          </table:table-cell>
          <table:table-cell table:style-name="ce11" table:content-validation-name="val1"/>
          <table:table-cell table:style-name="ce6" table:number-columns-repeated="3"/>
          <table:table-cell/>
        </table:table-row>
        <table:table-row table:style-name="ro1" table:number-rows-repeated="1048324">
          <table:table-cell table:number-columns-repeated="7"/>
        </table:table-row>
        <table:table-row table:style-name="ro1">
          <table:table-cell table:number-columns-repeated="7"/>
        </table:table-row>
      </table:table>
      <table:named-expressions/>
      <table:database-ranges>
        <table:database-range table:name="__Anonymous_Sheet_DB__0" table:target-range-address="PRESETS.A1:PRESETS.F251">
          <table:sort>
            <table:sort-by table:field-number="4"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svg:font-family="'Noto Sans Mono'"/>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15P0" style:volatile="true">
      <number:text>R$ </number:text>
      <number:number number:decimal-places="0" number:min-decimal-places="0" number:min-integer-digits="1" number:grouping="true"/>
      <number:text> </number:text>
    </number:number-style>
    <number:number-style style:name="N115">
      <number:text>(R$ </number:text>
      <number:number number:decimal-places="0" number:min-decimal-places="0" number:min-integer-digits="1" number:grouping="true"/>
      <number:text>)</number:text>
      <style:map style:condition="value()&gt;=0" style:apply-style-name="N115P0"/>
    </number:number-style>
    <number:number-style style:name="N116P0" style:volatile="true">
      <number:text>R$ </number:text>
      <number:number number:decimal-places="0" number:min-decimal-places="0" number:min-integer-digits="1" number:grouping="true"/>
      <number:text> </number:text>
    </number:number-style>
    <number:number-style style:name="N116">
      <style:text-properties fo:color="#ff0000"/>
      <number:text>(R$ </number:text>
      <number:number number:decimal-places="0" number:min-decimal-places="0" number:min-integer-digits="1" number:grouping="true"/>
      <number:text>)</number:text>
      <style:map style:condition="value()&gt;=0" style:apply-style-name="N116P0"/>
    </number:number-style>
    <number:number-style style:name="N118P0" style:volatile="true">
      <number:text>R$ </number:text>
      <number:number number:decimal-places="2" number:min-decimal-places="2" number:min-integer-digits="1" number:grouping="true"/>
      <number:text> </number:text>
    </number:number-style>
    <number:number-style style:name="N118">
      <number:text>(R$ </number:text>
      <number:number number:decimal-places="2" number:min-decimal-places="2" number:min-integer-digits="1" number:grouping="true"/>
      <number:text>)</number:text>
      <style:map style:condition="value()&gt;=0" style:apply-style-name="N118P0"/>
    </number:number-style>
    <number:number-style style:name="N119P0" style:volatile="true">
      <number:text>R$ </number:text>
      <number:number number:decimal-places="2" number:min-decimal-places="2" number:min-integer-digits="1" number:grouping="true"/>
      <number:text> </number:text>
    </number:number-style>
    <number:number-style style:name="N119">
      <style:text-properties fo:color="#ff0000"/>
      <number:text>(R$ </number:text>
      <number:number number:decimal-places="2" number:min-decimal-places="2" number:min-integer-digits="1" number:grouping="true"/>
      <number:text>)</number:text>
      <style:map style:condition="value()&gt;=0" style:apply-style-name="N119P0"/>
    </number:number-style>
    <number:date-style style:name="N120">
      <number:day/>
      <number:text>/</number:text>
      <number:month/>
      <number:text>/</number:text>
      <number:year number:style="long"/>
    </number:date-style>
    <number:date-style style:name="N121">
      <number:day/>
      <number:text>/</number:text>
      <number:month number:textual="true"/>
      <number:text>/</number:text>
      <number:year/>
    </number:date-style>
    <number:date-style style:name="N122">
      <number:day/>
      <number:text>/</number:text>
      <number:month number:textual="true"/>
    </number:date-style>
    <number:date-style style:name="N123">
      <number:month number:textual="true"/>
      <number:text>/</number:text>
      <number:year/>
    </number:date-style>
    <number:time-style style:name="N124">
      <number:hours/>
      <number:text>:</number:text>
      <number:minutes number:style="long"/>
      <number:text> </number:text>
      <number:am-pm/>
    </number:time-style>
    <number:time-style style:name="N125">
      <number:hours/>
      <number:text>:</number:text>
      <number:minutes number:style="long"/>
      <number:text>:</number:text>
      <number:seconds number:style="long"/>
      <number:text> </number:text>
      <number:am-pm/>
    </number:time-style>
    <number:date-style style:name="N126">
      <number:day/>
      <number:text>/</number:text>
      <number:month/>
      <number:text>/</number:text>
      <number:year number:style="long"/>
      <number:text> </number:text>
      <number:hours number:style="long"/>
      <number:text>:</number:text>
      <number:minutes number:style="long"/>
    </number:date-style>
    <number:number-style style:name="N128P0" style:volatile="true">
      <number:number number:decimal-places="0" number:min-decimal-places="0" number:min-integer-digits="1" number:grouping="true"/>
      <number:text> </number:text>
    </number:number-style>
    <number:number-style style:name="N128">
      <number:text>(</number:text>
      <number:number number:decimal-places="0" number:min-decimal-places="0" number:min-integer-digits="1" number:grouping="true"/>
      <number:text>)</number:text>
      <style:map style:condition="value()&gt;=0" style:apply-style-name="N128P0"/>
    </number:number-style>
    <number:number-style style:name="N129P0" style:volatile="true">
      <number:number number:decimal-places="0" number:min-decimal-places="0" number:min-integer-digits="1" number:grouping="true"/>
      <number:text> </number:text>
    </number:number-style>
    <number:number-style style:name="N129">
      <style:text-properties fo:color="#ff0000"/>
      <number:text>(</number:text>
      <number:number number:decimal-places="0" number:min-decimal-places="0" number:min-integer-digits="1" number:grouping="true"/>
      <number:text>)</number:text>
      <style:map style:condition="value()&gt;=0" style:apply-style-name="N129P0"/>
    </number:number-style>
    <number:number-style style:name="N131P0" style:volatile="true">
      <number:number number:decimal-places="2" number:min-decimal-places="2" number:min-integer-digits="1" number:grouping="true"/>
      <number:text> </number:text>
    </number:number-style>
    <number:number-style style:name="N131">
      <number:text>(</number:text>
      <number:number number:decimal-places="2" number:min-decimal-places="2" number:min-integer-digits="1" number:grouping="true"/>
      <number:text>)</number:text>
      <style:map style:condition="value()&gt;=0" style:apply-style-name="N131P0"/>
    </number:number-style>
    <number:number-style style:name="N132P0" style:volatile="true">
      <number:number number:decimal-places="2" number:min-decimal-places="2" number:min-integer-digits="1" number:grouping="true"/>
      <number:text> </number:text>
    </number:number-style>
    <number:number-style style:name="N132">
      <style:text-properties fo:color="#ff0000"/>
      <number:text>(</number:text>
      <number:number number:decimal-places="2" number:min-decimal-places="2" number:min-integer-digits="1" number:grouping="true"/>
      <number:text>)</number:text>
      <style:map style:condition="value()&gt;=0" style:apply-style-name="N132P0"/>
    </number:number-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text>(</number:text>
      <number:number number:decimal-places="0" number:min-decimal-places="0" number:min-integer-digits="1" number:grouping="true"/>
      <number:text>)</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R$ </number:text>
      <number:fill-character> </number:fill-character>
      <number:number number:decimal-places="0" number:min-decimal-places="0" number:min-integer-digits="1" number:grouping="true"/>
      <number:text> </number:text>
    </number:number-style>
    <number:number-style style:name="N140P1" style:volatile="true">
      <number:text> R$ </number:text>
      <number:fill-character> </number:fill-character>
      <number:text>(</number:text>
      <number:number number:decimal-places="0" number:min-decimal-places="0" number:min-integer-digits="1" number:grouping="true"/>
      <number:text>)</number:text>
    </number:number-style>
    <number:number-style style:name="N140P2" style:volatile="true">
      <number:text> R$ </number:text>
      <number:fill-character> </number:fill-character>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fill-character> </number:fill-character>
      <number:number number:decimal-places="2" number:min-decimal-places="2" number:min-integer-digits="1" number:grouping="true"/>
      <number:text> </number:text>
    </number:number-style>
    <number:number-style style:name="N144P1" style:volatile="true">
      <number:text> </number:text>
      <number:fill-character> </number:fill-character>
      <number:text>(</number:text>
      <number:number number:decimal-places="2" number:min-decimal-places="2" number:min-integer-digits="1" number:grouping="true"/>
      <number:text>)</number:text>
    </number:number-style>
    <number:number-style style:name="N144P2" style:volatile="true">
      <number:text> </number:text>
      <number:fill-character> </number:fill-character>
      <number:text>-</number:text>
      <number:number number:decimal-places="0" number:min-decimal-places="0" number:min-integer-digits="0"/>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R$ </number:text>
      <number:fill-character> </number:fill-character>
      <number:number number:decimal-places="2" number:min-decimal-places="2" number:min-integer-digits="1" number:grouping="true"/>
      <number:text> </number:text>
    </number:number-style>
    <number:number-style style:name="N148P1" style:volatile="true">
      <number:text> R$ </number:text>
      <number:fill-character> </number:fill-character>
      <number:text>(</number:text>
      <number:number number:decimal-places="2" number:min-decimal-places="2" number:min-integer-digits="1" number:grouping="true"/>
      <number:text>)</number:text>
    </number:number-style>
    <number:number-style style:name="N148P2" style:volatile="true">
      <number:text> R$ </number:text>
      <number:fill-character> </number:fill-character>
      <number:text>-</number:text>
      <number:number number:decimal-places="0" number: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fo:color="#000000" loext:opacity="1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6-18">00/00/0000</text:date>, <text:time style:data-style-name="N2" text:time-value="22:30:27.23846930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pt-BR</dc:language>
    <meta:editing-cycles>31</meta:editing-cycles>
    <meta:creation-date>2023-06-17T10:49:23</meta:creation-date>
    <dc:date>2023-06-18T18:32:35.933951147</dc:date>
    <meta:generator>LibreOffice/7.5.3.2$Linux_X86_64 LibreOffice_project/50$Build-2</meta:generator>
    <meta:editing-duration>PT1H40M19S</meta:editing-duration>
    <meta:document-statistic meta:table-count="1" meta:cell-count="667" meta:object-count="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Sub mcrCreatePresetList()

	If (Not GlobalScope.BasicLibraries.isLibraryLoaded("Tools")) Then
		GlobalScope.BasicLibraries.LoadLibrary("Tools")
	End If

	Dim varDocument As Object
	Dim varPath As String
	Dim varSheet As Object
	Dim varProcess As String
	Dim varFile As String
	Dim varTotal As Integer
	Dim varRow As Integer

	varDocument = ThisComponent
	varPath = DirectoryNameoutofPath(varDocument.getURL(), "/") &amp; "/"
	varSheet = varDocument.CurrentController.ActiveSheet
	varTotal = varSheet.getCellRangeByName("G1").Value
	varFile = varPath &amp; "ypass-preset-list"
	varOutput = FreeFile()

	For varRow = 1 to varTotal
		Open varFile For Output As varOutput
			for varRow = 1 to varTotal
				varProcess = varSheet.getCellByPosition(1,varRow).String
				Print #varOutput, varProcess
			next varRow
		Close #varOutput
	next varRow

End Sub

Sub mcrCreatePresetFiles()

	If (Not GlobalScope.BasicLibraries.isLibraryLoaded("Tools")) Then
		GlobalScope.BasicLibraries.LoadLibrary("Tools")
	End If

	Dim varDocument As Object
	Dim varPath As String
	Dim varSheet As Object
	Dim varProcessType As String
	Dim varFileName As String
	Dim varFileContent As String
	Dim varFile As String
	Dim varTotal As Integer
	Dim varRow As Integer

	varDocument = ThisComponent
	varPath = DirectoryNameoutofPath(varDocument.getURL(), "/") &amp; "/ypass-preset-files/"
	varSheet = varDocument.CurrentController.ActiveSheet
	varTotal = varSheet.getCellRangeByName("G1").Value
	varOutput = FreeFile()

	For varRow = 1 to varTotal
		varProcessType = varSheet.getCellByPosition(2,varRow).String
		varFileName = varSheet.getCellByPosition(4,varRow).String
		varFileContent = varSheet.getCellByPosition(5,varRow).String
		varFile = varPath &amp; varProcessType &amp; "-" &amp; varFileName
		Open varFile For Output As varOutput
			Print #varOutput, varFileContent
		Close #varOutput
	next varRow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